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770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time" office:time-value="PT11H27M30.114S">
            <text:p>11:27:30.11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time" office:time-value="PT11H27M30.171S">
            <text:p>11:27:30.17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11H27M30.175S">
            <text:p>11:27:30.18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time" office:time-value="PT11H27M30.184S">
            <text:p>11:27:30.18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time" office:time-value="PT11H27M30.209S">
            <text:p>11:27:30.21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time" office:time-value="PT11H27M30.246S">
            <text:p>11:27:30.25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time" office:time-value="PT11H27M30.255S">
            <text:p>11:27:30.26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time" office:time-value="PT11H27M30.254S">
            <text:p>11:27:30.25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time" office:time-value="PT11H27M30.309S">
            <text:p>11:27:30.31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time" office:time-value="PT11H27M30.346S">
            <text:p>11:27:30.35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time" office:time-value="PT11H27M30.348S">
            <text:p>11:27:30.35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time" office:time-value="PT11H27M30.336S">
            <text:p>11:27:30.34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time" office:time-value="PT11H27M30.362S">
            <text:p>11:27:30.3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time" office:time-value="PT11H27M30.369S">
            <text:p>11:27:30.37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time" office:time-value="PT11H27M30.384S">
            <text:p>11:27:30.38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time" office:time-value="PT11H27M30.365S">
            <text:p>11:27:30.37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time" office:time-value="PT11H27M30.122S">
            <text:p>11:27:30.12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time" office:time-value="PT11H27M30.183S">
            <text:p>11:27:30.18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time" office:time-value="PT11H27M30.394S">
            <text:p>11:27:30.3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time" office:time-value="PT11H27M30.435S">
            <text:p>11:27:30.44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time" office:time-value="PT11H27M30.43S">
            <text:p>11:27:30.43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time" office:time-value="PT11H27M30.419S">
            <text:p>11:27:30.42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time" office:time-value="PT11H27M30.464S">
            <text:p>11:27:30.46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time" office:time-value="PT11H27M30.443S">
            <text:p>11:27:30.4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time" office:time-value="PT11H27M30.457S">
            <text:p>11:27:30.46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time" office:time-value="PT11H27M30.486S">
            <text:p>11:27:30.49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time" office:time-value="PT11H27M30.228S">
            <text:p>11:27:30.23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time" office:time-value="PT11H27M30.499S">
            <text:p>11:27:30.50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time" office:time-value="PT11H27M30.503S">
            <text:p>11:27:30.50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time" office:time-value="PT11H27M30.191S">
            <text:p>11:27:30.19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time" office:time-value="PT11H27M30.505S">
            <text:p>11:27:30.5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time" office:time-value="PT11H27M30.574S">
            <text:p>11:27:30.5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time" office:time-value="PT11H27M30.555S">
            <text:p>11:27:30.56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time" office:time-value="PT11H27M30.576S">
            <text:p>11:27:30.58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time" office:time-value="PT11H27M30.568S">
            <text:p>11:27:30.57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time" office:time-value="PT11H27M30.52S">
            <text:p>11:27:30.52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time" office:time-value="PT11H27M30.595S">
            <text:p>11:27:30.60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time" office:time-value="PT11H27M30.533S">
            <text:p>11:27:30.53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time" office:time-value="PT11H27M30.603S">
            <text:p>11:27:30.6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time" office:time-value="PT11H27M30.62S">
            <text:p>11:27:30.62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time" office:time-value="PT11H27M30.274S">
            <text:p>11:27:30.27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time" office:time-value="PT11H27M30.18S">
            <text:p>11:27:30.18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time" office:time-value="PT11H27M30.641S">
            <text:p>11:27:30.64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time" office:time-value="PT11H27M30.641S">
            <text:p>11:27:30.64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time" office:time-value="PT11H27M30.642S">
            <text:p>11:27:30.64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time" office:time-value="PT11H27M30.674S">
            <text:p>11:27:30.67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time" office:time-value="PT11H27M30.658S">
            <text:p>11:27:30.66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time" office:time-value="PT11H27M30.692S">
            <text:p>11:27:30.69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time" office:time-value="PT11H27M30.711S">
            <text:p>11:27:30.71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time" office:time-value="PT11H27M30.718S">
            <text:p>11:27:30.72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time" office:time-value="PT11H27M30.72S">
            <text:p>11:27:30.72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time" office:time-value="PT11H27M30.274S">
            <text:p>11:27:30.27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time" office:time-value="PT11H27M30.752S">
            <text:p>11:27:30.75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time" office:time-value="PT11H27M30.734S">
            <text:p>11:27:30.7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time" office:time-value="PT11H27M30.76S">
            <text:p>11:27:30.76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time" office:time-value="PT11H27M30.256S">
            <text:p>11:27:30.26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time" office:time-value="PT11H27M30.777S">
            <text:p>11:27:30.78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time" office:time-value="PT11H27M30.786S">
            <text:p>11:27:30.79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time" office:time-value="PT11H27M30.805S">
            <text:p>11:27:30.81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time" office:time-value="PT11H27M30.8S">
            <text:p>11:27:30.8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time" office:time-value="PT11H27M30.832S">
            <text:p>11:27:30.83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time" office:time-value="PT11H27M30.829S">
            <text:p>11:27:30.83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time" office:time-value="PT11H27M30.856S">
            <text:p>11:27:30.86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time" office:time-value="PT11H27M30.859S">
            <text:p>11:27:30.8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time" office:time-value="PT11H27M30.844S">
            <text:p>11:27:30.84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time" office:time-value="PT11H27M30.875S">
            <text:p>11:27:30.88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time" office:time-value="PT11H27M30.892S">
            <text:p>11:27:30.89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office:value-type="time" office:time-value="PT11H27M30.902S">
            <text:p>11:27:30.90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time" office:time-value="PT11H27M30.913S">
            <text:p>11:27:30.91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time" office:time-value="PT11H27M30.926S">
            <text:p>11:27:30.93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time" office:time-value="PT11H27M30.525S">
            <text:p>11:27:30.53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time" office:time-value="PT11H27M30.942S">
            <text:p>11:27:30.94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time" office:time-value="PT11H27M30.928S">
            <text:p>11:27:30.93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time" office:time-value="PT11H27M30.963S">
            <text:p>11:27:30.96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time" office:time-value="PT11H27M30.484S">
            <text:p>11:27:30.48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office:value-type="time" office:time-value="PT11H27M30.972S">
            <text:p>11:27:30.97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time" office:time-value="PT11H27M30.98S">
            <text:p>11:27:30.98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time" office:time-value="PT11H27M30.996S">
            <text:p>11:27:31.00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time" office:time-value="PT11H27M30.999S">
            <text:p>11:27:31.00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time" office:time-value="PT11H27M31.01S">
            <text:p>11:27:31.01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time" office:time-value="PT11H27M30.53S">
            <text:p>11:27:30.53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office:value-type="time" office:time-value="PT11H27M30.488S">
            <text:p>11:27:30.49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time" office:time-value="PT11H27M31.044S">
            <text:p>11:27:31.04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time" office:time-value="PT11H27M31.035S">
            <text:p>11:27:31.04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time" office:time-value="PT11H27M31.047S">
            <text:p>11:27:31.05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time" office:time-value="PT11H27M31.063S">
            <text:p>11:27:31.06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office:value-type="time" office:time-value="PT11H27M31.07S">
            <text:p>11:27:31.07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time" office:time-value="PT11H27M31.078S">
            <text:p>11:27:31.08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time" office:time-value="PT11H27M30.472S">
            <text:p>11:27:30.47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time" office:time-value="PT11H27M31.103S">
            <text:p>11:27:31.10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time" office:time-value="PT11H27M31.11S">
            <text:p>11:27:31.11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time" office:time-value="PT11H27M30.482S">
            <text:p>11:27:30.48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office:value-type="time" office:time-value="PT11H27M31.116S">
            <text:p>11:27:31.12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office:value-type="time" office:time-value="PT11H27M31.136S">
            <text:p>11:27:31.14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office:value-type="time" office:time-value="PT11H27M31.139S">
            <text:p>11:27:31.14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office:value-type="time" office:time-value="PT11H27M31.147S">
            <text:p>11:27:31.15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time" office:time-value="PT11H27M30.536S">
            <text:p>11:27:30.54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office:value-type="time" office:time-value="PT11H27M30.517S">
            <text:p>11:27:30.52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office:value-type="time" office:time-value="PT11H27M31.181S">
            <text:p>11:27:31.18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time" office:time-value="PT11H27M31.188S">
            <text:p>11:27:31.19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time" office:time-value="PT11H27M31.215S">
            <text:p>11:27:31.22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office:value-type="time" office:time-value="PT11H27M30.397S">
            <text:p>11:27:30.40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office:value-type="time" office:time-value="PT11H27M31.257S">
            <text:p>11:27:31.26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office:value-type="time" office:time-value="PT11H27M30.472S">
            <text:p>11:27:30.47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office:value-type="time" office:time-value="PT11H27M31.283S">
            <text:p>11:27:31.28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office:value-type="time" office:time-value="PT11H27M31.314S">
            <text:p>11:27:31.31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office:value-type="time" office:time-value="PT11H27M31.327S">
            <text:p>11:27:31.33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office:value-type="time" office:time-value="PT11H27M30.402S">
            <text:p>11:27:30.40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office:value-type="time" office:time-value="PT11H27M30.492S">
            <text:p>11:27:30.49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office:value-type="time" office:time-value="PT11H27M31.365S">
            <text:p>11:27:31.37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office:value-type="time" office:time-value="PT11H27M30.399S">
            <text:p>11:27:30.40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office:value-type="time" office:time-value="PT11H27M30.386S">
            <text:p>11:27:30.39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office:value-type="time" office:time-value="PT11H27M30.42S">
            <text:p>11:27:30.42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091">
            <text:p>109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office:value-type="time" office:time-value="PT11H27M30.396S">
            <text:p>11:27:30.40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office:value-type="time" office:time-value="PT11H27M30.456S">
            <text:p>11:27:30.4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time" office:time-value="PT11H27M30.446S">
            <text:p>11:27:30.45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office:value-type="time" office:time-value="PT11H27M31.512S">
            <text:p>11:27:31.51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office:value-type="time" office:time-value="PT11H27M30.457S">
            <text:p>11:27:30.46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282">
            <text:p>12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time" office:time-value="PT11H27M30.367S">
            <text:p>11:27:30.37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386">
            <text:p>138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time" office:time-value="PT11H27M31.369S">
            <text:p>11:27:31.37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time" office:time-value="PT11H27M31.527S">
            <text:p>11:27:31.53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office:value-type="time" office:time-value="PT11H27M30.42S">
            <text:p>11:27:30.42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office:value-type="time" office:time-value="PT11H27M31.442S">
            <text:p>11:27:31.44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office:value-type="time" office:time-value="PT11H27M31.457S">
            <text:p>11:27:31.46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time" office:time-value="PT11H27M31.539S">
            <text:p>11:27:31.54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time" office:time-value="PT11H27M31.358S">
            <text:p>11:27:31.36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office:value-type="time" office:time-value="PT11H27M31.348S">
            <text:p>11:27:31.35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time" office:time-value="PT11H27M31.335S">
            <text:p>11:27:31.34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office:value-type="time" office:time-value="PT11H27M31.321S">
            <text:p>11:27:31.32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office:value-type="time" office:time-value="PT11H27M31.287S">
            <text:p>11:27:31.29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782">
            <text:p>7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time" office:time-value="PT11H27M31.269S">
            <text:p>11:27:31.27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office:value-type="time" office:time-value="PT11H27M31.264S">
            <text:p>11:27:31.26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office:value-type="time" office:time-value="PT11H27M31.23S">
            <text:p>11:27:31.23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office:value-type="time" office:time-value="PT11H27M31.185S">
            <text:p>11:27:31.19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office:value-type="time" office:time-value="PT11H27M31.182S">
            <text:p>11:27:31.18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082">
            <text:p>108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time" office:time-value="PT11H27M31.17S">
            <text:p>11:27:31.17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office:value-type="time" office:time-value="PT11H27M31.231S">
            <text:p>11:27:31.23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1091">
            <text:p>10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office:value-type="time" office:time-value="PT11H27M31.159S">
            <text:p>11:27:31.16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1203">
            <text:p>120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time" office:time-value="PT11H27M31.193S">
            <text:p>11:27:31.19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office:value-type="time" office:time-value="PT11H27M31.116S">
            <text:p>11:27:31.12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time" office:time-value="PT11H27M31.142S">
            <text:p>11:27:31.14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office:value-type="time" office:time-value="PT11H27M31.146S">
            <text:p>11:27:31.15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office:value-type="time" office:time-value="PT11H27M31.126S">
            <text:p>11:27:31.13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time" office:time-value="PT11H27M31.126S">
            <text:p>11:27:31.13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time" office:time-value="PT11H27M31.108S">
            <text:p>11:27:31.11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time" office:time-value="PT11H27M31.104S">
            <text:p>11:27:31.10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time" office:time-value="PT11H27M31.083S">
            <text:p>11:27:31.08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office:value-type="time" office:time-value="PT11H27M31.074S">
            <text:p>11:27:31.07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office:value-type="time" office:time-value="PT11H27M31.054S">
            <text:p>11:27:31.05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time" office:time-value="PT11H27M31.067S">
            <text:p>11:27:31.07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1654">
            <text:p>16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office:value-type="time" office:time-value="PT11H27M31.027S">
            <text:p>11:27:31.0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office:value-type="time" office:time-value="PT11H27M31.052S">
            <text:p>11:27:31.05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office:value-type="time" office:time-value="PT11H27M31.049S">
            <text:p>11:27:31.05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office:value-type="time" office:time-value="PT11H27M31.019S">
            <text:p>11:27:31.02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office:value-type="time" office:time-value="PT11H27M31.031S">
            <text:p>11:27:31.03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1895">
            <text:p>18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time" office:time-value="PT11H27M31S">
            <text:p>11:27:31.00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office:value-type="time" office:time-value="PT11H27M31.019S">
            <text:p>11:27:31.02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time" office:time-value="PT11H27M30.985S">
            <text:p>11:27:30.99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2029">
            <text:p>20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office:value-type="time" office:time-value="PT11H27M30.967S">
            <text:p>11:27:30.97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2096">
            <text:p>209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time" office:time-value="PT11H27M30.968S">
            <text:p>11:27:30.97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time" office:time-value="PT11H27M30.95S">
            <text:p>11:27:30.95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2244">
            <text:p>22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time" office:time-value="PT11H27M30.981S">
            <text:p>11:27:30.98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time" office:time-value="PT11H27M30.949S">
            <text:p>11:27:30.95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office:value-type="time" office:time-value="PT11H27M30.946S">
            <text:p>11:27:30.95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2306">
            <text:p>230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office:value-type="time" office:time-value="PT11H27M30.936S">
            <text:p>11:27:30.94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2359">
            <text:p>235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office:value-type="time" office:time-value="PT11H27M30.918S">
            <text:p>11:27:30.92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2423">
            <text:p>24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office:value-type="time" office:time-value="PT11H27M30.906S">
            <text:p>11:27:30.91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2485">
            <text:p>24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time" office:time-value="PT11H27M30.897S">
            <text:p>11:27:30.90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office:value-type="time" office:time-value="PT11H27M30.884S">
            <text:p>11:27:30.88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office:value-type="time" office:time-value="PT11H27M30.869S">
            <text:p>11:27:30.87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2637">
            <text:p>263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office:value-type="time" office:time-value="PT11H27M30.877S">
            <text:p>11:27:30.88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642">
            <text:p>26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office:value-type="time" office:time-value="PT11H27M30.868S">
            <text:p>11:27:30.87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office:value-type="time" office:time-value="PT11H27M30.86S">
            <text:p>11:27:30.86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2733">
            <text:p>27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time" office:time-value="PT11H27M30.855S">
            <text:p>11:27:30.86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office:value-type="time" office:time-value="PT11H27M30.798S">
            <text:p>11:27:30.80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office:value-type="time" office:time-value="PT11H27M30.821S">
            <text:p>11:27:30.82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2883">
            <text:p>288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office:value-type="time" office:time-value="PT11H27M30.783S">
            <text:p>11:27:30.78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3009">
            <text:p>30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time" office:time-value="PT11H27M30.816S">
            <text:p>11:27:30.82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3023">
            <text:p>30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office:value-type="time" office:time-value="PT11H27M30.785S">
            <text:p>11:27:30.79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office:value-type="time" office:time-value="PT11H27M30.787S">
            <text:p>11:27:30.7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115">
            <text:p>311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office:value-type="time" office:time-value="PT11H27M30.766S">
            <text:p>11:27:30.77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time" office:time-value="PT11H27M30.79S">
            <text:p>11:27:30.79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3164">
            <text:p>31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office:value-type="time" office:time-value="PT11H27M30.752S">
            <text:p>11:27:30.75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222">
            <text:p>322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time" office:time-value="PT11H27M30.729S">
            <text:p>11:27:30.73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3286">
            <text:p>328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time" office:time-value="PT11H27M30.727S">
            <text:p>11:27:30.73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3322">
            <text:p>332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office:value-type="time" office:time-value="PT11H27M30.735S">
            <text:p>11:27:30.74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3349">
            <text:p>334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office:value-type="time" office:time-value="PT11H27M30.685S">
            <text:p>11:27:30.69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3434">
            <text:p>34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office:value-type="time" office:time-value="PT11H27M30.708S">
            <text:p>11:27:30.71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3444">
            <text:p>34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office:value-type="time" office:time-value="PT11H27M30.71S">
            <text:p>11:27:30.71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3484">
            <text:p>348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time" office:time-value="PT11H27M30.629S">
            <text:p>11:27:30.63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3622">
            <text:p>362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time" office:time-value="PT11H27M30.646S">
            <text:p>11:27:30.65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3618">
            <text:p>361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office:value-type="time" office:time-value="PT11H27M30.661S">
            <text:p>11:27:30.66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3638">
            <text:p>36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office:value-type="time" office:time-value="PT11H27M30.662S">
            <text:p>11:27:30.66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time" office:time-value="PT11H27M30.605S">
            <text:p>11:27:30.61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3767">
            <text:p>376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office:value-type="time" office:time-value="PT11H27M30.596S">
            <text:p>11:27:30.60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3815">
            <text:p>381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time" office:time-value="PT11H27M30.617S">
            <text:p>11:27:30.62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3824">
            <text:p>38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office:value-type="time" office:time-value="PT11H27M30.583S">
            <text:p>11:27:30.58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3927">
            <text:p>39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office:value-type="time" office:time-value="PT11H27M30.663S">
            <text:p>11:27:30.66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3856">
            <text:p>38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office:value-type="time" office:time-value="PT11H27M30.53S">
            <text:p>11:27:30.53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4023">
            <text:p>40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office:value-type="time" office:time-value="PT11H27M30.591S">
            <text:p>11:27:30.59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4000">
            <text:p>400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office:value-type="time" office:time-value="PT11H27M30.61S">
            <text:p>11:27:30.61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4017">
            <text:p>401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time" office:time-value="PT11H27M30.632S">
            <text:p>11:27:30.63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4049">
            <text:p>404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office:value-type="time" office:time-value="PT11H27M30.583S">
            <text:p>11:27:30.58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4111">
            <text:p>41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office:value-type="time" office:time-value="PT11H27M30.542S">
            <text:p>11:27:30.54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4204">
            <text:p>420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office:value-type="time" office:time-value="PT11H27M34.015S">
            <text:p>11:27:34.02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office:value-type="time" office:time-value="PT11H27M34.511S">
            <text:p>11:27:34.51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time" office:time-value="PT11H27M34.554S">
            <text:p>11:27:34.55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time" office:time-value="PT11H27M34.696S">
            <text:p>11:27:34.70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time" office:time-value="PT11H27M34.628S">
            <text:p>11:27:34.63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office:value-type="time" office:time-value="PT11H27M34.593S">
            <text:p>11:27:34.59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office:value-type="time" office:time-value="PT11H27M34.682S">
            <text:p>11:27:34.68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office:value-type="time" office:time-value="PT11H27M34.519S">
            <text:p>11:27:34.52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time" office:time-value="PT11H27M34.443S">
            <text:p>11:27:34.44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office:value-type="time" office:time-value="PT11H27M34.412S">
            <text:p>11:27:34.41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830">
            <text:p>83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office:value-type="time" office:time-value="PT11H27M34.374S">
            <text:p>11:27:34.3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time" office:time-value="PT11H27M34.342S">
            <text:p>11:27:34.3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office:value-type="time" office:time-value="PT11H27M34.3S">
            <text:p>11:27:34.30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time" office:time-value="PT11H27M34.266S">
            <text:p>11:27:34.27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office:value-type="time" office:time-value="PT11H27M34.252S">
            <text:p>11:27:34.25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time" office:time-value="PT11H27M34.194S">
            <text:p>11:27:34.19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office:value-type="time" office:time-value="PT11H27M34.154S">
            <text:p>11:27:34.15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office:value-type="time" office:time-value="PT11H27M34.119S">
            <text:p>11:27:34.12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time" office:time-value="PT11H27M34.085S">
            <text:p>11:27:34.09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time" office:time-value="PT11H27M34.854S">
            <text:p>11:27:34.85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time" office:time-value="PT11H27M34.049S">
            <text:p>11:27:34.05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time" office:time-value="PT11H27M33.976S">
            <text:p>11:27:33.98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office:value-type="time" office:time-value="PT11H27M33.955S">
            <text:p>11:27:33.96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office:value-type="time" office:time-value="PT11H27M34.746S">
            <text:p>11:27:34.7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office:value-type="time" office:time-value="PT11H27M31.986S">
            <text:p>11:27:31.99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3694">
            <text:p>369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office:value-type="time" office:time-value="PT11H27M32.023S">
            <text:p>11:27:32.02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time" office:time-value="PT11H27M33.204S">
            <text:p>11:27:33.20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office:value-type="time" office:time-value="PT11H27M32.468S">
            <text:p>11:27:32.47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431">
            <text:p>34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time" office:time-value="PT11H27M32.795S">
            <text:p>11:27:32.80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office:value-type="time" office:time-value="PT11H27M33.065S">
            <text:p>11:27:33.07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3093">
            <text:p>309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office:value-type="time" office:time-value="PT11H27M33.917S">
            <text:p>11:27:33.9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253">
            <text:p>225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office:value-type="time" office:time-value="PT11H27M33.852S">
            <text:p>11:27:33.85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office:value-type="time" office:time-value="PT11H27M33.84S">
            <text:p>11:27:33.84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office:value-type="time" office:time-value="PT11H27M33.705S">
            <text:p>11:27:33.71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office:value-type="time" office:time-value="PT11H27M33.792S">
            <text:p>11:27:33.7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time" office:time-value="PT11H27M33.694S">
            <text:p>11:27:33.69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office:value-type="time" office:time-value="PT11H27M33.646S">
            <text:p>11:27:33.65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2855">
            <text:p>285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office:value-type="time" office:time-value="PT11H27M33.593S">
            <text:p>11:27:33.59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924">
            <text:p>29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office:value-type="time" office:time-value="PT11H27M33.56S">
            <text:p>11:27:33.56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969">
            <text:p>296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office:value-type="time" office:time-value="PT11H27M33.52S">
            <text:p>11:27:33.5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019">
            <text:p>301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office:value-type="time" office:time-value="PT11H27M33.507S">
            <text:p>11:27:33.51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time" office:time-value="PT11H27M33.463S">
            <text:p>11:27:33.4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time" office:time-value="PT11H27M33.451S">
            <text:p>11:27:33.45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3124">
            <text:p>31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time" office:time-value="PT11H27M33.391S">
            <text:p>11:27:33.39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office:value-type="time" office:time-value="PT11H27M33.343S">
            <text:p>11:27:33.3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time" office:time-value="PT11H27M33.296S">
            <text:p>11:27:33.30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3324">
            <text:p>33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time" office:time-value="PT11H27M33.242S">
            <text:p>11:27:33.24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office:value-type="time" office:time-value="PT11H27M33.194S">
            <text:p>11:27:33.19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office:value-type="time" office:time-value="PT11H27M33.122S">
            <text:p>11:27:33.12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544">
            <text:p>35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office:value-type="time" office:time-value="PT11H27M33.015S">
            <text:p>11:27:33.02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3663">
            <text:p>36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time" office:time-value="PT11H27M32.976S">
            <text:p>11:27:32.98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3715">
            <text:p>371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office:value-type="time" office:time-value="PT11H27M32.964S">
            <text:p>11:27:32.96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3741">
            <text:p>374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office:value-type="time" office:time-value="PT11H27M32.928S">
            <text:p>11:27:32.93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3787">
            <text:p>37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office:value-type="time" office:time-value="PT11H27M32.879S">
            <text:p>11:27:32.8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856">
            <text:p>38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office:value-type="time" office:time-value="PT11H27M32.843S">
            <text:p>11:27:32.84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3901">
            <text:p>390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office:value-type="time" office:time-value="PT11H27M32.831S">
            <text:p>11:27:32.83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3924">
            <text:p>39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office:value-type="time" office:time-value="PT11H27M32.723S">
            <text:p>11:27:32.72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4042">
            <text:p>40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office:value-type="time" office:time-value="PT11H27M32.705S">
            <text:p>11:27:32.71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4076">
            <text:p>40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office:value-type="time" office:time-value="PT11H27M32.649S">
            <text:p>11:27:32.65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4144">
            <text:p>41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office:value-type="time" office:time-value="PT11H27M32.613S">
            <text:p>11:27:32.61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4195">
            <text:p>41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office:value-type="time" office:time-value="PT11H27M32.579S">
            <text:p>11:27:32.58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4240">
            <text:p>42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office:value-type="time" office:time-value="PT11H27M32.563S">
            <text:p>11:27:32.5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4267">
            <text:p>426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office:value-type="time" office:time-value="PT11H27M32.507S">
            <text:p>11:27:32.51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4336">
            <text:p>43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office:value-type="time" office:time-value="PT11H27M32.481S">
            <text:p>11:27:32.48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4375">
            <text:p>437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office:value-type="time" office:time-value="PT11H27M32.455S">
            <text:p>11:27:32.46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4412">
            <text:p>441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office:value-type="time" office:time-value="PT11H27M32.42S">
            <text:p>11:27:32.42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4458">
            <text:p>44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office:value-type="time" office:time-value="PT11H27M32.374S">
            <text:p>11:27:32.37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4520">
            <text:p>452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office:value-type="time" office:time-value="PT11H27M32.364S">
            <text:p>11:27:32.36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office:value-type="time" office:time-value="PT11H27M32.322S">
            <text:p>11:27:32.32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4595">
            <text:p>45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office:value-type="time" office:time-value="PT11H27M32.264S">
            <text:p>11:27:32.26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4670">
            <text:p>46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office:value-type="time" office:time-value="PT11H27M32.255S">
            <text:p>11:27:32.26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4693">
            <text:p>469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office:value-type="time" office:time-value="PT11H27M32.186S">
            <text:p>11:27:32.19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4772">
            <text:p>47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office:value-type="time" office:time-value="PT11H27M32.12S">
            <text:p>11:27:32.12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4850">
            <text:p>48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office:value-type="time" office:time-value="PT11H27M32.083S">
            <text:p>11:27:32.08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4902">
            <text:p>49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office:value-type="time" office:time-value="PT11H27M32.07S">
            <text:p>11:27:32.07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4927">
            <text:p>49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time" office:time-value="PT11H27M31.948S">
            <text:p>11:27:31.95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5062">
            <text:p>506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office:value-type="time" office:time-value="PT11H27M31.938S">
            <text:p>11:27:31.94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5085">
            <text:p>508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office:value-type="time" office:time-value="PT11H27M31.911S">
            <text:p>11:27:31.91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5122">
            <text:p>512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office:value-type="time" office:time-value="PT11H27M31.898S">
            <text:p>11:27:31.90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5148">
            <text:p>51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office:value-type="time" office:time-value="PT11H27M31.862S">
            <text:p>11:27:31.86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198">
            <text:p>519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office:value-type="time" office:time-value="PT11H27M31.859S">
            <text:p>11:27:31.86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5211">
            <text:p>52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office:value-type="time" office:time-value="PT11H27M31.86S">
            <text:p>11:27:31.86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5221">
            <text:p>522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office:value-type="time" office:time-value="PT11H27M31.753S">
            <text:p>11:27:31.75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5341">
            <text:p>534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office:value-type="time" office:time-value="PT11H27M31.739S">
            <text:p>11:27:31.74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363">
            <text:p>53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office:value-type="time" office:time-value="PT11H27M31.682S">
            <text:p>11:27:31.68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5434">
            <text:p>54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office:value-type="time" office:time-value="PT11H27M31.597S">
            <text:p>11:27:31.60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5532">
            <text:p>553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office:value-type="time" office:time-value="PT11H27M35.041S">
            <text:p>11:27:35.04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office:value-type="time" office:time-value="PT11H27M30.583S">
            <text:p>11:27:30.58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6628">
            <text:p>662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office:value-type="time" office:time-value="PT11H27M35.242S">
            <text:p>11:27:35.24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office:value-type="time" office:time-value="PT11H27M35.228S">
            <text:p>11:27:35.23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office:value-type="time" office:time-value="PT11H27M35.221S">
            <text:p>11:27:35.22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042">
            <text:p>20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office:value-type="time" office:time-value="PT11H27M33.903S">
            <text:p>11:27:33.90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3370">
            <text:p>337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office:value-type="time" office:time-value="PT11H27M35.188S">
            <text:p>11:27:35.19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2140">
            <text:p>21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office:value-type="time" office:time-value="PT11H27M35.169S">
            <text:p>11:27:35.17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170">
            <text:p>21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office:value-type="time" office:time-value="PT11H27M35.095S">
            <text:p>11:27:35.10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time" office:time-value="PT11H27M35.164S">
            <text:p>11:27:35.16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office:value-type="time" office:time-value="PT11H27M37.212S">
            <text:p>11:27:37.21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office:value-type="time" office:time-value="PT11H27M31.924S">
            <text:p>11:27:31.9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657">
            <text:p>5657</text:p>
          </table:table-cell>
          <table:table-cell office:value-type="string">
            <text:p>Warning</text:p>
          </table:table-cell>
          <table:table-cell office:value-type="float" office:value="12661">
            <text:p>12661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office:value-type="time" office:time-value="PT11H27M37.583S">
            <text:p>11:27:37.5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office:value-type="time" office:time-value="PT11H27M37.603S">
            <text:p>11:27:37.6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office:value-type="time" office:time-value="PT11H27M37.095S">
            <text:p>11:27:37.10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office:value-type="time" office:time-value="PT11H27M37.612S">
            <text:p>11:27:37.6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office:value-type="time" office:time-value="PT11H27M37.103S">
            <text:p>11:27:37.10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office:value-type="time" office:time-value="PT11H27M37.625S">
            <text:p>11:27:37.6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office:value-type="time" office:time-value="PT11H27M37.641S">
            <text:p>11:27:37.6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office:value-type="time" office:time-value="PT11H27M37.656S">
            <text:p>11:27:37.6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office:value-type="time" office:time-value="PT11H27M37.071S">
            <text:p>11:27:37.07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office:value-type="time" office:time-value="PT11H27M37.668S">
            <text:p>11:27:37.6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office:value-type="time" office:time-value="PT11H27M37.681S">
            <text:p>11:27:37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office:value-type="time" office:time-value="PT11H27M37.062S">
            <text:p>11:27:37.06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office:value-type="time" office:time-value="PT11H27M37.7S">
            <text:p>11:27:37.7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office:value-type="time" office:time-value="PT11H27M37.725S">
            <text:p>11:27:37.73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office:value-type="time" office:time-value="PT11H27M37.731S">
            <text:p>11:27:37.7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office:value-type="time" office:time-value="PT11H27M37.743S">
            <text:p>11:27:37.7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office:value-type="time" office:time-value="PT11H27M37.75S">
            <text:p>11:27:37.7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office:value-type="time" office:time-value="PT11H27M37.768S">
            <text:p>11:27:37.7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office:value-type="time" office:time-value="PT11H27M37.776S">
            <text:p>11:27:37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office:value-type="time" office:time-value="PT11H27M37.788S">
            <text:p>11:27:37.7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office:value-type="time" office:time-value="PT11H27M37.806S">
            <text:p>11:27:37.8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office:value-type="time" office:time-value="PT11H27M37.811S">
            <text:p>11:27:37.8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office:value-type="time" office:time-value="PT11H27M37.819S">
            <text:p>11:27:37.8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office:value-type="time" office:time-value="PT11H27M37.827S">
            <text:p>11:27:37.8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office:value-type="time" office:time-value="PT11H27M37.852S">
            <text:p>11:27:37.85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office:value-type="time" office:time-value="PT11H27M37.861S">
            <text:p>11:27:37.8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office:value-type="time" office:time-value="PT11H27M37.867S">
            <text:p>11:27:37.87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office:value-type="time" office:time-value="PT11H27M36.998S">
            <text:p>11:27:37.00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office:value-type="time" office:time-value="PT11H27M36.96S">
            <text:p>11:27:36.96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office:value-type="time" office:time-value="PT11H27M36.948S">
            <text:p>11:27:36.95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office:value-type="time" office:time-value="PT11H27M36.908S">
            <text:p>11:27:36.91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267">
            <text:p>12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office:value-type="time" office:time-value="PT11H27M36.894S">
            <text:p>11:27:36.89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office:value-type="time" office:time-value="PT11H27M36.879S">
            <text:p>11:27:36.88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office:value-type="time" office:time-value="PT11H27M36.97S">
            <text:p>11:27:36.97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1263">
            <text:p>126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office:value-type="time" office:time-value="PT11H27M36.856S">
            <text:p>11:27:36.86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office:value-type="time" office:time-value="PT11H27M36.867S">
            <text:p>11:27:36.87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office:value-type="time" office:time-value="PT11H27M36.831S">
            <text:p>11:27:36.83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office:value-type="time" office:time-value="PT11H27M36.808S">
            <text:p>11:27:36.81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office:value-type="time" office:time-value="PT11H27M36.735S">
            <text:p>11:27:36.74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office:value-type="time" office:time-value="PT11H27M36.795S">
            <text:p>11:27:36.80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741">
            <text:p>174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office:value-type="time" office:time-value="PT11H27M36.783S">
            <text:p>11:27:36.78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1770">
            <text:p>17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office:value-type="time" office:time-value="PT11H27M36.767S">
            <text:p>11:27:36.77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800">
            <text:p>180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office:value-type="time" office:time-value="PT11H27M36.756S">
            <text:p>11:27:36.76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1821">
            <text:p>182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office:value-type="time" office:time-value="PT11H27M36.744S">
            <text:p>11:27:36.74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1850">
            <text:p>185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office:value-type="time" office:time-value="PT11H27M36.705S">
            <text:p>11:27:36.71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970">
            <text:p>19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office:value-type="time" office:time-value="PT11H27M36.692S">
            <text:p>11:27:36.69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office:value-type="time" office:time-value="PT11H27M36.679S">
            <text:p>11:27:36.68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2091">
            <text:p>209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office:value-type="time" office:time-value="PT11H27M36.65S">
            <text:p>11:27:36.65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150">
            <text:p>215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office:value-type="time" office:time-value="PT11H27M36.636S">
            <text:p>11:27:36.64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2233">
            <text:p>22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office:value-type="time" office:time-value="PT11H27M36.603S">
            <text:p>11:27:36.60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office:value-type="time" office:time-value="PT11H27M36.589S">
            <text:p>11:27:36.59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321">
            <text:p>232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office:value-type="time" office:time-value="PT11H27M36.62S">
            <text:p>11:27:36.62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2368">
            <text:p>236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office:value-type="time" office:time-value="PT11H27M36.576S">
            <text:p>11:27:36.58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office:value-type="time" office:time-value="PT11H27M36.567S">
            <text:p>11:27:36.57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2449">
            <text:p>24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office:value-type="time" office:time-value="PT11H27M36.554S">
            <text:p>11:27:36.55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2544">
            <text:p>25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office:value-type="time" office:time-value="PT11H27M36.541S">
            <text:p>11:27:36.54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office:value-type="time" office:time-value="PT11H27M36.53S">
            <text:p>11:27:36.53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594">
            <text:p>25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office:value-type="time" office:time-value="PT11H27M36.518S">
            <text:p>11:27:36.52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2620">
            <text:p>262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office:value-type="time" office:time-value="PT11H27M36.502S">
            <text:p>11:27:36.50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2659">
            <text:p>265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office:value-type="time" office:time-value="PT11H27M36.477S">
            <text:p>11:27:36.48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746">
            <text:p>274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office:value-type="time" office:time-value="PT11H27M36.491S">
            <text:p>11:27:36.49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2742">
            <text:p>27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office:value-type="time" office:time-value="PT11H27M36.172S">
            <text:p>11:27:36.17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3158">
            <text:p>31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office:value-type="time" office:time-value="PT11H27M36.428S">
            <text:p>11:27:36.43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956">
            <text:p>29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office:value-type="time" office:time-value="PT11H27M35.844S">
            <text:p>11:27:35.84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3738">
            <text:p>373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office:value-type="time" office:time-value="PT11H27M36.159S">
            <text:p>11:27:36.16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3447">
            <text:p>34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office:value-type="time" office:time-value="PT11H27M36.452S">
            <text:p>11:27:36.45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3166">
            <text:p>31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office:value-type="time" office:time-value="PT11H27M35.899S">
            <text:p>11:27:35.90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office:value-type="time" office:time-value="PT11H27M35.708S">
            <text:p>11:27:35.71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3945">
            <text:p>394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office:value-type="time" office:time-value="PT11H27M35.681S">
            <text:p>11:27:35.68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office:value-type="time" office:time-value="PT11H27M36.464S">
            <text:p>11:27:36.46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3216">
            <text:p>321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office:value-type="time" office:time-value="PT11H27M35.472S">
            <text:p>11:27:35.47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office:value-type="time" office:time-value="PT11H27M35.5S">
            <text:p>11:27:35.50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4242">
            <text:p>42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office:value-type="time" office:time-value="PT11H27M35.419S">
            <text:p>11:27:35.42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office:value-type="time" office:time-value="PT11H27M35.512S">
            <text:p>11:27:35.51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290">
            <text:p>429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office:value-type="time" office:time-value="PT11H27M35.397S">
            <text:p>11:27:35.40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4494">
            <text:p>44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office:value-type="time" office:time-value="PT11H27M35.392S">
            <text:p>11:27:35.39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4529">
            <text:p>452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office:value-type="time" office:time-value="PT11H27M35.407S">
            <text:p>11:27:35.41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4524">
            <text:p>45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office:value-type="time" office:time-value="PT11H27M35.325S">
            <text:p>11:27:35.33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4664">
            <text:p>466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office:value-type="time" office:time-value="PT11H27M35.38S">
            <text:p>11:27:35.38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4634">
            <text:p>46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office:value-type="time" office:time-value="PT11H27M35.313S">
            <text:p>11:27:35.31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4763">
            <text:p>476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office:value-type="time" office:time-value="PT11H27M35.299S">
            <text:p>11:27:35.30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4791">
            <text:p>479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office:value-type="time" office:time-value="PT11H27M37.515S">
            <text:p>11:27:37.52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2973">
            <text:p>297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office:value-type="time" office:time-value="PT11H27M39.331S">
            <text:p>11:27:39.3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045">
            <text:p>2045</text:p>
          </table:table-cell>
          <table:table-cell office:value-type="string">
            <text:p>Success</text:p>
          </table:table-cell>
          <table:table-cell office:value-type="float" office:value="138036">
            <text:p>138036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office:value-type="time" office:time-value="PT11H27M32.306S">
            <text:p>11:27:32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081">
            <text:p>9081</text:p>
          </table:table-cell>
          <table:table-cell office:value-type="string">
            <text:p>Success</text:p>
          </table:table-cell>
          <table:table-cell office:value-type="float" office:value="138017">
            <text:p>138017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office:value-type="time" office:time-value="PT11H27M39.14S">
            <text:p>11:27:39.1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477">
            <text:p>2477</text:p>
          </table:table-cell>
          <table:table-cell office:value-type="string">
            <text:p>Success</text:p>
          </table:table-cell>
          <table:table-cell office:value-type="float" office:value="138041">
            <text:p>138041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office:value-type="time" office:time-value="PT11H27M38.208S">
            <text:p>11:27:38.2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138041">
            <text:p>138041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office:value-type="time" office:time-value="PT11H27M33.255S">
            <text:p>11:27:33.2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407">
            <text:p>8407</text:p>
          </table:table-cell>
          <table:table-cell office:value-type="string">
            <text:p>Success</text:p>
          </table:table-cell>
          <table:table-cell office:value-type="float" office:value="138017">
            <text:p>138017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office:value-type="time" office:time-value="PT11H27M35.49S">
            <text:p>11:27:35.4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347">
            <text:p>6347</text:p>
          </table:table-cell>
          <table:table-cell office:value-type="string">
            <text:p>Success</text:p>
          </table:table-cell>
          <table:table-cell office:value-type="float" office:value="138035">
            <text:p>13803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office:value-type="time" office:time-value="PT11H27M39.606S">
            <text:p>11:27:39.6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138048">
            <text:p>138048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office:value-type="time" office:time-value="PT11H27M37.275S">
            <text:p>11:27:37.2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947">
            <text:p>4947</text:p>
          </table:table-cell>
          <table:table-cell office:value-type="string">
            <text:p>Success</text:p>
          </table:table-cell>
          <table:table-cell office:value-type="float" office:value="138047">
            <text:p>138047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office:value-type="time" office:time-value="PT11H27M35.203S">
            <text:p>11:27:35.2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06">
            <text:p>7106</text:p>
          </table:table-cell>
          <table:table-cell office:value-type="string">
            <text:p>Success</text:p>
          </table:table-cell>
          <table:table-cell office:value-type="float" office:value="138049">
            <text:p>138049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office:value-type="time" office:time-value="PT11H27M38.432S">
            <text:p>11:27:38.4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979">
            <text:p>3979</text:p>
          </table:table-cell>
          <table:table-cell office:value-type="string">
            <text:p>Success</text:p>
          </table:table-cell>
          <table:table-cell office:value-type="float" office:value="138047">
            <text:p>138047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office:value-type="time" office:time-value="PT11H27M37.047S">
            <text:p>11:27:37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519">
            <text:p>5519</text:p>
          </table:table-cell>
          <table:table-cell office:value-type="string">
            <text:p>Success</text:p>
          </table:table-cell>
          <table:table-cell office:value-type="float" office:value="138068">
            <text:p>138068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office:value-type="time" office:time-value="PT11H27M38.328S">
            <text:p>11:27:38.3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289">
            <text:p>4289</text:p>
          </table:table-cell>
          <table:table-cell office:value-type="string">
            <text:p>Success</text:p>
          </table:table-cell>
          <table:table-cell office:value-type="float" office:value="138070">
            <text:p>138070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office:value-type="time" office:time-value="PT11H27M37.329S">
            <text:p>11:27:37.3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368">
            <text:p>5368</text:p>
          </table:table-cell>
          <table:table-cell office:value-type="string">
            <text:p>Success</text:p>
          </table:table-cell>
          <table:table-cell office:value-type="float" office:value="138122">
            <text:p>138122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office:value-type="time" office:time-value="PT11H27M39.384S">
            <text:p>11:27:39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138074">
            <text:p>138074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office:value-type="time" office:time-value="PT11H27M37.13S">
            <text:p>11:27:37.1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629">
            <text:p>5629</text:p>
          </table:table-cell>
          <table:table-cell office:value-type="string">
            <text:p>Success</text:p>
          </table:table-cell>
          <table:table-cell office:value-type="float" office:value="138101">
            <text:p>13810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office:value-type="time" office:time-value="PT11H27M38.759S">
            <text:p>11:27:38.7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008">
            <text:p>4008</text:p>
          </table:table-cell>
          <table:table-cell office:value-type="string">
            <text:p>Success</text:p>
          </table:table-cell>
          <table:table-cell office:value-type="float" office:value="138070">
            <text:p>138070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office:value-type="time" office:time-value="PT11H27M37.083S">
            <text:p>11:27:37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739">
            <text:p>5739</text:p>
          </table:table-cell>
          <table:table-cell office:value-type="string">
            <text:p>Success</text:p>
          </table:table-cell>
          <table:table-cell office:value-type="float" office:value="138076">
            <text:p>138076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office:value-type="time" office:time-value="PT11H27M36.918S">
            <text:p>11:27:36.9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907">
            <text:p>5907</text:p>
          </table:table-cell>
          <table:table-cell office:value-type="string">
            <text:p>Success</text:p>
          </table:table-cell>
          <table:table-cell office:value-type="float" office:value="138068">
            <text:p>138068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office:value-type="time" office:time-value="PT11H27M39.234S">
            <text:p>11:27:39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649">
            <text:p>3649</text:p>
          </table:table-cell>
          <table:table-cell office:value-type="string">
            <text:p>Success</text:p>
          </table:table-cell>
          <table:table-cell office:value-type="float" office:value="138252">
            <text:p>138252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office:value-type="time" office:time-value="PT11H27M39.114S">
            <text:p>11:27:39.1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21">
            <text:p>3821</text:p>
          </table:table-cell>
          <table:table-cell office:value-type="string">
            <text:p>Success</text:p>
          </table:table-cell>
          <table:table-cell office:value-type="float" office:value="138069">
            <text:p>13806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office:value-type="time" office:time-value="PT11H27M39.742S">
            <text:p>11:27:39.7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20">
            <text:p>3220</text:p>
          </table:table-cell>
          <table:table-cell office:value-type="string">
            <text:p>Success</text:p>
          </table:table-cell>
          <table:table-cell office:value-type="float" office:value="138114">
            <text:p>138114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office:value-type="time" office:time-value="PT11H27M38.869S">
            <text:p>11:27:38.8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167">
            <text:p>4167</text:p>
          </table:table-cell>
          <table:table-cell office:value-type="string">
            <text:p>Success</text:p>
          </table:table-cell>
          <table:table-cell office:value-type="float" office:value="138082">
            <text:p>138082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office:value-type="time" office:time-value="PT11H27M37.264S">
            <text:p>11:27:37.2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948">
            <text:p>5948</text:p>
          </table:table-cell>
          <table:table-cell office:value-type="string">
            <text:p>Success</text:p>
          </table:table-cell>
          <table:table-cell office:value-type="float" office:value="138122">
            <text:p>138122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office:value-type="time" office:time-value="PT11H27M39.789S">
            <text:p>11:27:39.7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138171">
            <text:p>13817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office:value-type="time" office:time-value="PT11H27M37.012S">
            <text:p>11:27:37.0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322">
            <text:p>6322</text:p>
          </table:table-cell>
          <table:table-cell office:value-type="string">
            <text:p>Success</text:p>
          </table:table-cell>
          <table:table-cell office:value-type="float" office:value="138124">
            <text:p>138124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office:value-type="time" office:time-value="PT11H27M37.676S">
            <text:p>11:27:37.6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674">
            <text:p>5674</text:p>
          </table:table-cell>
          <table:table-cell office:value-type="string">
            <text:p>Success</text:p>
          </table:table-cell>
          <table:table-cell office:value-type="float" office:value="138254">
            <text:p>138254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office:value-type="time" office:time-value="PT11H27M39.126S">
            <text:p>11:27:39.1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233">
            <text:p>4233</text:p>
          </table:table-cell>
          <table:table-cell office:value-type="string">
            <text:p>Success</text:p>
          </table:table-cell>
          <table:table-cell office:value-type="float" office:value="138089">
            <text:p>138089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office:value-type="time" office:time-value="PT11H27M37.198S">
            <text:p>11:27:37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66">
            <text:p>6166</text:p>
          </table:table-cell>
          <table:table-cell office:value-type="string">
            <text:p>Success</text:p>
          </table:table-cell>
          <table:table-cell office:value-type="float" office:value="138077">
            <text:p>138077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office:value-type="time" office:time-value="PT11H27M38.554S">
            <text:p>11:27:38.5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842">
            <text:p>4842</text:p>
          </table:table-cell>
          <table:table-cell office:value-type="string">
            <text:p>Success</text:p>
          </table:table-cell>
          <table:table-cell office:value-type="float" office:value="138130">
            <text:p>138130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office:value-type="time" office:time-value="PT11H27M39.991S">
            <text:p>11:27:39.9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36">
            <text:p>3436</text:p>
          </table:table-cell>
          <table:table-cell office:value-type="string">
            <text:p>Success</text:p>
          </table:table-cell>
          <table:table-cell office:value-type="float" office:value="138088">
            <text:p>138088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office:value-type="time" office:time-value="PT11H27M38.802S">
            <text:p>11:27:38.8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711">
            <text:p>4711</text:p>
          </table:table-cell>
          <table:table-cell office:value-type="string">
            <text:p>Success</text:p>
          </table:table-cell>
          <table:table-cell office:value-type="float" office:value="138127">
            <text:p>138127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office:value-type="time" office:time-value="PT11H27M37.117S">
            <text:p>11:27:37.1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405">
            <text:p>6405</text:p>
          </table:table-cell>
          <table:table-cell office:value-type="string">
            <text:p>Success</text:p>
          </table:table-cell>
          <table:table-cell office:value-type="float" office:value="138118">
            <text:p>138118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office:value-type="time" office:time-value="PT11H27M37.226S">
            <text:p>11:27:37.2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317">
            <text:p>6317</text:p>
          </table:table-cell>
          <table:table-cell office:value-type="string">
            <text:p>Success</text:p>
          </table:table-cell>
          <table:table-cell office:value-type="float" office:value="138138">
            <text:p>138138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office:value-type="time" office:time-value="PT11H27M36.935S">
            <text:p>11:27:36.9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635">
            <text:p>6635</text:p>
          </table:table-cell>
          <table:table-cell office:value-type="string">
            <text:p>Success</text:p>
          </table:table-cell>
          <table:table-cell office:value-type="float" office:value="138126">
            <text:p>138126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office:value-type="time" office:time-value="PT11H27M38.771S">
            <text:p>11:27:38.7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807">
            <text:p>4807</text:p>
          </table:table-cell>
          <table:table-cell office:value-type="string">
            <text:p>Success</text:p>
          </table:table-cell>
          <table:table-cell office:value-type="float" office:value="138090">
            <text:p>138090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office:value-type="time" office:time-value="PT11H27M39.654S">
            <text:p>11:27:39.6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950">
            <text:p>3950</text:p>
          </table:table-cell>
          <table:table-cell office:value-type="string">
            <text:p>Success</text:p>
          </table:table-cell>
          <table:table-cell office:value-type="float" office:value="138123">
            <text:p>138123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office:value-type="time" office:time-value="PT11H27M38.234S">
            <text:p>11:27:38.2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412">
            <text:p>5412</text:p>
          </table:table-cell>
          <table:table-cell office:value-type="string">
            <text:p>Success</text:p>
          </table:table-cell>
          <table:table-cell office:value-type="float" office:value="138199">
            <text:p>138199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office:value-type="time" office:time-value="PT11H27M37.407S">
            <text:p>11:27:37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264">
            <text:p>6264</text:p>
          </table:table-cell>
          <table:table-cell office:value-type="string">
            <text:p>Success</text:p>
          </table:table-cell>
          <table:table-cell office:value-type="float" office:value="138213">
            <text:p>138213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office:value-type="time" office:time-value="PT11H27M38.038S">
            <text:p>11:27:38.0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662">
            <text:p>5662</text:p>
          </table:table-cell>
          <table:table-cell office:value-type="string">
            <text:p>Success</text:p>
          </table:table-cell>
          <table:table-cell office:value-type="float" office:value="138139">
            <text:p>138139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office:value-type="time" office:time-value="PT11H27M39.666S">
            <text:p>11:27:39.6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093">
            <text:p>4093</text:p>
          </table:table-cell>
          <table:table-cell office:value-type="string">
            <text:p>Success</text:p>
          </table:table-cell>
          <table:table-cell office:value-type="float" office:value="138173">
            <text:p>138173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office:value-type="time" office:time-value="PT11H27M39.802S">
            <text:p>11:27:39.8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981">
            <text:p>3981</text:p>
          </table:table-cell>
          <table:table-cell office:value-type="string">
            <text:p>Success</text:p>
          </table:table-cell>
          <table:table-cell office:value-type="float" office:value="138256">
            <text:p>138256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office:value-type="time" office:time-value="PT11H27M38.677S">
            <text:p>11:27:38.6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138076">
            <text:p>138076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office:value-type="time" office:time-value="PT11H27M39.582S">
            <text:p>11:27:39.5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72">
            <text:p>4272</text:p>
          </table:table-cell>
          <table:table-cell office:value-type="string">
            <text:p>Success</text:p>
          </table:table-cell>
          <table:table-cell office:value-type="float" office:value="138254">
            <text:p>138254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office:value-type="time" office:time-value="PT11H27M39.931S">
            <text:p>11:27:39.9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969">
            <text:p>3969</text:p>
          </table:table-cell>
          <table:table-cell office:value-type="string">
            <text:p>Success</text:p>
          </table:table-cell>
          <table:table-cell office:value-type="float" office:value="138089">
            <text:p>138089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office:value-type="time" office:time-value="PT11H27M39.003S">
            <text:p>11:27:39.0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913">
            <text:p>4913</text:p>
          </table:table-cell>
          <table:table-cell office:value-type="string">
            <text:p>Success</text:p>
          </table:table-cell>
          <table:table-cell office:value-type="float" office:value="138217">
            <text:p>138217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office:value-type="time" office:time-value="PT11H27M37.237S">
            <text:p>11:27:37.2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138127">
            <text:p>138127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office:value-type="time" office:time-value="PT11H27M39.223S">
            <text:p>11:27:39.2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17">
            <text:p>4717</text:p>
          </table:table-cell>
          <table:table-cell office:value-type="string">
            <text:p>Success</text:p>
          </table:table-cell>
          <table:table-cell office:value-type="float" office:value="138087">
            <text:p>138087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office:value-type="time" office:time-value="PT11H27M40.014S">
            <text:p>11:27:40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931">
            <text:p>3931</text:p>
          </table:table-cell>
          <table:table-cell office:value-type="string">
            <text:p>Success</text:p>
          </table:table-cell>
          <table:table-cell office:value-type="float" office:value="138168">
            <text:p>138168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office:value-type="time" office:time-value="PT11H27M38.595S">
            <text:p>11:27:38.6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352">
            <text:p>5352</text:p>
          </table:table-cell>
          <table:table-cell office:value-type="string">
            <text:p>Success</text:p>
          </table:table-cell>
          <table:table-cell office:value-type="float" office:value="138269">
            <text:p>138269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office:value-type="time" office:time-value="PT11H27M39.633S">
            <text:p>11:27:39.6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322">
            <text:p>4322</text:p>
          </table:table-cell>
          <table:table-cell office:value-type="string">
            <text:p>Success</text:p>
          </table:table-cell>
          <table:table-cell office:value-type="float" office:value="138083">
            <text:p>138083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office:value-type="time" office:time-value="PT11H27M37.024S">
            <text:p>11:27:37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006">
            <text:p>7006</text:p>
          </table:table-cell>
          <table:table-cell office:value-type="string">
            <text:p>Success</text:p>
          </table:table-cell>
          <table:table-cell office:value-type="float" office:value="138084">
            <text:p>138084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office:value-type="time" office:time-value="PT11H27M38.301S">
            <text:p>11:27:38.3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734">
            <text:p>5734</text:p>
          </table:table-cell>
          <table:table-cell office:value-type="string">
            <text:p>Success</text:p>
          </table:table-cell>
          <table:table-cell office:value-type="float" office:value="138123">
            <text:p>138123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office:value-type="time" office:time-value="PT11H27M36.844S">
            <text:p>11:27:36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194">
            <text:p>7194</text:p>
          </table:table-cell>
          <table:table-cell office:value-type="string">
            <text:p>Success</text:p>
          </table:table-cell>
          <table:table-cell office:value-type="float" office:value="138129">
            <text:p>138129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office:value-type="time" office:time-value="PT11H27M38.567S">
            <text:p>11:27:38.5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485">
            <text:p>5485</text:p>
          </table:table-cell>
          <table:table-cell office:value-type="string">
            <text:p>Success</text:p>
          </table:table-cell>
          <table:table-cell office:value-type="float" office:value="138088">
            <text:p>138088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office:value-type="time" office:time-value="PT11H27M37.034S">
            <text:p>11:27:37.0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039">
            <text:p>7039</text:p>
          </table:table-cell>
          <table:table-cell office:value-type="string">
            <text:p>Success</text:p>
          </table:table-cell>
          <table:table-cell office:value-type="float" office:value="138174">
            <text:p>138174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office:value-type="time" office:time-value="PT11H27M39.017S">
            <text:p>11:27:39.0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080">
            <text:p>5080</text:p>
          </table:table-cell>
          <table:table-cell office:value-type="string">
            <text:p>Success</text:p>
          </table:table-cell>
          <table:table-cell office:value-type="float" office:value="138135">
            <text:p>138135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office:value-type="time" office:time-value="PT11H27M37.633S">
            <text:p>11:27:37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493">
            <text:p>6493</text:p>
          </table:table-cell>
          <table:table-cell office:value-type="string">
            <text:p>Success</text:p>
          </table:table-cell>
          <table:table-cell office:value-type="float" office:value="138083">
            <text:p>13808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office:value-type="time" office:time-value="PT11H27M39.892S">
            <text:p>11:27:39.8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340">
            <text:p>4340</text:p>
          </table:table-cell>
          <table:table-cell office:value-type="string">
            <text:p>Success</text:p>
          </table:table-cell>
          <table:table-cell office:value-type="float" office:value="138254">
            <text:p>138254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office:value-type="time" office:time-value="PT11H27M36.716S">
            <text:p>11:27:36.7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517">
            <text:p>7517</text:p>
          </table:table-cell>
          <table:table-cell office:value-type="string">
            <text:p>Success</text:p>
          </table:table-cell>
          <table:table-cell office:value-type="float" office:value="138135">
            <text:p>138135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office:value-type="time" office:time-value="PT11H27M39.1S">
            <text:p>11:27:39.1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224">
            <text:p>5224</text:p>
          </table:table-cell>
          <table:table-cell office:value-type="string">
            <text:p>Success</text:p>
          </table:table-cell>
          <table:table-cell office:value-type="float" office:value="138187">
            <text:p>138187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office:value-type="time" office:time-value="PT11H27M39.707S">
            <text:p>11:27:39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628">
            <text:p>4628</text:p>
          </table:table-cell>
          <table:table-cell office:value-type="string">
            <text:p>Success</text:p>
          </table:table-cell>
          <table:table-cell office:value-type="float" office:value="138187">
            <text:p>138187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office:value-type="time" office:time-value="PT11H27M38.536S">
            <text:p>11:27:38.5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805">
            <text:p>5805</text:p>
          </table:table-cell>
          <table:table-cell office:value-type="string">
            <text:p>Success</text:p>
          </table:table-cell>
          <table:table-cell office:value-type="float" office:value="138166">
            <text:p>138166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office:value-type="time" office:time-value="PT11H27M38.579S">
            <text:p>11:27:38.5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785">
            <text:p>5785</text:p>
          </table:table-cell>
          <table:table-cell office:value-type="string">
            <text:p>Success</text:p>
          </table:table-cell>
          <table:table-cell office:value-type="float" office:value="138132">
            <text:p>138132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office:value-type="time" office:time-value="PT11H27M36.82S">
            <text:p>11:27:36.8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575">
            <text:p>7575</text:p>
          </table:table-cell>
          <table:table-cell office:value-type="string">
            <text:p>Success</text:p>
          </table:table-cell>
          <table:table-cell office:value-type="float" office:value="138265">
            <text:p>138265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office:value-type="time" office:time-value="PT11H27M36.04S">
            <text:p>11:27:36.0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363">
            <text:p>8363</text:p>
          </table:table-cell>
          <table:table-cell office:value-type="string">
            <text:p>Success</text:p>
          </table:table-cell>
          <table:table-cell office:value-type="float" office:value="138248">
            <text:p>138248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office:value-type="time" office:time-value="PT11H27M37.62S">
            <text:p>11:27:37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845">
            <text:p>6845</text:p>
          </table:table-cell>
          <table:table-cell office:value-type="string">
            <text:p>Success</text:p>
          </table:table-cell>
          <table:table-cell office:value-type="float" office:value="138250">
            <text:p>138250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office:value-type="time" office:time-value="PT11H27M38.911S">
            <text:p>11:27:38.9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556">
            <text:p>5556</text:p>
          </table:table-cell>
          <table:table-cell office:value-type="string">
            <text:p>Success</text:p>
          </table:table-cell>
          <table:table-cell office:value-type="float" office:value="138268">
            <text:p>138268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office:value-type="time" office:time-value="PT11H27M35.339S">
            <text:p>11:27:35.3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147">
            <text:p>9147</text:p>
          </table:table-cell>
          <table:table-cell office:value-type="string">
            <text:p>Success</text:p>
          </table:table-cell>
          <table:table-cell office:value-type="float" office:value="138123">
            <text:p>138123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office:value-type="time" office:time-value="PT11H27M38.383S">
            <text:p>11:27:38.3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106">
            <text:p>6106</text:p>
          </table:table-cell>
          <table:table-cell office:value-type="string">
            <text:p>Success</text:p>
          </table:table-cell>
          <table:table-cell office:value-type="float" office:value="138088">
            <text:p>138088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office:value-type="time" office:time-value="PT11H27M37.393S">
            <text:p>11:27:37.3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101">
            <text:p>7101</text:p>
          </table:table-cell>
          <table:table-cell office:value-type="string">
            <text:p>Success</text:p>
          </table:table-cell>
          <table:table-cell office:value-type="float" office:value="138149">
            <text:p>138149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office:value-type="time" office:time-value="PT11H27M35.455S">
            <text:p>11:27:35.4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044">
            <text:p>9044</text:p>
          </table:table-cell>
          <table:table-cell office:value-type="string">
            <text:p>Success</text:p>
          </table:table-cell>
          <table:table-cell office:value-type="float" office:value="138146">
            <text:p>138146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office:value-type="time" office:time-value="PT11H27M38.99S">
            <text:p>11:27:38.9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515">
            <text:p>5515</text:p>
          </table:table-cell>
          <table:table-cell office:value-type="string">
            <text:p>Success</text:p>
          </table:table-cell>
          <table:table-cell office:value-type="float" office:value="138103">
            <text:p>138103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office:value-type="time" office:time-value="PT11H27M39.162S">
            <text:p>11:27:39.1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350">
            <text:p>5350</text:p>
          </table:table-cell>
          <table:table-cell office:value-type="string">
            <text:p>Success</text:p>
          </table:table-cell>
          <table:table-cell office:value-type="float" office:value="138190">
            <text:p>138190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office:value-type="time" office:time-value="PT11H27M37.341S">
            <text:p>11:27:37.3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181">
            <text:p>7181</text:p>
          </table:table-cell>
          <table:table-cell office:value-type="string">
            <text:p>Success</text:p>
          </table:table-cell>
          <table:table-cell office:value-type="float" office:value="138262">
            <text:p>138262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office:value-type="time" office:time-value="PT11H27M38.104S">
            <text:p>11:27:38.1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428">
            <text:p>6428</text:p>
          </table:table-cell>
          <table:table-cell office:value-type="string">
            <text:p>Success</text:p>
          </table:table-cell>
          <table:table-cell office:value-type="float" office:value="138222">
            <text:p>138222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office:value-type="time" office:time-value="PT11H27M40.091S">
            <text:p>11:27:40.0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448">
            <text:p>4448</text:p>
          </table:table-cell>
          <table:table-cell office:value-type="string">
            <text:p>Success</text:p>
          </table:table-cell>
          <table:table-cell office:value-type="float" office:value="138224">
            <text:p>138224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office:value-type="time" office:time-value="PT11H27M36.986S">
            <text:p>11:27:36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553">
            <text:p>7553</text:p>
          </table:table-cell>
          <table:table-cell office:value-type="string">
            <text:p>Success</text:p>
          </table:table-cell>
          <table:table-cell office:value-type="float" office:value="138247">
            <text:p>138247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office:value-type="time" office:time-value="PT11H27M37.977S">
            <text:p>11:27:37.9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582">
            <text:p>6582</text:p>
          </table:table-cell>
          <table:table-cell office:value-type="string">
            <text:p>Success</text:p>
          </table:table-cell>
          <table:table-cell office:value-type="float" office:value="138262">
            <text:p>138262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office:value-type="time" office:time-value="PT11H27M40.49S">
            <text:p>11:27:40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121">
            <text:p>4121</text:p>
          </table:table-cell>
          <table:table-cell office:value-type="string">
            <text:p>Success</text:p>
          </table:table-cell>
          <table:table-cell office:value-type="float" office:value="138097">
            <text:p>138097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office:value-type="time" office:time-value="PT11H27M40.078S">
            <text:p>11:27:40.0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138184">
            <text:p>138184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office:value-type="time" office:time-value="PT11H27M38.221S">
            <text:p>11:27:38.2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406">
            <text:p>6406</text:p>
          </table:table-cell>
          <table:table-cell office:value-type="string">
            <text:p>Success</text:p>
          </table:table-cell>
          <table:table-cell office:value-type="float" office:value="138093">
            <text:p>138093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office:value-type="time" office:time-value="PT11H27M38.176S">
            <text:p>11:27:38.1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484">
            <text:p>6484</text:p>
          </table:table-cell>
          <table:table-cell office:value-type="string">
            <text:p>Success</text:p>
          </table:table-cell>
          <table:table-cell office:value-type="float" office:value="138276">
            <text:p>138276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office:value-type="time" office:time-value="PT11H27M39.619S">
            <text:p>11:27:39.6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051">
            <text:p>5051</text:p>
          </table:table-cell>
          <table:table-cell office:value-type="string">
            <text:p>Success</text:p>
          </table:table-cell>
          <table:table-cell office:value-type="float" office:value="138256">
            <text:p>138256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office:value-type="time" office:time-value="PT11H27M37.713S">
            <text:p>11:27:37.7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964">
            <text:p>6964</text:p>
          </table:table-cell>
          <table:table-cell office:value-type="string">
            <text:p>Success</text:p>
          </table:table-cell>
          <table:table-cell office:value-type="float" office:value="138150">
            <text:p>138150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office:value-type="time" office:time-value="PT11H27M38.882S">
            <text:p>11:27:38.8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10">
            <text:p>5810</text:p>
          </table:table-cell>
          <table:table-cell office:value-type="string">
            <text:p>Success</text:p>
          </table:table-cell>
          <table:table-cell office:value-type="float" office:value="138143">
            <text:p>138143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office:value-type="time" office:time-value="PT11H27M38.4S">
            <text:p>11:27:38.4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297">
            <text:p>6297</text:p>
          </table:table-cell>
          <table:table-cell office:value-type="string">
            <text:p>Success</text:p>
          </table:table-cell>
          <table:table-cell office:value-type="float" office:value="138224">
            <text:p>13822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office:value-type="time" office:time-value="PT11H27M36.666S">
            <text:p>11:27:36.6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039">
            <text:p>8039</text:p>
          </table:table-cell>
          <table:table-cell office:value-type="string">
            <text:p>Success</text:p>
          </table:table-cell>
          <table:table-cell office:value-type="float" office:value="138155">
            <text:p>13815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office:value-type="time" office:time-value="PT11H27M39.68S">
            <text:p>11:27:39.6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051">
            <text:p>5051</text:p>
          </table:table-cell>
          <table:table-cell office:value-type="string">
            <text:p>Success</text:p>
          </table:table-cell>
          <table:table-cell office:value-type="float" office:value="138149">
            <text:p>138149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office:value-type="time" office:time-value="PT11H27M39.923S">
            <text:p>11:27:39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814">
            <text:p>4814</text:p>
          </table:table-cell>
          <table:table-cell office:value-type="string">
            <text:p>Success</text:p>
          </table:table-cell>
          <table:table-cell office:value-type="float" office:value="138116">
            <text:p>138116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office:value-type="time" office:time-value="PT11H27M43.957S">
            <text:p>11:27:43.9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office:value-type="time" office:time-value="PT11H27M47.075S">
            <text:p>11:27:47.0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office:value-type="time" office:time-value="PT11H27M48.149S">
            <text:p>11:27:48.15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office:value-type="time" office:time-value="PT11H27M48.189S">
            <text:p>11:27:48.1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office:value-type="time" office:time-value="PT11H27M43.646S">
            <text:p>11:27:43.6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004">
            <text:p>6004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office:value-type="time" office:time-value="PT11H27M42.936S">
            <text:p>11:27:42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755">
            <text:p>6755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office:value-type="time" office:time-value="PT11H27M43.273S">
            <text:p>11:27:43.2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432">
            <text:p>6432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office:value-type="time" office:time-value="PT11H27M44.49S">
            <text:p>11:27:44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222">
            <text:p>5222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office:value-type="time" office:time-value="PT11H27M43.857S">
            <text:p>11:27:43.8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864">
            <text:p>5864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office:value-type="time" office:time-value="PT11H27M41.663S">
            <text:p>11:27:41.6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068">
            <text:p>8068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office:value-type="time" office:time-value="PT11H27M48.539S">
            <text:p>11:27:48.5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98">
            <text:p>1198</text:p>
          </table:table-cell>
          <table:table-cell office:value-type="string">
            <text:p>Success</text:p>
          </table:table-cell>
          <table:table-cell office:value-type="float" office:value="51742">
            <text:p>51742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office:value-type="time" office:time-value="PT11H27M43.609S">
            <text:p>11:27:43.6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130">
            <text:p>6130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office:value-type="time" office:time-value="PT11H27M44.495S">
            <text:p>11:27:44.5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42">
            <text:p>5242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office:value-type="time" office:time-value="PT11H27M41.659S">
            <text:p>11:27:41.6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085">
            <text:p>8085</text:p>
          </table:table-cell>
          <table:table-cell office:value-type="string">
            <text:p>Success</text:p>
          </table:table-cell>
          <table:table-cell office:value-type="float" office:value="71316">
            <text:p>71316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office:value-type="time" office:time-value="PT11H27M41.389S">
            <text:p>11:27:41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366">
            <text:p>8366</text:p>
          </table:table-cell>
          <table:table-cell office:value-type="string">
            <text:p>Success</text:p>
          </table:table-cell>
          <table:table-cell office:value-type="float" office:value="71323">
            <text:p>71323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office:value-type="time" office:time-value="PT11H27M42.821S">
            <text:p>11:27:42.8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953">
            <text:p>6953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office:value-type="time" office:time-value="PT11H27M49.777S">
            <text:p>11:27:49.7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office:value-type="time" office:time-value="PT11H27M49.741S">
            <text:p>11:27:49.7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office:value-type="time" office:time-value="PT11H27M49.733S">
            <text:p>11:27:49.7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office:value-type="time" office:time-value="PT11H27M49.74S">
            <text:p>11:27:49.7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office:value-type="time" office:time-value="PT11H27M50.419S">
            <text:p>11:27:50.42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office:value-type="time" office:time-value="PT11H27M49.707S">
            <text:p>11:27:49.7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office:value-type="time" office:time-value="PT11H27M50.034S">
            <text:p>11:27:50.0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office:value-type="time" office:time-value="PT11H27M44.036S">
            <text:p>11:27:44.0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923">
            <text:p>6923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office:value-type="time" office:time-value="PT11H27M42.7S">
            <text:p>11:27:42.7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281">
            <text:p>8281</text:p>
          </table:table-cell>
          <table:table-cell office:value-type="string">
            <text:p>Success</text:p>
          </table:table-cell>
          <table:table-cell office:value-type="float" office:value="71320">
            <text:p>71320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office:value-type="time" office:time-value="PT11H27M42.963S">
            <text:p>11:27:42.9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32">
            <text:p>8032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office:value-type="time" office:time-value="PT11H27M44.629S">
            <text:p>11:27:44.6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390">
            <text:p>6390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office:value-type="time" office:time-value="PT11H27M43.428S">
            <text:p>11:27:43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596">
            <text:p>7596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office:value-type="time" office:time-value="PT11H27M43.951S">
            <text:p>11:27:43.9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094">
            <text:p>7094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office:value-type="time" office:time-value="PT11H27M43.577S">
            <text:p>11:27:43.5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479">
            <text:p>7479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office:value-type="time" office:time-value="PT11H27M43.043S">
            <text:p>11:27:43.0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025">
            <text:p>8025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office:value-type="time" office:time-value="PT11H27M42.827S">
            <text:p>11:27:42.8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256">
            <text:p>8256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office:value-type="time" office:time-value="PT11H27M41.619S">
            <text:p>11:27:41.6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481">
            <text:p>9481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office:value-type="time" office:time-value="PT11H27M42.886S">
            <text:p>11:27:42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20">
            <text:p>8220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office:value-type="time" office:time-value="PT11H27M49.722S">
            <text:p>11:27:49.72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office:value-type="time" office:time-value="PT11H27M43.947S">
            <text:p>11:27:43.9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171">
            <text:p>7171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office:value-type="time" office:time-value="PT11H27M42.721S">
            <text:p>11:27:42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405">
            <text:p>8405</text:p>
          </table:table-cell>
          <table:table-cell office:value-type="string">
            <text:p>Success</text:p>
          </table:table-cell>
          <table:table-cell office:value-type="float" office:value="71299">
            <text:p>71299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office:value-type="time" office:time-value="PT11H27M44.033S">
            <text:p>11:27:44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106">
            <text:p>7106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office:value-type="time" office:time-value="PT11H27M50.446S">
            <text:p>11:27:50.4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office:value-type="time" office:time-value="PT11H27M51.17S">
            <text:p>11:27:51.1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office:value-type="time" office:time-value="PT11H27M51.102S">
            <text:p>11:27:51.1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office:value-type="time" office:time-value="PT11H27M44.1S">
            <text:p>11:27:44.1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580">
            <text:p>7580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office:value-type="time" office:time-value="PT11H27M42.619S">
            <text:p>11:27:42.6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073">
            <text:p>9073</text:p>
          </table:table-cell>
          <table:table-cell office:value-type="string">
            <text:p>Success</text:p>
          </table:table-cell>
          <table:table-cell office:value-type="float" office:value="71320">
            <text:p>71320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office:value-type="time" office:time-value="PT11H27M44.562S">
            <text:p>11:27:44.5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140">
            <text:p>7140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office:value-type="time" office:time-value="PT11H27M50.981S">
            <text:p>11:27:50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office:value-type="time" office:time-value="PT11H27M50.998S">
            <text:p>11:27:51.0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office:value-type="time" office:time-value="PT11H27M51.699S">
            <text:p>11:27:51.70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office:value-type="time" office:time-value="PT11H27M43.352S">
            <text:p>11:27:43.3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616">
            <text:p>8616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office:value-type="time" office:time-value="PT11H27M43.397S">
            <text:p>11:27:43.4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575">
            <text:p>8575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office:value-type="time" office:time-value="PT11H27M42.051S">
            <text:p>11:27:42.0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9933">
            <text:p>9933</text:p>
          </table:table-cell>
          <table:table-cell office:value-type="string">
            <text:p>Success</text:p>
          </table:table-cell>
          <table:table-cell office:value-type="float" office:value="71320">
            <text:p>71320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office:value-type="time" office:time-value="PT11H27M51.973S">
            <text:p>11:27:51.97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office:value-type="time" office:time-value="PT11H27M43.903S">
            <text:p>11:27:43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324">
            <text:p>8324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office:value-type="time" office:time-value="PT11H27M51.07S">
            <text:p>11:27:51.07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office:value-type="time" office:time-value="PT11H27M51.519S">
            <text:p>11:27:51.52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office:value-type="time" office:time-value="PT11H27M51.749S">
            <text:p>11:27:51.7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office:value-type="time" office:time-value="PT11H27M51.969S">
            <text:p>11:27:51.9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office:value-type="time" office:time-value="PT11H27M43.763S">
            <text:p>11:27:43.7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539">
            <text:p>8539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office:value-type="time" office:time-value="PT11H27M44.129S">
            <text:p>11:27:44.1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178">
            <text:p>8178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office:value-type="time" office:time-value="PT11H27M44.492S">
            <text:p>11:27:44.4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818">
            <text:p>7818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office:value-type="time" office:time-value="PT11H27M44.508S">
            <text:p>11:27:44.5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802">
            <text:p>7802</text:p>
          </table:table-cell>
          <table:table-cell office:value-type="string">
            <text:p>Success</text:p>
          </table:table-cell>
          <table:table-cell office:value-type="float" office:value="71321">
            <text:p>7132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office:value-type="time" office:time-value="PT11H27M51.986S">
            <text:p>11:27:51.9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office:value-type="time" office:time-value="PT11H27M51.703S">
            <text:p>11:27:51.70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office:value-type="time" office:time-value="PT11H27M50.841S">
            <text:p>11:27:50.8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39705">
            <text:p>39705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office:value-type="time" office:time-value="PT11H27M51.14S">
            <text:p>11:27:51.1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office:value-type="time" office:time-value="PT11H27M49.656S">
            <text:p>11:27:49.66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09">
            <text:p>270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office:value-type="time" office:time-value="PT11H27M49.693S">
            <text:p>11:27:49.6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84">
            <text:p>268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office:value-type="time" office:time-value="PT11H27M44.338S">
            <text:p>11:27:44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081">
            <text:p>8081</text:p>
          </table:table-cell>
          <table:table-cell office:value-type="string">
            <text:p>Success</text:p>
          </table:table-cell>
          <table:table-cell office:value-type="float" office:value="71377">
            <text:p>71377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office:value-type="time" office:time-value="PT11H27M52.23S">
            <text:p>11:27:52.2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office:value-type="time" office:time-value="PT11H27M52.352S">
            <text:p>11:27:52.3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office:value-type="time" office:time-value="PT11H27M42.308S">
            <text:p>11:27:42.3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366">
            <text:p>10366</text:p>
          </table:table-cell>
          <table:table-cell office:value-type="string">
            <text:p>Success</text:p>
          </table:table-cell>
          <table:table-cell office:value-type="float" office:value="71328">
            <text:p>71328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office:value-type="time" office:time-value="PT11H27M52.358S">
            <text:p>11:27:52.3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39747">
            <text:p>39747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office:value-type="time" office:time-value="PT11H27M52.31S">
            <text:p>11:27:52.3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office:value-type="time" office:time-value="PT11H27M52.309S">
            <text:p>11:27:52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office:value-type="time" office:time-value="PT11H27M44.501S">
            <text:p>11:27:44.5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309">
            <text:p>8309</text:p>
          </table:table-cell>
          <table:table-cell office:value-type="string">
            <text:p>Success</text:p>
          </table:table-cell>
          <table:table-cell office:value-type="float" office:value="71373">
            <text:p>71373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office:value-type="time" office:time-value="PT11H27M44.055S">
            <text:p>11:27:44.0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765">
            <text:p>8765</text:p>
          </table:table-cell>
          <table:table-cell office:value-type="string">
            <text:p>Success</text:p>
          </table:table-cell>
          <table:table-cell office:value-type="float" office:value="71330">
            <text:p>71330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office:value-type="time" office:time-value="PT11H27M52.379S">
            <text:p>11:27:52.3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39743">
            <text:p>39743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office:value-type="time" office:time-value="PT11H27M49.712S">
            <text:p>11:27:49.7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23">
            <text:p>322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office:value-type="time" office:time-value="PT11H27M44.732S">
            <text:p>11:27:44.7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229">
            <text:p>8229</text:p>
          </table:table-cell>
          <table:table-cell office:value-type="string">
            <text:p>Success</text:p>
          </table:table-cell>
          <table:table-cell office:value-type="float" office:value="71373">
            <text:p>7137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office:value-type="time" office:time-value="PT11H27M49.975S">
            <text:p>11:27:49.9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office:value-type="time" office:time-value="PT11H27M43.943S">
            <text:p>11:27:43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195">
            <text:p>9195</text:p>
          </table:table-cell>
          <table:table-cell office:value-type="string">
            <text:p>Success</text:p>
          </table:table-cell>
          <table:table-cell office:value-type="float" office:value="71330">
            <text:p>71330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office:value-type="time" office:time-value="PT11H27M52.694S">
            <text:p>11:27:52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office:value-type="time" office:time-value="PT11H27M44.329S">
            <text:p>11:27:44.3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835">
            <text:p>8835</text:p>
          </table:table-cell>
          <table:table-cell office:value-type="string">
            <text:p>Success</text:p>
          </table:table-cell>
          <table:table-cell office:value-type="float" office:value="71373">
            <text:p>7137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office:value-type="time" office:time-value="PT11H27M49.745S">
            <text:p>11:27:49.7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28">
            <text:p>34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office:value-type="time" office:time-value="PT11H27M49.754S">
            <text:p>11:27:49.7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28">
            <text:p>34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office:value-type="time" office:time-value="PT11H27M50.019S">
            <text:p>11:27:50.02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89">
            <text:p>318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office:value-type="time" office:time-value="PT11H27M52.425S">
            <text:p>11:27:52.4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office:value-type="time" office:time-value="PT11H27M49.741S">
            <text:p>11:27:49.7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office:value-type="time" office:time-value="PT11H27M41.84S">
            <text:p>11:27:41.8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404">
            <text:p>11404</text:p>
          </table:table-cell>
          <table:table-cell office:value-type="string">
            <text:p>Success</text:p>
          </table:table-cell>
          <table:table-cell office:value-type="float" office:value="71375">
            <text:p>71375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office:value-type="time" office:time-value="PT11H27M43.515S">
            <text:p>11:27:43.5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738">
            <text:p>9738</text:p>
          </table:table-cell>
          <table:table-cell office:value-type="string">
            <text:p>Success</text:p>
          </table:table-cell>
          <table:table-cell office:value-type="float" office:value="71377">
            <text:p>71377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office:value-type="time" office:time-value="PT11H27M52.365S">
            <text:p>11:27:52.3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39771">
            <text:p>39771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office:value-type="time" office:time-value="PT11H27M42.769S">
            <text:p>11:27:42.7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0503">
            <text:p>10503</text:p>
          </table:table-cell>
          <table:table-cell office:value-type="string">
            <text:p>Success</text:p>
          </table:table-cell>
          <table:table-cell office:value-type="float" office:value="71511">
            <text:p>71511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office:value-type="time" office:time-value="PT11H27M43.573S">
            <text:p>11:27:43.5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742">
            <text:p>9742</text:p>
          </table:table-cell>
          <table:table-cell office:value-type="string">
            <text:p>Success</text:p>
          </table:table-cell>
          <table:table-cell office:value-type="float" office:value="71377">
            <text:p>71377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office:value-type="time" office:time-value="PT11H27M44.622S">
            <text:p>11:27:44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703">
            <text:p>8703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office:value-type="time" office:time-value="PT11H27M43.338S">
            <text:p>11:27:43.3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005">
            <text:p>10005</text:p>
          </table:table-cell>
          <table:table-cell office:value-type="string">
            <text:p>Success</text:p>
          </table:table-cell>
          <table:table-cell office:value-type="float" office:value="71377">
            <text:p>71377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office:value-type="time" office:time-value="PT11H27M52.812S">
            <text:p>11:27:52.8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office:value-type="time" office:time-value="PT11H27M52.824S">
            <text:p>11:27:52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office:value-type="time" office:time-value="PT11H27M52.963S">
            <text:p>11:27:52.9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office:value-type="time" office:time-value="PT11H27M44.514S">
            <text:p>11:27:44.5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865">
            <text:p>8865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office:value-type="time" office:time-value="PT11H27M53.255S">
            <text:p>11:27:53.2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office:value-type="time" office:time-value="PT11H27M52.322S">
            <text:p>11:27:52.32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office:value-type="time" office:time-value="PT11H27M53.245S">
            <text:p>11:27:53.2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office:value-type="time" office:time-value="PT11H27M52.252S">
            <text:p>11:27:52.2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39781">
            <text:p>39781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office:value-type="time" office:time-value="PT11H27M53.265S">
            <text:p>11:27:53.2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office:value-type="time" office:time-value="PT11H27M53.345S">
            <text:p>11:27:53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office:value-type="time" office:time-value="PT11H27M53.273S">
            <text:p>11:27:53.2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office:value-type="time" office:time-value="PT11H27M53.36S">
            <text:p>11:27:53.3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office:value-type="time" office:time-value="PT11H27M52.196S">
            <text:p>11:27:52.2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676">
            <text:p>1676</text:p>
          </table:table-cell>
          <table:table-cell office:value-type="string">
            <text:p>Success</text:p>
          </table:table-cell>
          <table:table-cell office:value-type="float" office:value="39825">
            <text:p>39825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office:value-type="time" office:time-value="PT11H27M52.302S">
            <text:p>11:27:52.30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office:value-type="time" office:time-value="PT11H27M50.96S">
            <text:p>11:27:50.96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89">
            <text:p>298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office:value-type="time" office:time-value="PT11H27M51.965S">
            <text:p>11:27:51.9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office:value-type="time" office:time-value="PT11H27M52.301S">
            <text:p>11:27:52.3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39825">
            <text:p>39825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office:value-type="time" office:time-value="PT11H27M51.95S">
            <text:p>11:27:51.9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22">
            <text:p>2022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office:value-type="time" office:time-value="PT11H27M51.018S">
            <text:p>11:27:51.02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65">
            <text:p>296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office:value-type="time" office:time-value="PT11H27M53.381S">
            <text:p>11:27:53.3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office:value-type="time" office:time-value="PT11H27M53.455S">
            <text:p>11:27:53.46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office:value-type="time" office:time-value="PT11H27M51.112S">
            <text:p>11:27:51.1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39727">
            <text:p>39727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office:value-type="time" office:time-value="PT11H27M41.378S">
            <text:p>11:27:41.3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682">
            <text:p>12682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office:value-type="time" office:time-value="PT11H27M51.128S">
            <text:p>11:27:51.13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41">
            <text:p>294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office:value-type="time" office:time-value="PT11H27M51.048S">
            <text:p>11:27:51.0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22">
            <text:p>302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office:value-type="time" office:time-value="PT11H27M51.085S">
            <text:p>11:27:51.0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office:value-type="time" office:time-value="PT11H27M44.464S">
            <text:p>11:27:44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611">
            <text:p>9611</text:p>
          </table:table-cell>
          <table:table-cell office:value-type="string">
            <text:p>Success</text:p>
          </table:table-cell>
          <table:table-cell office:value-type="float" office:value="71328">
            <text:p>71328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office:value-type="time" office:time-value="PT11H27M51.026S">
            <text:p>11:27:51.0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office:value-type="time" office:time-value="PT11H27M52.418S">
            <text:p>11:27:52.4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office:value-type="time" office:time-value="PT11H27M53.327S">
            <text:p>11:27:53.3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office:value-type="time" office:time-value="PT11H27M42.761S">
            <text:p>11:27:42.7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16">
            <text:p>11416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office:value-type="time" office:time-value="PT11H27M51.681S">
            <text:p>11:27:51.6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office:value-type="time" office:time-value="PT11H27M52.312S">
            <text:p>11:27:52.3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06">
            <text:p>190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office:value-type="time" office:time-value="PT11H27M52.822S">
            <text:p>11:27:52.8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office:value-type="time" office:time-value="PT11H27M51.118S">
            <text:p>11:27:51.1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office:value-type="time" office:time-value="PT11H27M51.107S">
            <text:p>11:27:51.1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office:value-type="time" office:time-value="PT11H27M51.06S">
            <text:p>11:27:51.0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86">
            <text:p>318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office:value-type="time" office:time-value="PT11H27M52.764S">
            <text:p>11:27:52.76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office:value-type="time" office:time-value="PT11H27M44.078S">
            <text:p>11:27:44.0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324">
            <text:p>10324</text:p>
          </table:table-cell>
          <table:table-cell office:value-type="string">
            <text:p>Success</text:p>
          </table:table-cell>
          <table:table-cell office:value-type="float" office:value="71516">
            <text:p>71516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office:value-type="time" office:time-value="PT11H27M43.671S">
            <text:p>11:27:43.6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736">
            <text:p>10736</text:p>
          </table:table-cell>
          <table:table-cell office:value-type="string">
            <text:p>Success</text:p>
          </table:table-cell>
          <table:table-cell office:value-type="float" office:value="71516">
            <text:p>71516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office:value-type="time" office:time-value="PT11H27M44.524S">
            <text:p>11:27:44.5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896">
            <text:p>9896</text:p>
          </table:table-cell>
          <table:table-cell office:value-type="string">
            <text:p>Success</text:p>
          </table:table-cell>
          <table:table-cell office:value-type="float" office:value="71373">
            <text:p>7137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office:value-type="time" office:time-value="PT11H27M42.223S">
            <text:p>11:27:42.2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200">
            <text:p>12200</text:p>
          </table:table-cell>
          <table:table-cell office:value-type="string">
            <text:p>Success</text:p>
          </table:table-cell>
          <table:table-cell office:value-type="float" office:value="71375">
            <text:p>71375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office:value-type="time" office:time-value="PT11H27M43.782S">
            <text:p>11:27:43.7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643">
            <text:p>10643</text:p>
          </table:table-cell>
          <table:table-cell office:value-type="string">
            <text:p>Success</text:p>
          </table:table-cell>
          <table:table-cell office:value-type="float" office:value="71325">
            <text:p>71325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office:value-type="time" office:time-value="PT11H27M44.236S">
            <text:p>11:27:44.2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200">
            <text:p>10200</text:p>
          </table:table-cell>
          <table:table-cell office:value-type="string">
            <text:p>Success</text:p>
          </table:table-cell>
          <table:table-cell office:value-type="float" office:value="71516">
            <text:p>71516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office:value-type="time" office:time-value="PT11H27M43.915S">
            <text:p>11:27:43.9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526">
            <text:p>10526</text:p>
          </table:table-cell>
          <table:table-cell office:value-type="string">
            <text:p>Success</text:p>
          </table:table-cell>
          <table:table-cell office:value-type="float" office:value="71516">
            <text:p>71516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office:value-type="time" office:time-value="PT11H27M44.531S">
            <text:p>11:27:44.5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9922">
            <text:p>9922</text:p>
          </table:table-cell>
          <table:table-cell office:value-type="string">
            <text:p>Success</text:p>
          </table:table-cell>
          <table:table-cell office:value-type="float" office:value="71468">
            <text:p>71468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office:value-type="time" office:time-value="PT11H27M44.406S">
            <text:p>11:27:44.4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059">
            <text:p>10059</text:p>
          </table:table-cell>
          <table:table-cell office:value-type="string">
            <text:p>Success</text:p>
          </table:table-cell>
          <table:table-cell office:value-type="float" office:value="71373">
            <text:p>7137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office:value-type="time" office:time-value="PT11H27M43.361S">
            <text:p>11:27:43.3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107">
            <text:p>11107</text:p>
          </table:table-cell>
          <table:table-cell office:value-type="string">
            <text:p>Success</text:p>
          </table:table-cell>
          <table:table-cell office:value-type="float" office:value="71472">
            <text:p>71472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office:value-type="time" office:time-value="PT11H27M44.542S">
            <text:p>11:27:44.5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934">
            <text:p>9934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office:value-type="time" office:time-value="PT11H27M53.716S">
            <text:p>11:27:53.72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office:value-type="time" office:time-value="PT11H27M44.367S">
            <text:p>11:27:44.3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113">
            <text:p>10113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office:value-type="time" office:time-value="PT11H27M52.676S">
            <text:p>11:27:52.6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804">
            <text:p>18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office:value-type="time" office:time-value="PT11H27M44.737S">
            <text:p>11:27:44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759">
            <text:p>9759</text:p>
          </table:table-cell>
          <table:table-cell office:value-type="string">
            <text:p>Success</text:p>
          </table:table-cell>
          <table:table-cell office:value-type="float" office:value="71468">
            <text:p>71468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office:value-type="time" office:time-value="PT11H27M43.215S">
            <text:p>11:27:43.2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333">
            <text:p>11333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office:value-type="time" office:time-value="PT11H27M42.415S">
            <text:p>11:27:42.4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138">
            <text:p>12138</text:p>
          </table:table-cell>
          <table:table-cell office:value-type="string">
            <text:p>Success</text:p>
          </table:table-cell>
          <table:table-cell office:value-type="float" office:value="71351">
            <text:p>71351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office:value-type="time" office:time-value="PT11H27M53.236S">
            <text:p>11:27:53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office:value-type="time" office:time-value="PT11H27M52.752S">
            <text:p>11:27:52.75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19">
            <text:p>181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office:value-type="time" office:time-value="PT11H27M53.222S">
            <text:p>11:27:53.2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77">
            <text:p>1377</text:p>
          </table:table-cell>
          <table:table-cell office:value-type="string">
            <text:p>Success</text:p>
          </table:table-cell>
          <table:table-cell office:value-type="float" office:value="39825">
            <text:p>39825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office:value-type="time" office:time-value="PT11H27M53.969S">
            <text:p>11:27:53.9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office:value-type="time" office:time-value="PT11H27M53.872S">
            <text:p>11:27:53.8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office:value-type="time" office:time-value="PT11H27M53.138S">
            <text:p>11:27:53.1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78">
            <text:p>14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office:value-type="time" office:time-value="PT11H27M53.043S">
            <text:p>11:27:53.0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52">
            <text:p>1652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office:value-type="time" office:time-value="PT11H27M44.672S">
            <text:p>11:27:44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025">
            <text:p>10025</text:p>
          </table:table-cell>
          <table:table-cell office:value-type="string">
            <text:p>Success</text:p>
          </table:table-cell>
          <table:table-cell office:value-type="float" office:value="71383">
            <text:p>71383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office:value-type="time" office:time-value="PT11H27M44.679S">
            <text:p>11:27:44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025">
            <text:p>10025</text:p>
          </table:table-cell>
          <table:table-cell office:value-type="string">
            <text:p>Success</text:p>
          </table:table-cell>
          <table:table-cell office:value-type="float" office:value="71378">
            <text:p>71378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office:value-type="time" office:time-value="PT11H27M44.469S">
            <text:p>11:27:44.4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234">
            <text:p>10234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office:value-type="time" office:time-value="PT11H27M44.662S">
            <text:p>11:27:44.6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077">
            <text:p>10077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office:value-type="time" office:time-value="PT11H27M54.062S">
            <text:p>11:27:54.0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office:value-type="time" office:time-value="PT11H27M53.519S">
            <text:p>11:27:53.5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office:value-type="time" office:time-value="PT11H27M53.954S">
            <text:p>11:27:53.9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office:value-type="time" office:time-value="PT11H27M53.973S">
            <text:p>11:27:53.9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office:value-type="time" office:time-value="PT11H27M53.37S">
            <text:p>11:27:53.3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office:value-type="time" office:time-value="PT11H27M43.526S">
            <text:p>11:27:43.5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295">
            <text:p>11295</text:p>
          </table:table-cell>
          <table:table-cell office:value-type="string">
            <text:p>Success</text:p>
          </table:table-cell>
          <table:table-cell office:value-type="float" office:value="71365">
            <text:p>71365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office:value-type="time" office:time-value="PT11H27M52.631S">
            <text:p>11:27:52.6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91">
            <text:p>2191</text:p>
          </table:table-cell>
          <table:table-cell office:value-type="string">
            <text:p>Success</text:p>
          </table:table-cell>
          <table:table-cell office:value-type="float" office:value="45949">
            <text:p>45949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office:value-type="time" office:time-value="PT11H27M43.83S">
            <text:p>11:27:43.8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0990">
            <text:p>10990</text:p>
          </table:table-cell>
          <table:table-cell office:value-type="string">
            <text:p>Success</text:p>
          </table:table-cell>
          <table:table-cell office:value-type="float" office:value="71355">
            <text:p>71355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office:value-type="time" office:time-value="PT11H27M43.932S">
            <text:p>11:27:43.9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888">
            <text:p>10888</text:p>
          </table:table-cell>
          <table:table-cell office:value-type="string">
            <text:p>Success</text:p>
          </table:table-cell>
          <table:table-cell office:value-type="float" office:value="71377">
            <text:p>71377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office:value-type="time" office:time-value="PT11H27M44.543S">
            <text:p>11:27:44.5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281">
            <text:p>10281</text:p>
          </table:table-cell>
          <table:table-cell office:value-type="string">
            <text:p>Success</text:p>
          </table:table-cell>
          <table:table-cell office:value-type="float" office:value="71512">
            <text:p>71512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office:value-type="time" office:time-value="PT11H27M54.058S">
            <text:p>11:27:54.0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office:value-type="time" office:time-value="PT11H27M54.823S">
            <text:p>11:27:54.8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office:value-type="time" office:time-value="PT11H27M54.852S">
            <text:p>11:27:54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office:value-type="time" office:time-value="PT11H27M54.941S">
            <text:p>11:27:54.9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office:value-type="time" office:time-value="PT11H27M55.064S">
            <text:p>11:27:55.0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office:value-type="time" office:time-value="PT11H27M52.269S">
            <text:p>11:27:52.2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297">
            <text:p>3297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office:value-type="time" office:time-value="PT11H27M53.213S">
            <text:p>11:27:53.2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364">
            <text:p>2364</text:p>
          </table:table-cell>
          <table:table-cell office:value-type="string">
            <text:p>Success</text:p>
          </table:table-cell>
          <table:table-cell office:value-type="float" office:value="39824">
            <text:p>39824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office:value-type="time" office:time-value="PT11H27M53.317S">
            <text:p>11:27:53.3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72">
            <text:p>22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office:value-type="time" office:time-value="PT11H27M53.162S">
            <text:p>11:27:53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49">
            <text:p>2449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office:value-type="time" office:time-value="PT11H27M54.427S">
            <text:p>11:27:54.4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30">
            <text:p>193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office:value-type="time" office:time-value="PT11H27M53.189S">
            <text:p>11:27:53.1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91">
            <text:p>3191</text:p>
          </table:table-cell>
          <table:table-cell office:value-type="string">
            <text:p>Success</text:p>
          </table:table-cell>
          <table:table-cell office:value-type="float" office:value="39077">
            <text:p>39077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office:value-type="time" office:time-value="PT11H27M53.165S">
            <text:p>11:27:53.17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20">
            <text:p>322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office:value-type="time" office:time-value="PT11H27M54.571S">
            <text:p>11:27:54.5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39902">
            <text:p>39902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office:value-type="time" office:time-value="PT11H27M44.039S">
            <text:p>11:27:44.0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368">
            <text:p>12368</text:p>
          </table:table-cell>
          <table:table-cell office:value-type="string">
            <text:p>Success</text:p>
          </table:table-cell>
          <table:table-cell office:value-type="float" office:value="71387">
            <text:p>71387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office:value-type="time" office:time-value="PT11H27M54.609S">
            <text:p>11:27:54.6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office:value-type="time" office:time-value="PT11H27M53.691S">
            <text:p>11:27:53.6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office:value-type="time" office:time-value="PT11H27M54.811S">
            <text:p>11:27:54.8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39526">
            <text:p>39526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office:value-type="time" office:time-value="PT11H27M54.246S">
            <text:p>11:27:54.2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228">
            <text:p>2228</text:p>
          </table:table-cell>
          <table:table-cell office:value-type="string">
            <text:p>Success</text:p>
          </table:table-cell>
          <table:table-cell office:value-type="float" office:value="39899">
            <text:p>39899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office:value-type="time" office:time-value="PT11H27M54.816S">
            <text:p>11:27:54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02">
            <text:p>1902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office:value-type="time" office:time-value="PT11H27M55.614S">
            <text:p>11:27:55.6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2071">
            <text:p>22071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office:value-type="time" office:time-value="PT11H27M56.718S">
            <text:p>11:27:56.7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office:value-type="time" office:time-value="PT11H27M56.72S">
            <text:p>11:27:56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office:value-type="time" office:time-value="PT11H27M56.741S">
            <text:p>11:27:56.7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office:value-type="time" office:time-value="PT11H27M56.45S">
            <text:p>11:27:56.4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22277">
            <text:p>22277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office:value-type="time" office:time-value="PT11H27M56.747S">
            <text:p>11:27:56.7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office:value-type="time" office:time-value="PT11H27M56.433S">
            <text:p>11:27:56.4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2277">
            <text:p>22277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office:value-type="time" office:time-value="PT11H27M56.828S">
            <text:p>11:27:56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office:value-type="time" office:time-value="PT11H27M56.861S">
            <text:p>11:27:56.8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office:value-type="time" office:time-value="PT11H27M56.798S">
            <text:p>11:27:56.8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office:value-type="time" office:time-value="PT11H27M54.824S">
            <text:p>11:27:54.8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office:value-type="time" office:time-value="PT11H27M56.843S">
            <text:p>11:27:56.8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office:value-type="time" office:time-value="PT11H27M56.87S">
            <text:p>11:27:56.8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office:value-type="time" office:time-value="PT11H27M56.921S">
            <text:p>11:27:56.9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office:value-type="time" office:time-value="PT11H27M56.9S">
            <text:p>11:27:56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office:value-type="time" office:time-value="PT11H27M56.944S">
            <text:p>11:27:56.9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office:value-type="time" office:time-value="PT11H27M57.008S">
            <text:p>11:27:57.0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office:value-type="time" office:time-value="PT11H27M57.08S">
            <text:p>11:27:57.0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office:value-type="time" office:time-value="PT11H27M57.199S">
            <text:p>11:27:57.2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office:value-type="time" office:time-value="PT11H27M57.212S">
            <text:p>11:27:57.2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office:value-type="time" office:time-value="PT11H27M54.23S">
            <text:p>11:27:54.2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office:value-type="time" office:time-value="PT11H27M54.354S">
            <text:p>11:27:54.3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office:value-type="time" office:time-value="PT11H27M53.375S">
            <text:p>11:27:53.3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177">
            <text:p>617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office:value-type="time" office:time-value="PT11H27M53.517S">
            <text:p>11:27:53.5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040">
            <text:p>6040</text:p>
          </table:table-cell>
          <table:table-cell office:value-type="string">
            <text:p>Success</text:p>
          </table:table-cell>
          <table:table-cell office:value-type="float" office:value="39905">
            <text:p>39905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office:value-type="time" office:time-value="PT11H27M44.397S">
            <text:p>11:27:44.4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164">
            <text:p>15164</text:p>
          </table:table-cell>
          <table:table-cell office:value-type="string">
            <text:p>Success</text:p>
          </table:table-cell>
          <table:table-cell office:value-type="float" office:value="70825">
            <text:p>70825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office:value-type="time" office:time-value="PT11H27M53.887S">
            <text:p>11:27:53.8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676">
            <text:p>5676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office:value-type="time" office:time-value="PT11H27M50.861S">
            <text:p>11:27:50.8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32">
            <text:p>8832</text:p>
          </table:table-cell>
          <table:table-cell office:value-type="string">
            <text:p>Success</text:p>
          </table:table-cell>
          <table:table-cell office:value-type="float" office:value="39822">
            <text:p>39822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office:value-type="time" office:time-value="PT11H27M52.936S">
            <text:p>11:27:52.9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758">
            <text:p>6758</text:p>
          </table:table-cell>
          <table:table-cell office:value-type="string">
            <text:p>Success</text:p>
          </table:table-cell>
          <table:table-cell office:value-type="float" office:value="39826">
            <text:p>39826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office:value-type="time" office:time-value="PT11H27M51.194S">
            <text:p>11:27:51.19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884">
            <text:p>10884</text:p>
          </table:table-cell>
          <table:table-cell office:value-type="string">
            <text:p>Success</text:p>
          </table:table-cell>
          <table:table-cell office:value-type="float" office:value="54646">
            <text:p>54646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office:value-type="time" office:time-value="PT11H27M44.344S">
            <text:p>11:27:44.3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8076">
            <text:p>18076</text:p>
          </table:table-cell>
          <table:table-cell office:value-type="string">
            <text:p>Success</text:p>
          </table:table-cell>
          <table:table-cell office:value-type="float" office:value="70771">
            <text:p>70771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office:value-type="time" office:time-value="PT11H27M52.33S">
            <text:p>11:27:52.3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816">
            <text:p>10816</text:p>
          </table:table-cell>
          <table:table-cell office:value-type="string">
            <text:p>Success</text:p>
          </table:table-cell>
          <table:table-cell office:value-type="float" office:value="39081">
            <text:p>390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office:value-type="time" office:time-value="PT11H27M52.286S">
            <text:p>11:27:52.2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860">
            <text:p>10860</text:p>
          </table:table-cell>
          <table:table-cell office:value-type="string">
            <text:p>Success</text:p>
          </table:table-cell>
          <table:table-cell office:value-type="float" office:value="39821">
            <text:p>39821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office:value-type="time" office:time-value="PT11H27M44.612S">
            <text:p>11:27:44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943">
            <text:p>18943</text:p>
          </table:table-cell>
          <table:table-cell office:value-type="string">
            <text:p>Success</text:p>
          </table:table-cell>
          <table:table-cell office:value-type="float" office:value="70767">
            <text:p>70767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office:value-type="time" office:time-value="PT11H27M44.729S">
            <text:p>11:27:44.7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923">
            <text:p>18923</text:p>
          </table:table-cell>
          <table:table-cell office:value-type="string">
            <text:p>Success</text:p>
          </table:table-cell>
          <table:table-cell office:value-type="float" office:value="70821">
            <text:p>70821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office:value-type="time" office:time-value="PT11H27M53.491S">
            <text:p>11:27:53.4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520">
            <text:p>10520</text:p>
          </table:table-cell>
          <table:table-cell office:value-type="string">
            <text:p>Success</text:p>
          </table:table-cell>
          <table:table-cell office:value-type="float" office:value="39909">
            <text:p>39909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office:value-type="time" office:time-value="PT11H27M43.701S">
            <text:p>11:27:43.7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0336">
            <text:p>20336</text:p>
          </table:table-cell>
          <table:table-cell office:value-type="string">
            <text:p>Success</text:p>
          </table:table-cell>
          <table:table-cell office:value-type="float" office:value="69331">
            <text:p>69331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office:value-type="time" office:time-value="PT11H27M42.566S">
            <text:p>11:27:42.5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1480">
            <text:p>21480</text:p>
          </table:table-cell>
          <table:table-cell office:value-type="string">
            <text:p>Success</text:p>
          </table:table-cell>
          <table:table-cell office:value-type="float" office:value="70821">
            <text:p>70821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office:value-type="time" office:time-value="PT11H27M44.234S">
            <text:p>11:27:44.2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819">
            <text:p>19819</text:p>
          </table:table-cell>
          <table:table-cell office:value-type="string">
            <text:p>Success</text:p>
          </table:table-cell>
          <table:table-cell office:value-type="float" office:value="70024">
            <text:p>70024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office:value-type="time" office:time-value="PT11H28M03.557S">
            <text:p>11:28:03.5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office:value-type="time" office:time-value="PT11H27M59.554S">
            <text:p>11:27:59.5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517">
            <text:p>4517</text:p>
          </table:table-cell>
          <table:table-cell office:value-type="string">
            <text:p>Success</text:p>
          </table:table-cell>
          <table:table-cell office:value-type="float" office:value="39909">
            <text:p>39909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office:value-type="time" office:time-value="PT11H28M02.08S">
            <text:p>11:28:02.0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993">
            <text:p>1993</text:p>
          </table:table-cell>
          <table:table-cell office:value-type="string">
            <text:p>Success</text:p>
          </table:table-cell>
          <table:table-cell office:value-type="float" office:value="19705">
            <text:p>19705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office:value-type="time" office:time-value="PT11H28M03.148S">
            <text:p>11:28:03.1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54780">
            <text:p>54780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office:value-type="time" office:time-value="PT11H27M43.367S">
            <text:p>11:27:43.3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723">
            <text:p>20723</text:p>
          </table:table-cell>
          <table:table-cell office:value-type="string">
            <text:p>Success</text:p>
          </table:table-cell>
          <table:table-cell office:value-type="float" office:value="69980">
            <text:p>69980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office:value-type="time" office:time-value="PT11H27M59.694S">
            <text:p>11:27:59.6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400">
            <text:p>4400</text:p>
          </table:table-cell>
          <table:table-cell office:value-type="string">
            <text:p>Success</text:p>
          </table:table-cell>
          <table:table-cell office:value-type="float" office:value="52093">
            <text:p>52093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office:value-type="time" office:time-value="PT11H27M53.545S">
            <text:p>11:27:53.5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560">
            <text:p>1056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office:value-type="time" office:time-value="PT11H28M04.088S">
            <text:p>11:28:04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98">
            <text:p>129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office:value-type="time" office:time-value="PT11H28M05.389S">
            <text:p>11:28:05.3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office:value-type="time" office:time-value="PT11H28M04.095S">
            <text:p>11:28:04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15615">
            <text:p>15615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office:value-type="time" office:time-value="PT11H28M05.508S">
            <text:p>11:28:05.5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office:value-type="time" office:time-value="PT11H27M54.072S">
            <text:p>11:27:54.0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659">
            <text:p>11659</text:p>
          </table:table-cell>
          <table:table-cell office:value-type="string">
            <text:p>Success</text:p>
          </table:table-cell>
          <table:table-cell office:value-type="float" office:value="39159">
            <text:p>39159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office:value-type="time" office:time-value="PT11H27M54.248S">
            <text:p>11:27:54.2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494">
            <text:p>11494</text:p>
          </table:table-cell>
          <table:table-cell office:value-type="string">
            <text:p>Success</text:p>
          </table:table-cell>
          <table:table-cell office:value-type="float" office:value="38440">
            <text:p>38440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office:value-type="time" office:time-value="PT11H27M53.95S">
            <text:p>11:27:53.9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809">
            <text:p>11809</text:p>
          </table:table-cell>
          <table:table-cell office:value-type="string">
            <text:p>Success</text:p>
          </table:table-cell>
          <table:table-cell office:value-type="float" office:value="38440">
            <text:p>38440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office:value-type="time" office:time-value="PT11H27M44.695S">
            <text:p>11:27:44.7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1071">
            <text:p>21071</text:p>
          </table:table-cell>
          <table:table-cell office:value-type="string">
            <text:p>Success</text:p>
          </table:table-cell>
          <table:table-cell office:value-type="float" office:value="70772">
            <text:p>70772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office:value-type="time" office:time-value="PT11H27M54.07S">
            <text:p>11:27:54.0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703">
            <text:p>11703</text:p>
          </table:table-cell>
          <table:table-cell office:value-type="string">
            <text:p>Success</text:p>
          </table:table-cell>
          <table:table-cell office:value-type="float" office:value="38436">
            <text:p>38436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office:value-type="time" office:time-value="PT11H27M54.411S">
            <text:p>11:27:54.4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378">
            <text:p>11378</text:p>
          </table:table-cell>
          <table:table-cell office:value-type="string">
            <text:p>Success</text:p>
          </table:table-cell>
          <table:table-cell office:value-type="float" office:value="17639">
            <text:p>17639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office:value-type="time" office:time-value="PT11H27M54.481S">
            <text:p>11:27:54.4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365">
            <text:p>11365</text:p>
          </table:table-cell>
          <table:table-cell office:value-type="string">
            <text:p>Success</text:p>
          </table:table-cell>
          <table:table-cell office:value-type="float" office:value="105649">
            <text:p>105649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office:value-type="time" office:time-value="PT11H28M04.104S">
            <text:p>11:28:04.1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30407">
            <text:p>30407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office:value-type="time" office:time-value="PT11H28M05.966S">
            <text:p>11:28:05.9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office:value-type="time" office:time-value="PT11H28M05.995S">
            <text:p>11:28:06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office:value-type="time" office:time-value="PT11H28M06.055S">
            <text:p>11:28:06.0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office:value-type="time" office:time-value="PT11H28M06.122S">
            <text:p>11:28:06.1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office:value-type="time" office:time-value="PT11H27M54.466S">
            <text:p>11:27:54.4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678">
            <text:p>12678</text:p>
          </table:table-cell>
          <table:table-cell office:value-type="string">
            <text:p>Success</text:p>
          </table:table-cell>
          <table:table-cell office:value-type="float" office:value="110613">
            <text:p>110613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office:value-type="time" office:time-value="PT11H27M53.999S">
            <text:p>11:27:54.0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899">
            <text:p>13899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office:value-type="time" office:time-value="PT11H27M54.098S">
            <text:p>11:27:54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800">
            <text:p>13800</text:p>
          </table:table-cell>
          <table:table-cell office:value-type="string">
            <text:p>Success</text:p>
          </table:table-cell>
          <table:table-cell office:value-type="float" office:value="39163">
            <text:p>3916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office:value-type="time" office:time-value="PT11H27M59.564S">
            <text:p>11:27:59.5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9390">
            <text:p>9390</text:p>
          </table:table-cell>
          <table:table-cell office:value-type="string">
            <text:p>Success</text:p>
          </table:table-cell>
          <table:table-cell office:value-type="float" office:value="68820">
            <text:p>68820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office:value-type="time" office:time-value="PT11H27M59.558S">
            <text:p>11:27:59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405">
            <text:p>9405</text:p>
          </table:table-cell>
          <table:table-cell office:value-type="string">
            <text:p>Success</text:p>
          </table:table-cell>
          <table:table-cell office:value-type="float" office:value="67032">
            <text:p>67032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office:value-type="time" office:time-value="PT11H27M59.561S">
            <text:p>11:27:59.5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470">
            <text:p>9470</text:p>
          </table:table-cell>
          <table:table-cell office:value-type="string">
            <text:p>Success</text:p>
          </table:table-cell>
          <table:table-cell office:value-type="float" office:value="65992">
            <text:p>65992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office:value-type="time" office:time-value="PT11H27M57.267S">
            <text:p>11:27:57.2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826">
            <text:p>11826</text:p>
          </table:table-cell>
          <table:table-cell office:value-type="string">
            <text:p>Success</text:p>
          </table:table-cell>
          <table:table-cell office:value-type="float" office:value="111979">
            <text:p>111979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office:value-type="time" office:time-value="PT11H27M56.475S">
            <text:p>11:27:56.4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643">
            <text:p>12643</text:p>
          </table:table-cell>
          <table:table-cell office:value-type="string">
            <text:p>Success</text:p>
          </table:table-cell>
          <table:table-cell office:value-type="float" office:value="121377">
            <text:p>121377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office:value-type="time" office:time-value="PT11H28M09.094S">
            <text:p>11:28:09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office:value-type="time" office:time-value="PT11H28M05.401S">
            <text:p>11:28:05.4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870">
            <text:p>3870</text:p>
          </table:table-cell>
          <table:table-cell office:value-type="string">
            <text:p>Success</text:p>
          </table:table-cell>
          <table:table-cell office:value-type="float" office:value="78487">
            <text:p>78487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office:value-type="time" office:time-value="PT11H27M57.075S">
            <text:p>11:27:57.0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201">
            <text:p>12201</text:p>
          </table:table-cell>
          <table:table-cell office:value-type="string">
            <text:p>Success</text:p>
          </table:table-cell>
          <table:table-cell office:value-type="float" office:value="111976">
            <text:p>111976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office:value-type="time" office:time-value="PT11H27M54.47S">
            <text:p>11:27:54.4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821">
            <text:p>14821</text:p>
          </table:table-cell>
          <table:table-cell office:value-type="string">
            <text:p>Success</text:p>
          </table:table-cell>
          <table:table-cell office:value-type="float" office:value="127302">
            <text:p>12730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office:value-type="time" office:time-value="PT11H28M09.152S">
            <text:p>11:28:09.15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office:value-type="time" office:time-value="PT11H28M02.422S">
            <text:p>11:28:02.4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893">
            <text:p>6893</text:p>
          </table:table-cell>
          <table:table-cell office:value-type="string">
            <text:p>Success</text:p>
          </table:table-cell>
          <table:table-cell office:value-type="float" office:value="76734">
            <text:p>76734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office:value-type="time" office:time-value="PT11H27M54.404S">
            <text:p>11:27:54.4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914">
            <text:p>14914</text:p>
          </table:table-cell>
          <table:table-cell office:value-type="string">
            <text:p>Success</text:p>
          </table:table-cell>
          <table:table-cell office:value-type="float" office:value="126991">
            <text:p>126991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office:value-type="time" office:time-value="PT11H28M09.279S">
            <text:p>11:28:09.2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office:value-type="time" office:time-value="PT11H28M09.273S">
            <text:p>11:28:09.2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office:value-type="time" office:time-value="PT11H27M56.381S">
            <text:p>11:27:56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029">
            <text:p>13029</text:p>
          </table:table-cell>
          <table:table-cell office:value-type="string">
            <text:p>Success</text:p>
          </table:table-cell>
          <table:table-cell office:value-type="float" office:value="126684">
            <text:p>126684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office:value-type="time" office:time-value="PT11H28M05.523S">
            <text:p>11:28:05.5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914">
            <text:p>3914</text:p>
          </table:table-cell>
          <table:table-cell office:value-type="string">
            <text:p>Success</text:p>
          </table:table-cell>
          <table:table-cell office:value-type="float" office:value="80640">
            <text:p>80640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office:value-type="time" office:time-value="PT11H28M05.742S">
            <text:p>11:28:05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82609">
            <text:p>8260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office:value-type="time" office:time-value="PT11H28M09.438S">
            <text:p>11:28:09.4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office:value-type="time" office:time-value="PT11H28M05.731S">
            <text:p>11:28:05.7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39">
            <text:p>3739</text:p>
          </table:table-cell>
          <table:table-cell office:value-type="string">
            <text:p>Success</text:p>
          </table:table-cell>
          <table:table-cell office:value-type="float" office:value="77596">
            <text:p>77596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office:value-type="time" office:time-value="PT11H27M58.69S">
            <text:p>11:27:58.6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796">
            <text:p>10796</text:p>
          </table:table-cell>
          <table:table-cell office:value-type="string">
            <text:p>Success</text:p>
          </table:table-cell>
          <table:table-cell office:value-type="float" office:value="109108">
            <text:p>109108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office:value-type="time" office:time-value="PT11H28M09.298S">
            <text:p>11:28:09.3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office:value-type="time" office:time-value="PT11H27M54.425S">
            <text:p>11:27:54.4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119">
            <text:p>15119</text:p>
          </table:table-cell>
          <table:table-cell office:value-type="string">
            <text:p>Success</text:p>
          </table:table-cell>
          <table:table-cell office:value-type="float" office:value="121310">
            <text:p>121310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office:value-type="time" office:time-value="PT11H27M54.563S">
            <text:p>11:27:54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991">
            <text:p>14991</text:p>
          </table:table-cell>
          <table:table-cell office:value-type="string">
            <text:p>Success</text:p>
          </table:table-cell>
          <table:table-cell office:value-type="float" office:value="122633">
            <text:p>122633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office:value-type="time" office:time-value="PT11H28M03.654S">
            <text:p>11:28:03.6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909">
            <text:p>5909</text:p>
          </table:table-cell>
          <table:table-cell office:value-type="string">
            <text:p>Success</text:p>
          </table:table-cell>
          <table:table-cell office:value-type="float" office:value="76552">
            <text:p>76552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office:value-type="time" office:time-value="PT11H28M03.148S">
            <text:p>11:28:03.1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432">
            <text:p>6432</text:p>
          </table:table-cell>
          <table:table-cell office:value-type="string">
            <text:p>Success</text:p>
          </table:table-cell>
          <table:table-cell office:value-type="float" office:value="75627">
            <text:p>75627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office:value-type="time" office:time-value="PT11H27M54.823S">
            <text:p>11:27:54.8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783">
            <text:p>14783</text:p>
          </table:table-cell>
          <table:table-cell office:value-type="string">
            <text:p>Success</text:p>
          </table:table-cell>
          <table:table-cell office:value-type="float" office:value="126985">
            <text:p>126985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office:value-type="time" office:time-value="PT11H28M09.325S">
            <text:p>11:28:09.3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office:value-type="time" office:time-value="PT11H27M54.457S">
            <text:p>11:27:54.4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5200">
            <text:p>15200</text:p>
          </table:table-cell>
          <table:table-cell office:value-type="string">
            <text:p>Success</text:p>
          </table:table-cell>
          <table:table-cell office:value-type="float" office:value="124424">
            <text:p>124424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office:value-type="time" office:time-value="PT11H28M09.54S">
            <text:p>11:28:09.5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office:value-type="time" office:time-value="PT11H28M09.627S">
            <text:p>11:28:09.6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office:value-type="time" office:time-value="PT11H28M09.711S">
            <text:p>11:28:09.7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office:value-type="time" office:time-value="PT11H27M54.071S">
            <text:p>11:27:54.0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5832">
            <text:p>15832</text:p>
          </table:table-cell>
          <table:table-cell office:value-type="string">
            <text:p>Success</text:p>
          </table:table-cell>
          <table:table-cell office:value-type="float" office:value="38480">
            <text:p>38480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office:value-type="time" office:time-value="PT11H27M54.421S">
            <text:p>11:27:54.4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535">
            <text:p>15535</text:p>
          </table:table-cell>
          <table:table-cell office:value-type="string">
            <text:p>Success</text:p>
          </table:table-cell>
          <table:table-cell office:value-type="float" office:value="121938">
            <text:p>121938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office:value-type="time" office:time-value="PT11H27M57.318S">
            <text:p>11:27:57.3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875">
            <text:p>12875</text:p>
          </table:table-cell>
          <table:table-cell office:value-type="string">
            <text:p>Success</text:p>
          </table:table-cell>
          <table:table-cell office:value-type="float" office:value="97643">
            <text:p>97643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office:value-type="time" office:time-value="PT11H28M10.196S">
            <text:p>11:28:10.2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office:value-type="time" office:time-value="PT11H28M10.741S">
            <text:p>11:28:10.74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office:value-type="time" office:time-value="PT11H28M10.797S">
            <text:p>11:28:10.8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office:value-type="time" office:time-value="PT11H28M10.841S">
            <text:p>11:28:10.8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office:value-type="time" office:time-value="PT11H27M54.55S">
            <text:p>11:27:54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459">
            <text:p>16459</text:p>
          </table:table-cell>
          <table:table-cell office:value-type="string">
            <text:p>Success</text:p>
          </table:table-cell>
          <table:table-cell office:value-type="float" office:value="115086">
            <text:p>11508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office:value-type="time" office:time-value="PT11H27M54.443S">
            <text:p>11:27:54.4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645">
            <text:p>16645</text:p>
          </table:table-cell>
          <table:table-cell office:value-type="string">
            <text:p>Success</text:p>
          </table:table-cell>
          <table:table-cell office:value-type="float" office:value="128778">
            <text:p>128778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office:value-type="time" office:time-value="PT11H27M54.234S">
            <text:p>11:27:54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051">
            <text:p>17051</text:p>
          </table:table-cell>
          <table:table-cell office:value-type="string">
            <text:p>Success</text:p>
          </table:table-cell>
          <table:table-cell office:value-type="float" office:value="38440">
            <text:p>38440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office:value-type="time" office:time-value="PT11H27M56.945S">
            <text:p>11:27:56.9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353">
            <text:p>14353</text:p>
          </table:table-cell>
          <table:table-cell office:value-type="string">
            <text:p>Success</text:p>
          </table:table-cell>
          <table:table-cell office:value-type="float" office:value="39219">
            <text:p>39219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office:value-type="time" office:time-value="PT11H27M54.22S">
            <text:p>11:27:54.2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628">
            <text:p>17628</text:p>
          </table:table-cell>
          <table:table-cell office:value-type="string">
            <text:p>Success</text:p>
          </table:table-cell>
          <table:table-cell office:value-type="float" office:value="38430">
            <text:p>38430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office:value-type="time" office:time-value="PT11H27M54.483S">
            <text:p>11:27:54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368">
            <text:p>17368</text:p>
          </table:table-cell>
          <table:table-cell office:value-type="string">
            <text:p>Success</text:p>
          </table:table-cell>
          <table:table-cell office:value-type="float" office:value="38432">
            <text:p>38432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office:value-type="time" office:time-value="PT11H27M54.798S">
            <text:p>11:27:54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060">
            <text:p>1706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office:value-type="time" office:time-value="PT11H28M11.861S">
            <text:p>11:28:11.8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office:value-type="time" office:time-value="PT11H28M11.893S">
            <text:p>11:28:11.8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office:value-type="time" office:time-value="PT11H28M11.963S">
            <text:p>11:28:11.9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office:value-type="time" office:time-value="PT11H28M12.009S">
            <text:p>11:28:12.01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office:value-type="time" office:time-value="PT11H27M53.179S">
            <text:p>11:27:53.1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9066">
            <text:p>19066</text:p>
          </table:table-cell>
          <table:table-cell office:value-type="string">
            <text:p>Success</text:p>
          </table:table-cell>
          <table:table-cell office:value-type="float" office:value="38426">
            <text:p>38426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office:value-type="time" office:time-value="PT11H28M12.055S">
            <text:p>11:28:12.0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33305">
            <text:p>33305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office:value-type="time" office:time-value="PT11H27M54.705S">
            <text:p>11:27:54.7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251">
            <text:p>1825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office:value-type="time" office:time-value="PT11H27M54.481S">
            <text:p>11:27:54.4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8641">
            <text:p>18641</text:p>
          </table:table-cell>
          <table:table-cell office:value-type="string">
            <text:p>Success</text:p>
          </table:table-cell>
          <table:table-cell office:value-type="float" office:value="39176">
            <text:p>39176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office:value-type="time" office:time-value="PT11H27M54.186S">
            <text:p>11:27:54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937">
            <text:p>18937</text:p>
          </table:table-cell>
          <table:table-cell office:value-type="string">
            <text:p>Success</text:p>
          </table:table-cell>
          <table:table-cell office:value-type="float" office:value="38434">
            <text:p>38434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office:value-type="time" office:time-value="PT11H27M59.697S">
            <text:p>11:27:59.7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21">
            <text:p>13521</text:p>
          </table:table-cell>
          <table:table-cell office:value-type="string">
            <text:p>Success</text:p>
          </table:table-cell>
          <table:table-cell office:value-type="float" office:value="72203">
            <text:p>72203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office:value-type="time" office:time-value="PT11H27M54.699S">
            <text:p>11:27:54.70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660">
            <text:p>18660</text:p>
          </table:table-cell>
          <table:table-cell office:value-type="string">
            <text:p>Success</text:p>
          </table:table-cell>
          <table:table-cell office:value-type="float" office:value="17639">
            <text:p>17639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office:value-type="time" office:time-value="PT11H27M55.567S">
            <text:p>11:27:55.5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814">
            <text:p>17814</text:p>
          </table:table-cell>
          <table:table-cell office:value-type="string">
            <text:p>Success</text:p>
          </table:table-cell>
          <table:table-cell office:value-type="float" office:value="51333">
            <text:p>51333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office:value-type="time" office:time-value="PT11H28M13.123S">
            <text:p>11:28:13.1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52184">
            <text:p>52184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office:value-type="time" office:time-value="PT11H28M13.383S">
            <text:p>11:28:13.3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office:value-type="time" office:time-value="PT11H27M54.499S">
            <text:p>11:27:54.5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054">
            <text:p>1905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office:value-type="time" office:time-value="PT11H28M13.551S">
            <text:p>11:28:13.5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office:value-type="time" office:time-value="PT11H28M13.386S">
            <text:p>11:28:13.3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office:value-type="time" office:time-value="PT11H28M13.568S">
            <text:p>11:28:13.57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office:value-type="time" office:time-value="PT11H27M54.178S">
            <text:p>11:27:54.1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889">
            <text:p>1988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office:value-type="time" office:time-value="PT11H27M43.546S">
            <text:p>11:27:43.5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532">
            <text:p>30532</text:p>
          </table:table-cell>
          <table:table-cell office:value-type="string">
            <text:p>Success</text:p>
          </table:table-cell>
          <table:table-cell office:value-type="float" office:value="70776">
            <text:p>70776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office:value-type="time" office:time-value="PT11H27M54.781S">
            <text:p>11:27:54.7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494">
            <text:p>19494</text:p>
          </table:table-cell>
          <table:table-cell office:value-type="string">
            <text:p>Success</text:p>
          </table:table-cell>
          <table:table-cell office:value-type="float" office:value="16912">
            <text:p>16912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office:value-type="time" office:time-value="PT11H27M54.617S">
            <text:p>11:27:54.6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659">
            <text:p>19659</text:p>
          </table:table-cell>
          <table:table-cell office:value-type="string">
            <text:p>Success</text:p>
          </table:table-cell>
          <table:table-cell office:value-type="float" office:value="38534">
            <text:p>38534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office:value-type="time" office:time-value="PT11H27M54.477S">
            <text:p>11:27:54.4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809">
            <text:p>1980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office:value-type="time" office:time-value="PT11H27M54.793S">
            <text:p>11:27:54.7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895">
            <text:p>19895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office:value-type="time" office:time-value="PT11H27M54.554S">
            <text:p>11:27:54.5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221">
            <text:p>20221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office:value-type="time" office:time-value="PT11H27M44.701S">
            <text:p>11:27:44.7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0081">
            <text:p>30081</text:p>
          </table:table-cell>
          <table:table-cell office:value-type="string">
            <text:p>Success</text:p>
          </table:table-cell>
          <table:table-cell office:value-type="float" office:value="70074">
            <text:p>70074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office:value-type="time" office:time-value="PT11H28M14.69S">
            <text:p>11:28:14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34753">
            <text:p>34753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office:value-type="time" office:time-value="PT11H28M14.789S">
            <text:p>11:28:14.7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office:value-type="time" office:time-value="PT11H28M14.821S">
            <text:p>11:28:14.8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office:value-type="time" office:time-value="PT11H28M14.861S">
            <text:p>11:28:14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office:value-type="time" office:time-value="PT11H27M54.822S">
            <text:p>11:27:54.8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179">
            <text:p>20179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office:value-type="time" office:time-value="PT11H27M54.077S">
            <text:p>11:27:54.0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946">
            <text:p>20946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office:value-type="time" office:time-value="PT11H28M14.912S">
            <text:p>11:28:14.9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office:value-type="time" office:time-value="PT11H27M54.833S">
            <text:p>11:27:54.8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213">
            <text:p>2021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office:value-type="time" office:time-value="PT11H28M15.049S">
            <text:p>11:28:15.0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office:value-type="time" office:time-value="PT11H28M15.083S">
            <text:p>11:28:15.0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office:value-type="time" office:time-value="PT11H28M15.127S">
            <text:p>11:28:15.1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office:value-type="time" office:time-value="PT11H28M15.168S">
            <text:p>11:28:15.17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office:value-type="time" office:time-value="PT11H27M54.6S">
            <text:p>11:27:54.6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746">
            <text:p>20746</text:p>
          </table:table-cell>
          <table:table-cell office:value-type="string">
            <text:p>Success</text:p>
          </table:table-cell>
          <table:table-cell office:value-type="float" office:value="51343">
            <text:p>51343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office:value-type="time" office:time-value="PT11H28M15.209S">
            <text:p>11:28:15.2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36200">
            <text:p>3620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office:value-type="time" office:time-value="PT11H27M54.74S">
            <text:p>11:27:54.74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207">
            <text:p>21207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office:value-type="time" office:time-value="PT11H28M15.348S">
            <text:p>11:28:15.3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office:value-type="time" office:time-value="PT11H28M16.006S">
            <text:p>11:28:16.01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office:value-type="time" office:time-value="PT11H28M06.18S">
            <text:p>11:28:06.1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898">
            <text:p>9898</text:p>
          </table:table-cell>
          <table:table-cell office:value-type="string">
            <text:p>Success</text:p>
          </table:table-cell>
          <table:table-cell office:value-type="float" office:value="84786">
            <text:p>84786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office:value-type="time" office:time-value="PT11H28M16.08S">
            <text:p>11:28:16.0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office:value-type="time" office:time-value="PT11H28M16.108S">
            <text:p>11:28:16.11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office:value-type="time" office:time-value="PT11H28M16.174S">
            <text:p>11:28:16.1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office:value-type="time" office:time-value="PT11H28M16.233S">
            <text:p>11:28:16.2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office:value-type="time" office:time-value="PT11H27M54.705S">
            <text:p>11:27:54.7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166">
            <text:p>22166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office:value-type="time" office:time-value="PT11H27M56.359S">
            <text:p>11:27:56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567">
            <text:p>20567</text:p>
          </table:table-cell>
          <table:table-cell office:value-type="string">
            <text:p>Success</text:p>
          </table:table-cell>
          <table:table-cell office:value-type="float" office:value="38534">
            <text:p>38534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office:value-type="time" office:time-value="PT11H27M54.822S">
            <text:p>11:27:54.8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113">
            <text:p>22113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office:value-type="time" office:time-value="PT11H27M54.608S">
            <text:p>11:27:54.6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2331">
            <text:p>22331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office:value-type="time" office:time-value="PT11H27M56.39S">
            <text:p>11:27:56.3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0555">
            <text:p>20555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office:value-type="time" office:time-value="PT11H28M05.772S">
            <text:p>11:28:05.7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05">
            <text:p>11205</text:p>
          </table:table-cell>
          <table:table-cell office:value-type="string">
            <text:p>Success</text:p>
          </table:table-cell>
          <table:table-cell office:value-type="float" office:value="85683">
            <text:p>85683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office:value-type="time" office:time-value="PT11H28M16.947S">
            <text:p>11:28:16.9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office:value-type="time" office:time-value="PT11H28M16.996S">
            <text:p>11:28:17.00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office:value-type="time" office:time-value="PT11H28M16.94S">
            <text:p>11:28:16.9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37654">
            <text:p>37654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office:value-type="time" office:time-value="PT11H28M17.134S">
            <text:p>11:28:17.1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office:value-type="time" office:time-value="PT11H28M17.164S">
            <text:p>11:28:17.1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office:value-type="time" office:time-value="PT11H28M17.203S">
            <text:p>11:28:17.2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office:value-type="time" office:time-value="PT11H28M17.243S">
            <text:p>11:28:17.2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office:value-type="time" office:time-value="PT11H27M54.696S">
            <text:p>11:27:54.7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952">
            <text:p>22952</text:p>
          </table:table-cell>
          <table:table-cell office:value-type="string">
            <text:p>Success</text:p>
          </table:table-cell>
          <table:table-cell office:value-type="float" office:value="51343">
            <text:p>51343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office:value-type="time" office:time-value="PT11H28M17.649S">
            <text:p>11:28:17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office:value-type="time" office:time-value="PT11H28M18.703S">
            <text:p>11:28:18.7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office:value-type="time" office:time-value="PT11H28M10.91S">
            <text:p>11:28:10.9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889">
            <text:p>788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office:value-type="time" office:time-value="PT11H27M55.59S">
            <text:p>11:27:55.5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212">
            <text:p>23212</text:p>
          </table:table-cell>
          <table:table-cell office:value-type="string">
            <text:p>Success</text:p>
          </table:table-cell>
          <table:table-cell office:value-type="float" office:value="38534">
            <text:p>38534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office:value-type="time" office:time-value="PT11H27M56.407S">
            <text:p>11:27:56.4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400">
            <text:p>22400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office:value-type="time" office:time-value="PT11H28M11.091S">
            <text:p>11:28:11.09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723">
            <text:p>772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office:value-type="time" office:time-value="PT11H28M11.012S">
            <text:p>11:28:11.0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543">
            <text:p>854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office:value-type="time" office:time-value="PT11H28M09.68S">
            <text:p>11:28:09.6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959">
            <text:p>995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office:value-type="time" office:time-value="PT11H28M09.606S">
            <text:p>11:28:09.6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037">
            <text:p>1003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office:value-type="time" office:time-value="PT11H28M09.564S">
            <text:p>11:28:09.5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097">
            <text:p>1009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office:value-type="time" office:time-value="PT11H28M09.957S">
            <text:p>11:28:09.9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737">
            <text:p>973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office:value-type="time" office:time-value="PT11H28M09.292S">
            <text:p>11:28:09.29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403">
            <text:p>1040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office:value-type="time" office:time-value="PT11H27M54.138S">
            <text:p>11:27:54.1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567">
            <text:p>25567</text:p>
          </table:table-cell>
          <table:table-cell office:value-type="string">
            <text:p>Success</text:p>
          </table:table-cell>
          <table:table-cell office:value-type="float" office:value="38461">
            <text:p>38461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office:value-type="time" office:time-value="PT11H28M05.847S">
            <text:p>11:28:05.85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863">
            <text:p>1386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office:value-type="time" office:time-value="PT11H28M09.472S">
            <text:p>11:28:09.4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244">
            <text:p>10244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office:value-type="time" office:time-value="PT11H27M53.984S">
            <text:p>11:27:53.9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5733">
            <text:p>25733</text:p>
          </table:table-cell>
          <table:table-cell office:value-type="string">
            <text:p>Success</text:p>
          </table:table-cell>
          <table:table-cell office:value-type="float" office:value="38461">
            <text:p>38461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office:value-type="time" office:time-value="PT11H28M07.146S">
            <text:p>11:28:07.1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573">
            <text:p>1257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office:value-type="time" office:time-value="PT11H28M08.965S">
            <text:p>11:28:08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763">
            <text:p>10763</text:p>
          </table:table-cell>
          <table:table-cell office:value-type="string">
            <text:p>Success</text:p>
          </table:table-cell>
          <table:table-cell office:value-type="float" office:value="38947">
            <text:p>38947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office:value-type="time" office:time-value="PT11H28M05.79S">
            <text:p>11:28:05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946">
            <text:p>13946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office:value-type="time" office:time-value="PT11H28M09.448S">
            <text:p>11:28:09.4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303">
            <text:p>1030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office:value-type="time" office:time-value="PT11H27M55.137S">
            <text:p>11:27:55.1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623">
            <text:p>24623</text:p>
          </table:table-cell>
          <table:table-cell office:value-type="string">
            <text:p>Success</text:p>
          </table:table-cell>
          <table:table-cell office:value-type="float" office:value="40121">
            <text:p>4012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office:value-type="time" office:time-value="PT11H28M19.729S">
            <text:p>11:28:19.7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office:value-type="time" office:time-value="PT11H28M19.717S">
            <text:p>11:28:19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office:value-type="time" office:time-value="PT11H28M09.544S">
            <text:p>11:28:09.54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245">
            <text:p>1024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office:value-type="time" office:time-value="PT11H28M09.119S">
            <text:p>11:28:09.1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696">
            <text:p>10696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office:value-type="time" office:time-value="PT11H28M19.641S">
            <text:p>11:28:19.6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office:value-type="time" office:time-value="PT11H28M19.767S">
            <text:p>11:28:19.7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office:value-type="time" office:time-value="PT11H28M19.788S">
            <text:p>11:28:19.7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office:value-type="time" office:time-value="PT11H28M19.817S">
            <text:p>11:28:19.8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office:value-type="time" office:time-value="PT11H28M19.841S">
            <text:p>11:28:19.8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office:value-type="time" office:time-value="PT11H28M19.867S">
            <text:p>11:28:19.8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office:value-type="time" office:time-value="PT11H28M19.897S">
            <text:p>11:28:19.9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office:value-type="time" office:time-value="PT11H28M19.893S">
            <text:p>11:28:19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office:value-type="time" office:time-value="PT11H28M19.936S">
            <text:p>11:28:19.9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office:value-type="time" office:time-value="PT11H28M19.988S">
            <text:p>11:28:19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office:value-type="time" office:time-value="PT11H28M20.057S">
            <text:p>11:28:20.0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office:value-type="time" office:time-value="PT11H28M19.753S">
            <text:p>11:28:19.7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office:value-type="time" office:time-value="PT11H28M07.899S">
            <text:p>11:28:07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899">
            <text:p>12899</text:p>
          </table:table-cell>
          <table:table-cell office:value-type="string">
            <text:p>Success</text:p>
          </table:table-cell>
          <table:table-cell office:value-type="float" office:value="84922">
            <text:p>84922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office:value-type="time" office:time-value="PT11H28M20.788S">
            <text:p>11:28:20.7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office:value-type="time" office:time-value="PT11H28M20.816S">
            <text:p>11:28:20.8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office:value-type="time" office:time-value="PT11H28M20.869S">
            <text:p>11:28:20.8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office:value-type="time" office:time-value="PT11H28M20.898S">
            <text:p>11:28:20.9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office:value-type="time" office:time-value="PT11H28M04.049S">
            <text:p>11:28:04.05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104">
            <text:p>1710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office:value-type="time" office:time-value="PT11H28M11.852S">
            <text:p>11:28:11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447">
            <text:p>9447</text:p>
          </table:table-cell>
          <table:table-cell office:value-type="string">
            <text:p>Success</text:p>
          </table:table-cell>
          <table:table-cell office:value-type="float" office:value="88152">
            <text:p>88152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office:value-type="time" office:time-value="PT11H28M04.092S">
            <text:p>11:28:04.0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287">
            <text:p>1728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office:value-type="time" office:time-value="PT11H28M04.039S">
            <text:p>11:28:04.04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351">
            <text:p>1735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office:value-type="time" office:time-value="PT11H27M53.99S">
            <text:p>11:27:53.9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7426">
            <text:p>27426</text:p>
          </table:table-cell>
          <table:table-cell office:value-type="string">
            <text:p>Success</text:p>
          </table:table-cell>
          <table:table-cell office:value-type="float" office:value="38441">
            <text:p>38441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office:value-type="time" office:time-value="PT11H28M09.033S">
            <text:p>11:28:09.03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420">
            <text:p>1242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office:value-type="time" office:time-value="PT11H28M05.767S">
            <text:p>11:28:05.77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697">
            <text:p>1569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office:value-type="time" office:time-value="PT11H27M56.387S">
            <text:p>11:27:56.3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5136">
            <text:p>25136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office:value-type="time" office:time-value="PT11H28M04.055S">
            <text:p>11:28:04.0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474">
            <text:p>1747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office:value-type="time" office:time-value="PT11H27M54.115S">
            <text:p>11:27:54.1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420">
            <text:p>27420</text:p>
          </table:table-cell>
          <table:table-cell office:value-type="string">
            <text:p>Success</text:p>
          </table:table-cell>
          <table:table-cell office:value-type="float" office:value="38538">
            <text:p>38538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office:value-type="time" office:time-value="PT11H27M53.846S">
            <text:p>11:27:53.8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699">
            <text:p>27699</text:p>
          </table:table-cell>
          <table:table-cell office:value-type="string">
            <text:p>Success</text:p>
          </table:table-cell>
          <table:table-cell office:value-type="float" office:value="38441">
            <text:p>3844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office:value-type="time" office:time-value="PT11H28M09.755S">
            <text:p>11:28:09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795">
            <text:p>1179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office:value-type="time" office:time-value="PT11H28M09.319S">
            <text:p>11:28:09.3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234">
            <text:p>1223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office:value-type="time" office:time-value="PT11H28M19.721S">
            <text:p>11:28:19.7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office:value-type="time" office:time-value="PT11H28M13.361S">
            <text:p>11:28:13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213">
            <text:p>8213</text:p>
          </table:table-cell>
          <table:table-cell office:value-type="string">
            <text:p>Success</text:p>
          </table:table-cell>
          <table:table-cell office:value-type="float" office:value="37955">
            <text:p>3795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office:value-type="time" office:time-value="PT11H27M56.45S">
            <text:p>11:27:56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124">
            <text:p>25124</text:p>
          </table:table-cell>
          <table:table-cell office:value-type="string">
            <text:p>Success</text:p>
          </table:table-cell>
          <table:table-cell office:value-type="float" office:value="38544">
            <text:p>38544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office:value-type="time" office:time-value="PT11H28M09.657S">
            <text:p>11:28:09.66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922">
            <text:p>1192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office:value-type="time" office:time-value="PT11H27M54.436S">
            <text:p>11:27:54.4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146">
            <text:p>27146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office:value-type="time" office:time-value="PT11H28M09.317S">
            <text:p>11:28:09.32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273">
            <text:p>1227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office:value-type="time" office:time-value="PT11H28M19.694S">
            <text:p>11:28:19.6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02">
            <text:p>1902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office:value-type="time" office:time-value="PT11H28M19.663S">
            <text:p>11:28:19.6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36">
            <text:p>1936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office:value-type="time" office:time-value="PT11H28M19.948S">
            <text:p>11:28:19.9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office:value-type="time" office:time-value="PT11H28M19.791S">
            <text:p>11:28:19.7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826">
            <text:p>1826</text:p>
          </table:table-cell>
          <table:table-cell office:value-type="string">
            <text:p>Success</text:p>
          </table:table-cell>
          <table:table-cell office:value-type="float" office:value="39264">
            <text:p>39264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office:value-type="time" office:time-value="PT11H28M09.488S">
            <text:p>11:28:09.4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152">
            <text:p>12152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office:value-type="time" office:time-value="PT11H28M19.556S">
            <text:p>11:28:19.5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117">
            <text:p>2117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office:value-type="time" office:time-value="PT11H28M09.581S">
            <text:p>11:28:09.5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103">
            <text:p>1210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office:value-type="time" office:time-value="PT11H28M21.3S">
            <text:p>11:28:21.3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38947">
            <text:p>38947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office:value-type="time" office:time-value="PT11H28M04.073S">
            <text:p>11:28:04.0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623">
            <text:p>17623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office:value-type="time" office:time-value="PT11H28M13.554S">
            <text:p>11:28:13.5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149">
            <text:p>8149</text:p>
          </table:table-cell>
          <table:table-cell office:value-type="string">
            <text:p>Success</text:p>
          </table:table-cell>
          <table:table-cell office:value-type="float" office:value="37955">
            <text:p>37955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office:value-type="time" office:time-value="PT11H28M16.281S">
            <text:p>11:28:16.2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424">
            <text:p>542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office:value-type="time" office:time-value="PT11H28M12.956S">
            <text:p>11:28:12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53">
            <text:p>8753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office:value-type="time" office:time-value="PT11H28M19.697S">
            <text:p>11:28:19.7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11">
            <text:p>2011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office:value-type="time" office:time-value="PT11H28M04.059S">
            <text:p>11:28:04.0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658">
            <text:p>17658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office:value-type="time" office:time-value="PT11H28M08.955S">
            <text:p>11:28:08.9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784">
            <text:p>12784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office:value-type="time" office:time-value="PT11H28M09.411S">
            <text:p>11:28:09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340">
            <text:p>12340</text:p>
          </table:table-cell>
          <table:table-cell office:value-type="string">
            <text:p>Success</text:p>
          </table:table-cell>
          <table:table-cell office:value-type="float" office:value="38947">
            <text:p>38947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office:value-type="time" office:time-value="PT11H28M09.556S">
            <text:p>11:28:09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198">
            <text:p>12198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office:value-type="time" office:time-value="PT11H28M20.015S">
            <text:p>11:28:20.0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office:value-type="time" office:time-value="PT11H28M19.644S">
            <text:p>11:28:19.6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15">
            <text:p>2115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office:value-type="time" office:time-value="PT11H27M59.431S">
            <text:p>11:27:59.4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339">
            <text:p>22339</text:p>
          </table:table-cell>
          <table:table-cell office:value-type="string">
            <text:p>Success</text:p>
          </table:table-cell>
          <table:table-cell office:value-type="float" office:value="51343">
            <text:p>51343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office:value-type="time" office:time-value="PT11H28M20.8S">
            <text:p>11:28:20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78">
            <text:p>978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office:value-type="time" office:time-value="PT11H28M21.694S">
            <text:p>11:28:21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office:value-type="time" office:time-value="PT11H28M20.102S">
            <text:p>11:28:20.1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96">
            <text:p>169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office:value-type="time" office:time-value="PT11H28M21.756S">
            <text:p>11:28:21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office:value-type="time" office:time-value="PT11H28M21.641S">
            <text:p>11:28:21.6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office:value-type="time" office:time-value="PT11H28M21.78S">
            <text:p>11:28:21.7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office:value-type="time" office:time-value="PT11H28M21.813S">
            <text:p>11:28:21.8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office:value-type="time" office:time-value="PT11H28M21.792S">
            <text:p>11:28:21.7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office:value-type="time" office:time-value="PT11H28M04.073S">
            <text:p>11:28:04.0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7872">
            <text:p>17872</text:p>
          </table:table-cell>
          <table:table-cell office:value-type="string">
            <text:p>Success</text:p>
          </table:table-cell>
          <table:table-cell office:value-type="float" office:value="76442">
            <text:p>76442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office:value-type="time" office:time-value="PT11H28M21.754S">
            <text:p>11:28:21.7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office:value-type="time" office:time-value="PT11H28M21.904S">
            <text:p>11:28:21.9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office:value-type="time" office:time-value="PT11H28M21.862S">
            <text:p>11:28:21.8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office:value-type="time" office:time-value="PT11H28M21.932S">
            <text:p>11:28:21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office:value-type="time" office:time-value="PT11H28M21.812S">
            <text:p>11:28:21.8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office:value-type="time" office:time-value="PT11H28M21.986S">
            <text:p>11:28:21.99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office:value-type="time" office:time-value="PT11H28M21.994S">
            <text:p>11:28:21.9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office:value-type="time" office:time-value="PT11H28M21.965S">
            <text:p>11:28:21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office:value-type="time" office:time-value="PT11H28M22.064S">
            <text:p>11:28:22.0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office:value-type="time" office:time-value="PT11H28M15.384S">
            <text:p>11:28:15.3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772">
            <text:p>6772</text:p>
          </table:table-cell>
          <table:table-cell office:value-type="string">
            <text:p>Success</text:p>
          </table:table-cell>
          <table:table-cell office:value-type="float" office:value="65363">
            <text:p>65363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office:value-type="time" office:time-value="PT11H28M22.103S">
            <text:p>11:28:22.1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office:value-type="time" office:time-value="PT11H28M22.08S">
            <text:p>11:28:22.0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office:value-type="time" office:time-value="PT11H28M22.157S">
            <text:p>11:28:22.1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office:value-type="time" office:time-value="PT11H28M22.105S">
            <text:p>11:28:22.1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office:value-type="time" office:time-value="PT11H28M22.188S">
            <text:p>11:28:22.1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office:value-type="time" office:time-value="PT11H28M22.181S">
            <text:p>11:28:22.1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office:value-type="time" office:time-value="PT11H28M05.76S">
            <text:p>11:28:05.7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6518">
            <text:p>16518</text:p>
          </table:table-cell>
          <table:table-cell office:value-type="string">
            <text:p>Success</text:p>
          </table:table-cell>
          <table:table-cell office:value-type="float" office:value="85996">
            <text:p>85996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office:value-type="time" office:time-value="PT11H28M22.233S">
            <text:p>11:28:22.2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office:value-type="time" office:time-value="PT11H28M22.24S">
            <text:p>11:28:22.24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office:value-type="time" office:time-value="PT11H28M22.172S">
            <text:p>11:28:22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office:value-type="time" office:time-value="PT11H28M09.905S">
            <text:p>11:28:09.9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3056">
            <text:p>13056</text:p>
          </table:table-cell>
          <table:table-cell office:value-type="string">
            <text:p>Success</text:p>
          </table:table-cell>
          <table:table-cell office:value-type="float" office:value="85891">
            <text:p>85891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office:value-type="time" office:time-value="PT11H28M21.772S">
            <text:p>11:28:21.7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office:value-type="time" office:time-value="PT11H28M23.126S">
            <text:p>11:28:23.13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office:value-type="time" office:time-value="PT11H27M57.126S">
            <text:p>11:27:57.1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6245">
            <text:p>26245</text:p>
          </table:table-cell>
          <table:table-cell office:value-type="string">
            <text:p>Success</text:p>
          </table:table-cell>
          <table:table-cell office:value-type="float" office:value="122863">
            <text:p>122863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office:value-type="time" office:time-value="PT11H28M23.373S">
            <text:p>11:28:23.3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office:value-type="time" office:time-value="PT11H28M23.392S">
            <text:p>11:28:23.39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office:value-type="time" office:time-value="PT11H28M23.432S">
            <text:p>11:28:23.4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office:value-type="time" office:time-value="PT11H28M23.47S">
            <text:p>11:28:23.4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office:value-type="time" office:time-value="PT11H28M12.263S">
            <text:p>11:28:12.2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436">
            <text:p>11436</text:p>
          </table:table-cell>
          <table:table-cell office:value-type="string">
            <text:p>Success</text:p>
          </table:table-cell>
          <table:table-cell office:value-type="float" office:value="83470">
            <text:p>83470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office:value-type="time" office:time-value="PT11H28M23.701S">
            <text:p>11:28:23.7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office:value-type="time" office:time-value="PT11H28M23.727S">
            <text:p>11:28:23.7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office:value-type="time" office:time-value="PT11H28M23.765S">
            <text:p>11:28:23.7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office:value-type="time" office:time-value="PT11H28M21.741S">
            <text:p>11:28:21.7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office:value-type="time" office:time-value="PT11H28M21.686S">
            <text:p>11:28:21.6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office:value-type="time" office:time-value="PT11H28M23.843S">
            <text:p>11:28:23.8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office:value-type="time" office:time-value="PT11H28M23.84S">
            <text:p>11:28:23.8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office:value-type="time" office:time-value="PT11H28M23.873S">
            <text:p>11:28:23.8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office:value-type="time" office:time-value="PT11H28M23.873S">
            <text:p>11:28:23.8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office:value-type="time" office:time-value="PT11H28M23.908S">
            <text:p>11:28:23.9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office:value-type="time" office:time-value="PT11H28M23.926S">
            <text:p>11:28:23.9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office:value-type="time" office:time-value="PT11H28M23.947S">
            <text:p>11:28:23.9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office:value-type="time" office:time-value="PT11H28M23.967S">
            <text:p>11:28:23.9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office:value-type="time" office:time-value="PT11H28M07.899S">
            <text:p>11:28:07.9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7002">
            <text:p>17002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office:value-type="time" office:time-value="PT11H28M12.247S">
            <text:p>11:28:12.2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816">
            <text:p>12816</text:p>
          </table:table-cell>
          <table:table-cell office:value-type="string">
            <text:p>Success</text:p>
          </table:table-cell>
          <table:table-cell office:value-type="float" office:value="83372">
            <text:p>83372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office:value-type="time" office:time-value="PT11H28M21.698S">
            <text:p>11:28:21.7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511">
            <text:p>3511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office:value-type="time" office:time-value="PT11H28M25.21S">
            <text:p>11:28:25.21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office:value-type="time" office:time-value="PT11H28M13.568S">
            <text:p>11:28:13.5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927">
            <text:p>11927</text:p>
          </table:table-cell>
          <table:table-cell office:value-type="string">
            <text:p>Success</text:p>
          </table:table-cell>
          <table:table-cell office:value-type="float" office:value="80240">
            <text:p>80240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office:value-type="time" office:time-value="PT11H28M25.497S">
            <text:p>11:28:25.5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office:value-type="time" office:time-value="PT11H28M13.124S">
            <text:p>11:28:13.1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601">
            <text:p>12601</text:p>
          </table:table-cell>
          <table:table-cell office:value-type="string">
            <text:p>Success</text:p>
          </table:table-cell>
          <table:table-cell office:value-type="float" office:value="76962">
            <text:p>76962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office:value-type="time" office:time-value="PT11H28M11.299S">
            <text:p>11:28:11.3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507">
            <text:p>14507</text:p>
          </table:table-cell>
          <table:table-cell office:value-type="string">
            <text:p>Success</text:p>
          </table:table-cell>
          <table:table-cell office:value-type="float" office:value="88903">
            <text:p>88903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office:value-type="time" office:time-value="PT11H28M17.286S">
            <text:p>11:28:17.2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548">
            <text:p>8548</text:p>
          </table:table-cell>
          <table:table-cell office:value-type="string">
            <text:p>Success</text:p>
          </table:table-cell>
          <table:table-cell office:value-type="float" office:value="66555">
            <text:p>66555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office:value-type="time" office:time-value="PT11H28M25.835S">
            <text:p>11:28:25.8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office:value-type="time" office:time-value="PT11H28M25.863S">
            <text:p>11:28:25.86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office:value-type="time" office:time-value="PT11H28M25.892S">
            <text:p>11:28:25.8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office:value-type="time" office:time-value="PT11H28M25.921S">
            <text:p>11:28:25.9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office:value-type="time" office:time-value="PT11H28M11.85S">
            <text:p>11:28:11.8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347">
            <text:p>14347</text:p>
          </table:table-cell>
          <table:table-cell office:value-type="string">
            <text:p>Success</text:p>
          </table:table-cell>
          <table:table-cell office:value-type="float" office:value="92437">
            <text:p>92437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office:value-type="time" office:time-value="PT11H28M22.13S">
            <text:p>11:28:22.1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28">
            <text:p>422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office:value-type="time" office:time-value="PT11H28M22.089S">
            <text:p>11:28:22.0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273">
            <text:p>4273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office:value-type="time" office:time-value="PT11H28M22.249S">
            <text:p>11:28:22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142">
            <text:p>4142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office:value-type="time" office:time-value="PT11H28M16.928S">
            <text:p>11:28:16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705">
            <text:p>9705</text:p>
          </table:table-cell>
          <table:table-cell office:value-type="string">
            <text:p>Success</text:p>
          </table:table-cell>
          <table:table-cell office:value-type="float" office:value="67546">
            <text:p>67546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office:value-type="time" office:time-value="PT11H28M24.903S">
            <text:p>11:28:24.9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422">
            <text:p>2422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office:value-type="time" office:time-value="PT11H28M27.326S">
            <text:p>11:28:27.33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office:value-type="time" office:time-value="PT11H28M19.721S">
            <text:p>11:28:19.7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023">
            <text:p>8023</text:p>
          </table:table-cell>
          <table:table-cell office:value-type="string">
            <text:p>Success</text:p>
          </table:table-cell>
          <table:table-cell office:value-type="float" office:value="74452">
            <text:p>74452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office:value-type="time" office:time-value="PT11H28M18.804S">
            <text:p>11:28:18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118">
            <text:p>9118</text:p>
          </table:table-cell>
          <table:table-cell office:value-type="string">
            <text:p>Success</text:p>
          </table:table-cell>
          <table:table-cell office:value-type="float" office:value="68541">
            <text:p>68541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office:value-type="time" office:time-value="PT11H28M19.707S">
            <text:p>11:28:19.7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591">
            <text:p>8591</text:p>
          </table:table-cell>
          <table:table-cell office:value-type="string">
            <text:p>Success</text:p>
          </table:table-cell>
          <table:table-cell office:value-type="float" office:value="72485">
            <text:p>72485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office:value-type="time" office:time-value="PT11H28M19.737S">
            <text:p>11:28:19.7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573">
            <text:p>8573</text:p>
          </table:table-cell>
          <table:table-cell office:value-type="string">
            <text:p>Success</text:p>
          </table:table-cell>
          <table:table-cell office:value-type="float" office:value="72387">
            <text:p>72387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office:value-type="time" office:time-value="PT11H28M13.582S">
            <text:p>11:28:13.5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744">
            <text:p>14744</text:p>
          </table:table-cell>
          <table:table-cell office:value-type="string">
            <text:p>Success</text:p>
          </table:table-cell>
          <table:table-cell office:value-type="float" office:value="81333">
            <text:p>81333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office:value-type="time" office:time-value="PT11H28M28.327S">
            <text:p>11:28:28.3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office:value-type="time" office:time-value="PT11H28M11.286S">
            <text:p>11:28:11.2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065">
            <text:p>17065</text:p>
          </table:table-cell>
          <table:table-cell office:value-type="string">
            <text:p>Success</text:p>
          </table:table-cell>
          <table:table-cell office:value-type="float" office:value="88127">
            <text:p>88127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office:value-type="time" office:time-value="PT11H28M22.311S">
            <text:p>11:28:22.3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793">
            <text:p>679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office:value-type="time" office:time-value="PT11H28M14.777S">
            <text:p>11:28:14.7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361">
            <text:p>14361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office:value-type="time" office:time-value="PT11H28M18.809S">
            <text:p>11:28:18.8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331">
            <text:p>10331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office:value-type="time" office:time-value="PT11H28M09.457S">
            <text:p>11:28:09.4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684">
            <text:p>19684</text:p>
          </table:table-cell>
          <table:table-cell office:value-type="string">
            <text:p>Success</text:p>
          </table:table-cell>
          <table:table-cell office:value-type="float" office:value="58929">
            <text:p>58929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office:value-type="time" office:time-value="PT11H28M21.561S">
            <text:p>11:28:21.5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608">
            <text:p>7608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office:value-type="time" office:time-value="PT11H28M19.762S">
            <text:p>11:28:19.7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741">
            <text:p>9741</text:p>
          </table:table-cell>
          <table:table-cell office:value-type="string">
            <text:p>Success</text:p>
          </table:table-cell>
          <table:table-cell office:value-type="float" office:value="72463">
            <text:p>7246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office:value-type="time" office:time-value="PT11H28M29.504S">
            <text:p>11:28:29.5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time" office:time-value="PT11H28M29.532S">
            <text:p>11:28:29.5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office:value-type="time" office:time-value="PT11H28M18.718S">
            <text:p>11:28:18.7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863">
            <text:p>10863</text:p>
          </table:table-cell>
          <table:table-cell office:value-type="string">
            <text:p>Success</text:p>
          </table:table-cell>
          <table:table-cell office:value-type="float" office:value="68447">
            <text:p>68447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office:value-type="time" office:time-value="PT11H28M29.582S">
            <text:p>11:28:29.5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office:value-type="time" office:time-value="PT11H28M29.575S">
            <text:p>11:28:29.5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office:value-type="time" office:time-value="PT11H28M16.034S">
            <text:p>11:28:16.0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618">
            <text:p>13618</text:p>
          </table:table-cell>
          <table:table-cell office:value-type="string">
            <text:p>Success</text:p>
          </table:table-cell>
          <table:table-cell office:value-type="float" office:value="64501">
            <text:p>64501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office:value-type="time" office:time-value="PT11H28M29.654S">
            <text:p>11:28:29.6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office:value-type="time" office:time-value="PT11H28M14.277S">
            <text:p>11:28:14.2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411">
            <text:p>15411</text:p>
          </table:table-cell>
          <table:table-cell office:value-type="string">
            <text:p>Success</text:p>
          </table:table-cell>
          <table:table-cell office:value-type="float" office:value="81152">
            <text:p>81152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office:value-type="time" office:time-value="PT11H28M15.042S">
            <text:p>11:28:15.0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665">
            <text:p>14665</text:p>
          </table:table-cell>
          <table:table-cell office:value-type="string">
            <text:p>Success</text:p>
          </table:table-cell>
          <table:table-cell office:value-type="float" office:value="66178">
            <text:p>66178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office:value-type="time" office:time-value="PT11H28M29.709S">
            <text:p>11:28:29.7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office:value-type="time" office:time-value="PT11H28M29.731S">
            <text:p>11:28:29.7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office:value-type="time" office:time-value="PT11H28M29.772S">
            <text:p>11:28:29.7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office:value-type="time" office:time-value="PT11H28M29.832S">
            <text:p>11:28:29.8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office:value-type="time" office:time-value="PT11H28M19.836S">
            <text:p>11:28:19.8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161">
            <text:p>10161</text:p>
          </table:table-cell>
          <table:table-cell office:value-type="string">
            <text:p>Success</text:p>
          </table:table-cell>
          <table:table-cell office:value-type="float" office:value="72384">
            <text:p>723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office:value-type="time" office:time-value="PT11H28M29.998S">
            <text:p>11:28:30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office:value-type="time" office:time-value="PT11H28M30.049S">
            <text:p>11:28:30.0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office:value-type="time" office:time-value="PT11H28M30.062S">
            <text:p>11:28:30.06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office:value-type="time" office:time-value="PT11H28M15.026S">
            <text:p>11:28:15.0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284">
            <text:p>15284</text:p>
          </table:table-cell>
          <table:table-cell office:value-type="string">
            <text:p>Success</text:p>
          </table:table-cell>
          <table:table-cell office:value-type="float" office:value="37961">
            <text:p>37961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office:value-type="time" office:time-value="PT11H28M14.287S">
            <text:p>11:28:14.2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6024">
            <text:p>16024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office:value-type="time" office:time-value="PT11H28M21.417S">
            <text:p>11:28:21.4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124">
            <text:p>9124</text:p>
          </table:table-cell>
          <table:table-cell office:value-type="string">
            <text:p>Success</text:p>
          </table:table-cell>
          <table:table-cell office:value-type="float" office:value="74454">
            <text:p>74454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office:value-type="time" office:time-value="PT11H28M29.171S">
            <text:p>11:28:29.1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office:value-type="time" office:time-value="PT11H28M30.727S">
            <text:p>11:28:30.7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office:value-type="time" office:time-value="PT11H28M21.758S">
            <text:p>11:28:21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098">
            <text:p>10098</text:p>
          </table:table-cell>
          <table:table-cell office:value-type="string">
            <text:p>Success</text:p>
          </table:table-cell>
          <table:table-cell office:value-type="float" office:value="74361">
            <text:p>74361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office:value-type="time" office:time-value="PT11H28M31.858S">
            <text:p>11:28:31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office:value-type="time" office:time-value="PT11H28M31.887S">
            <text:p>11:28:31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office:value-type="time" office:time-value="PT11H28M31.933S">
            <text:p>11:28:31.9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office:value-type="time" office:time-value="PT11H28M16.872S">
            <text:p>11:28:16.8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246">
            <text:p>15246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office:value-type="time" office:time-value="PT11H28M16.936S">
            <text:p>11:28:16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191">
            <text:p>15191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office:value-type="time" office:time-value="PT11H28M21.799S">
            <text:p>11:28:21.8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753">
            <text:p>10753</text:p>
          </table:table-cell>
          <table:table-cell office:value-type="string">
            <text:p>Success</text:p>
          </table:table-cell>
          <table:table-cell office:value-type="float" office:value="74259">
            <text:p>74259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office:value-type="time" office:time-value="PT11H28M32.554S">
            <text:p>11:28:32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office:value-type="time" office:time-value="PT11H28M32.579S">
            <text:p>11:28:32.5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office:value-type="time" office:time-value="PT11H28M32.63S">
            <text:p>11:28:32.6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office:value-type="time" office:time-value="PT11H28M14.277S">
            <text:p>11:28:14.2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612">
            <text:p>18612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office:value-type="time" office:time-value="PT11H28M15.002S">
            <text:p>11:28:15.0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7888">
            <text:p>17888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office:value-type="time" office:time-value="PT11H28M15.948S">
            <text:p>11:28:15.9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942">
            <text:p>16942</text:p>
          </table:table-cell>
          <table:table-cell office:value-type="string">
            <text:p>Success</text:p>
          </table:table-cell>
          <table:table-cell office:value-type="float" office:value="37960">
            <text:p>37960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office:value-type="time" office:time-value="PT11H28M18.816S">
            <text:p>11:28:18.8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081">
            <text:p>14081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office:value-type="time" office:time-value="PT11H28M14.067S">
            <text:p>11:28:14.0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834">
            <text:p>18834</text:p>
          </table:table-cell>
          <table:table-cell office:value-type="string">
            <text:p>Success</text:p>
          </table:table-cell>
          <table:table-cell office:value-type="float" office:value="38541">
            <text:p>3854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office:value-type="time" office:time-value="PT11H28M09.344S">
            <text:p>11:28:09.3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570">
            <text:p>23570</text:p>
          </table:table-cell>
          <table:table-cell office:value-type="string">
            <text:p>Success</text:p>
          </table:table-cell>
          <table:table-cell office:value-type="float" office:value="59583">
            <text:p>59583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office:value-type="time" office:time-value="PT11H28M14.783S">
            <text:p>11:28:14.78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138">
            <text:p>1813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office:value-type="time" office:time-value="PT11H28M31.974S">
            <text:p>11:28:31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office:value-type="time" office:time-value="PT11H28M32.666S">
            <text:p>11:28:32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office:value-type="time" office:time-value="PT11H27M55.582S">
            <text:p>11:27:55.5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7356">
            <text:p>37356</text:p>
          </table:table-cell>
          <table:table-cell office:value-type="string">
            <text:p>Success</text:p>
          </table:table-cell>
          <table:table-cell office:value-type="float" office:value="51343">
            <text:p>51343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office:value-type="time" office:time-value="PT11H28M19.711S">
            <text:p>11:28:19.7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243">
            <text:p>13243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office:value-type="time" office:time-value="PT11H28M13.22S">
            <text:p>11:28:13.2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743">
            <text:p>19743</text:p>
          </table:table-cell>
          <table:table-cell office:value-type="string">
            <text:p>Success</text:p>
          </table:table-cell>
          <table:table-cell office:value-type="float" office:value="43634">
            <text:p>4363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office:value-type="time" office:time-value="PT11H28M21.155S">
            <text:p>11:28:21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813">
            <text:p>11813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office:value-type="time" office:time-value="PT11H28M04.013S">
            <text:p>11:28:04.0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8968">
            <text:p>28968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office:value-type="time" office:time-value="PT11H28M16.98S">
            <text:p>11:28:16.9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006">
            <text:p>16006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office:value-type="time" office:time-value="PT11H28M14.078S">
            <text:p>11:28:14.0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913">
            <text:p>1891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office:value-type="time" office:time-value="PT11H28M18.801S">
            <text:p>11:28:18.8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198">
            <text:p>14198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office:value-type="time" office:time-value="PT11H28M32.964S">
            <text:p>11:28:32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office:value-type="time" office:time-value="PT11H28M32.986S">
            <text:p>11:28:32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office:value-type="time" office:time-value="PT11H28M33.014S">
            <text:p>11:28:33.0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office:value-type="time" office:time-value="PT11H28M33.021S">
            <text:p>11:28:33.0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office:value-type="time" office:time-value="PT11H28M33.078S">
            <text:p>11:28:33.0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office:value-type="time" office:time-value="PT11H28M33.065S">
            <text:p>11:28:33.0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office:value-type="time" office:time-value="PT11H28M33.118S">
            <text:p>11:28:33.1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office:value-type="time" office:time-value="PT11H28M33.122S">
            <text:p>11:28:33.1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office:value-type="time" office:time-value="PT11H28M17.007S">
            <text:p>11:28:17.0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6313">
            <text:p>16313</text:p>
          </table:table-cell>
          <table:table-cell office:value-type="string">
            <text:p>Success</text:p>
          </table:table-cell>
          <table:table-cell office:value-type="float" office:value="72001">
            <text:p>72001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office:value-type="time" office:time-value="PT11H28M33.322S">
            <text:p>11:28:33.3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office:value-type="time" office:time-value="PT11H28M21.95S">
            <text:p>11:28:21.9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451">
            <text:p>11451</text:p>
          </table:table-cell>
          <table:table-cell office:value-type="string">
            <text:p>Success</text:p>
          </table:table-cell>
          <table:table-cell office:value-type="float" office:value="74148">
            <text:p>74148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office:value-type="time" office:time-value="PT11H28M22.403S">
            <text:p>11:28:22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007">
            <text:p>11007</text:p>
          </table:table-cell>
          <table:table-cell office:value-type="string">
            <text:p>Success</text:p>
          </table:table-cell>
          <table:table-cell office:value-type="float" office:value="86186">
            <text:p>861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office:value-type="time" office:time-value="PT11H28M21.71S">
            <text:p>11:28:21.7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727">
            <text:p>11727</text:p>
          </table:table-cell>
          <table:table-cell office:value-type="string">
            <text:p>Success</text:p>
          </table:table-cell>
          <table:table-cell office:value-type="float" office:value="79875">
            <text:p>7987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office:value-type="time" office:time-value="PT11H28M33.412S">
            <text:p>11:28:33.4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office:value-type="time" office:time-value="PT11H28M33.403S">
            <text:p>11:28:33.4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office:value-type="time" office:time-value="PT11H28M33.48S">
            <text:p>11:28:33.4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office:value-type="time" office:time-value="PT11H28M33.447S">
            <text:p>11:28:33.4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office:value-type="time" office:time-value="PT11H28M33.498S">
            <text:p>11:28:33.5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office:value-type="time" office:time-value="PT11H28M33.491S">
            <text:p>11:28:33.4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office:value-type="time" office:time-value="PT11H28M33.619S">
            <text:p>11:28:33.6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office:value-type="time" office:time-value="PT11H28M21.526S">
            <text:p>11:28:21.5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404">
            <text:p>12404</text:p>
          </table:table-cell>
          <table:table-cell office:value-type="string">
            <text:p>Success</text:p>
          </table:table-cell>
          <table:table-cell office:value-type="float" office:value="84030">
            <text:p>84030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office:value-type="time" office:time-value="PT11H28M23.979S">
            <text:p>11:28:23.9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9961">
            <text:p>9961</text:p>
          </table:table-cell>
          <table:table-cell office:value-type="string">
            <text:p>Success</text:p>
          </table:table-cell>
          <table:table-cell office:value-type="float" office:value="88069">
            <text:p>88069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office:value-type="time" office:time-value="PT11H28M33.941S">
            <text:p>11:28:33.9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office:value-type="time" office:time-value="PT11H28M33.969S">
            <text:p>11:28:33.97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office:value-type="time" office:time-value="PT11H28M21.608S">
            <text:p>11:28:21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416">
            <text:p>12416</text:p>
          </table:table-cell>
          <table:table-cell office:value-type="string">
            <text:p>Success</text:p>
          </table:table-cell>
          <table:table-cell office:value-type="float" office:value="81962">
            <text:p>81962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office:value-type="time" office:time-value="PT11H28M34.025S">
            <text:p>11:28:34.0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office:value-type="time" office:time-value="PT11H28M34.003S">
            <text:p>11:28:34.0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office:value-type="time" office:time-value="PT11H28M34.054S">
            <text:p>11:28:34.0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office:value-type="time" office:time-value="PT11H28M34.074S">
            <text:p>11:28:34.0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office:value-type="time" office:time-value="PT11H28M34.101S">
            <text:p>11:28:34.1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office:value-type="time" office:time-value="PT11H28M29.878S">
            <text:p>11:28:29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901">
            <text:p>590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office:value-type="time" office:time-value="PT11H28M29.633S">
            <text:p>11:28:29.6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148">
            <text:p>614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office:value-type="time" office:time-value="PT11H28M29.146S">
            <text:p>11:28:29.1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639">
            <text:p>6639</text:p>
          </table:table-cell>
          <table:table-cell office:value-type="string">
            <text:p>Success</text:p>
          </table:table-cell>
          <table:table-cell office:value-type="float" office:value="19766">
            <text:p>19766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office:value-type="time" office:time-value="PT11H28M32.891S">
            <text:p>11:28:32.8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913">
            <text:p>2913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office:value-type="time" office:time-value="PT11H28M33.173S">
            <text:p>11:28:33.1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34">
            <text:p>2734</text:p>
          </table:table-cell>
          <table:table-cell office:value-type="string">
            <text:p>Success</text:p>
          </table:table-cell>
          <table:table-cell office:value-type="float" office:value="39503">
            <text:p>39503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office:value-type="time" office:time-value="PT11H28M21.72S">
            <text:p>11:28:21.7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352">
            <text:p>14352</text:p>
          </table:table-cell>
          <table:table-cell office:value-type="string">
            <text:p>Success</text:p>
          </table:table-cell>
          <table:table-cell office:value-type="float" office:value="79793">
            <text:p>79793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office:value-type="time" office:time-value="PT11H28M20.955S">
            <text:p>11:28:20.9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768">
            <text:p>15768</text:p>
          </table:table-cell>
          <table:table-cell office:value-type="string">
            <text:p>Success</text:p>
          </table:table-cell>
          <table:table-cell office:value-type="float" office:value="72114">
            <text:p>7211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office:value-type="time" office:time-value="PT11H28M36.723S">
            <text:p>11:28:36.7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office:value-type="time" office:time-value="PT11H28M36.755S">
            <text:p>11:28:36.7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office:value-type="time" office:time-value="PT11H28M36.8S">
            <text:p>11:28:36.8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office:value-type="time" office:time-value="PT11H28M36.831S">
            <text:p>11:28:36.8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office:value-type="time" office:time-value="PT11H28M23.995S">
            <text:p>11:28:24.0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967">
            <text:p>12967</text:p>
          </table:table-cell>
          <table:table-cell office:value-type="string">
            <text:p>Success</text:p>
          </table:table-cell>
          <table:table-cell office:value-type="float" office:value="86005">
            <text:p>86005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office:value-type="time" office:time-value="PT11H28M36.964S">
            <text:p>11:28:36.9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office:value-type="time" office:time-value="PT11H28M36.989S">
            <text:p>11:28:36.99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office:value-type="time" office:time-value="PT11H28M37.029S">
            <text:p>11:28:37.0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office:value-type="time" office:time-value="PT11H28M37.07S">
            <text:p>11:28:37.0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office:value-type="time" office:time-value="PT11H28M32.94S">
            <text:p>11:28:32.9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office:value-type="time" office:time-value="PT11H28M32.984S">
            <text:p>11:28:32.9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166">
            <text:p>4166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office:value-type="time" office:time-value="PT11H28M37.151S">
            <text:p>11:28:37.1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office:value-type="time" office:time-value="PT11H28M37.151S">
            <text:p>11:28:37.15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office:value-type="time" office:time-value="PT11H28M21.705S">
            <text:p>11:28:21.7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671">
            <text:p>15671</text:p>
          </table:table-cell>
          <table:table-cell office:value-type="string">
            <text:p>Success</text:p>
          </table:table-cell>
          <table:table-cell office:value-type="float" office:value="81763">
            <text:p>81763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office:value-type="time" office:time-value="PT11H28M21.575S">
            <text:p>11:28:21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288">
            <text:p>16288</text:p>
          </table:table-cell>
          <table:table-cell office:value-type="string">
            <text:p>Success</text:p>
          </table:table-cell>
          <table:table-cell office:value-type="float" office:value="83735">
            <text:p>83735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office:value-type="time" office:time-value="PT11H28M21.58S">
            <text:p>11:28:21.5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6473">
            <text:p>16473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office:value-type="time" office:time-value="PT11H28M21.584S">
            <text:p>11:28:21.5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476">
            <text:p>16476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office:value-type="time" office:time-value="PT11H28M21.378S">
            <text:p>11:28:21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685">
            <text:p>16685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office:value-type="time" office:time-value="PT11H28M21.391S">
            <text:p>11:28:21.3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686">
            <text:p>16686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office:value-type="time" office:time-value="PT11H28M35.805S">
            <text:p>11:28:35.8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282">
            <text:p>2282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office:value-type="time" office:time-value="PT11H28M38.089S">
            <text:p>11:28:38.0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office:value-type="time" office:time-value="PT11H28M21.535S">
            <text:p>11:28:21.5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987">
            <text:p>16987</text:p>
          </table:table-cell>
          <table:table-cell office:value-type="string">
            <text:p>Success</text:p>
          </table:table-cell>
          <table:table-cell office:value-type="float" office:value="85700">
            <text:p>85700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office:value-type="time" office:time-value="PT11H28M33.16S">
            <text:p>11:28:33.1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558">
            <text:p>555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office:value-type="time" office:time-value="PT11H28M21.761S">
            <text:p>11:28:21.7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7632">
            <text:p>17632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office:value-type="time" office:time-value="PT11H28M25.953S">
            <text:p>11:28:25.9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3486">
            <text:p>1348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office:value-type="time" office:time-value="PT11H28M39.396S">
            <text:p>11:28:39.4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office:value-type="time" office:time-value="PT11H28M23.51S">
            <text:p>11:28:23.5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944">
            <text:p>1594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office:value-type="time" office:time-value="PT11H28M22.278S">
            <text:p>11:28:22.2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7180">
            <text:p>1718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office:value-type="time" office:time-value="PT11H28M28.311S">
            <text:p>11:28:28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161">
            <text:p>11161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office:value-type="time" office:time-value="PT11H28M21.592S">
            <text:p>11:28:21.5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7894">
            <text:p>17894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office:value-type="time" office:time-value="PT11H28M39.451S">
            <text:p>11:28:39.4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office:value-type="time" office:time-value="PT11H28M39.462S">
            <text:p>11:28:39.4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office:value-type="time" office:time-value="PT11H28M39.523S">
            <text:p>11:28:39.5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office:value-type="time" office:time-value="PT11H28M39.474S">
            <text:p>11:28:39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office:value-type="time" office:time-value="PT11H28M39.541S">
            <text:p>11:28:39.5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office:value-type="time" office:time-value="PT11H28M39.54S">
            <text:p>11:28:39.5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office:value-type="time" office:time-value="PT11H28M39.56S">
            <text:p>11:28:39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office:value-type="time" office:time-value="PT11H28M39.576S">
            <text:p>11:28:39.5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office:value-type="time" office:time-value="PT11H28M39.593S">
            <text:p>11:28:39.5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office:value-type="time" office:time-value="PT11H28M39.615S">
            <text:p>11:28:39.6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office:value-type="time" office:time-value="PT11H28M39.635S">
            <text:p>11:28:39.6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office:value-type="time" office:time-value="PT11H28M21.711S">
            <text:p>11:28:21.7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062">
            <text:p>18062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office:value-type="time" office:time-value="PT11H28M23.138S">
            <text:p>11:28:23.1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690">
            <text:p>17690</text:p>
          </table:table-cell>
          <table:table-cell office:value-type="string">
            <text:p>Success</text:p>
          </table:table-cell>
          <table:table-cell office:value-type="float" office:value="85607">
            <text:p>85607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office:value-type="time" office:time-value="PT11H28M40.828S">
            <text:p>11:28:40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office:value-type="time" office:time-value="PT11H28M26.393S">
            <text:p>11:28:26.3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511">
            <text:p>14511</text:p>
          </table:table-cell>
          <table:table-cell office:value-type="string">
            <text:p>Success</text:p>
          </table:table-cell>
          <table:table-cell office:value-type="float" office:value="87583">
            <text:p>87583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office:value-type="time" office:time-value="PT11H28M40.904S">
            <text:p>11:28:40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office:value-type="time" office:time-value="PT11H28M40.919S">
            <text:p>11:28:40.9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office:value-type="time" office:time-value="PT11H28M40.953S">
            <text:p>11:28:40.9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office:value-type="time" office:time-value="PT11H28M39.775S">
            <text:p>11:28:39.7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office:value-type="time" office:time-value="PT11H28M41.102S">
            <text:p>11:28:41.1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office:value-type="time" office:time-value="PT11H28M25.065S">
            <text:p>11:28:25.0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113">
            <text:p>1611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office:value-type="time" office:time-value="PT11H28M23.818S">
            <text:p>11:28:23.8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729">
            <text:p>1772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office:value-type="time" office:time-value="PT11H28M34.116S">
            <text:p>11:28:34.1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487">
            <text:p>748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office:value-type="time" office:time-value="PT11H28M21.547S">
            <text:p>11:28:21.5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0067">
            <text:p>20067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office:value-type="time" office:time-value="PT11H28M41.179S">
            <text:p>11:28:41.1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office:value-type="time" office:time-value="PT11H28M25.808S">
            <text:p>11:28:25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825">
            <text:p>15825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office:value-type="time" office:time-value="PT11H28M25.727S">
            <text:p>11:28:25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906">
            <text:p>15906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office:value-type="time" office:time-value="PT11H28M21.465S">
            <text:p>11:28:21.4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170">
            <text:p>20170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office:value-type="time" office:time-value="PT11H28M21.6S">
            <text:p>11:28:21.6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0042">
            <text:p>20042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office:value-type="time" office:time-value="PT11H28M26.635S">
            <text:p>11:28:26.6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010">
            <text:p>1501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office:value-type="time" office:time-value="PT11H28M27.745S">
            <text:p>11:28:27.7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912">
            <text:p>13912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office:value-type="time" office:time-value="PT11H28M41.624S">
            <text:p>11:28:41.6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office:value-type="time" office:time-value="PT11H28M21.71S">
            <text:p>11:28:21.7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9959">
            <text:p>19959</text:p>
          </table:table-cell>
          <table:table-cell office:value-type="string">
            <text:p>Success</text:p>
          </table:table-cell>
          <table:table-cell office:value-type="float" office:value="50700">
            <text:p>50700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office:value-type="time" office:time-value="PT11H28M28.353S">
            <text:p>11:28:28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316">
            <text:p>13316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office:value-type="time" office:time-value="PT11H28M22.963S">
            <text:p>11:28:22.9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710">
            <text:p>1871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office:value-type="time" office:time-value="PT11H28M21.551S">
            <text:p>11:28:21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127">
            <text:p>20127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office:value-type="time" office:time-value="PT11H28M28.299S">
            <text:p>11:28:28.3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382">
            <text:p>13382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office:value-type="time" office:time-value="PT11H28M25.507S">
            <text:p>11:28:25.51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176">
            <text:p>16176</text:p>
          </table:table-cell>
          <table:table-cell office:value-type="string">
            <text:p>Success</text:p>
          </table:table-cell>
          <table:table-cell office:value-type="float" office:value="56470">
            <text:p>56470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office:value-type="time" office:time-value="PT11H28M41.672S">
            <text:p>11:28:41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office:value-type="time" office:time-value="PT11H28M26.198S">
            <text:p>11:28:26.2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5513">
            <text:p>1551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office:value-type="time" office:time-value="PT11H28M41.658S">
            <text:p>11:28:41.6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office:value-type="time" office:time-value="PT11H28M41.633S">
            <text:p>11:28:41.6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office:value-type="time" office:time-value="PT11H28M41.673S">
            <text:p>11:28:41.6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office:value-type="time" office:time-value="PT11H28M41.713S">
            <text:p>11:28:41.7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office:value-type="time" office:time-value="PT11H28M41.665S">
            <text:p>11:28:41.6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office:value-type="time" office:time-value="PT11H28M41.714S">
            <text:p>11:28:41.7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office:value-type="time" office:time-value="PT11H28M41.713S">
            <text:p>11:28:41.7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office:value-type="time" office:time-value="PT11H28M41.712S">
            <text:p>11:28:41.7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office:value-type="time" office:time-value="PT11H28M41.759S">
            <text:p>11:28:41.7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office:value-type="time" office:time-value="PT11H28M41.766S">
            <text:p>11:28:41.7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office:value-type="time" office:time-value="PT11H28M41.746S">
            <text:p>11:28:41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office:value-type="time" office:time-value="PT11H28M41.833S">
            <text:p>11:28:41.8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office:value-type="time" office:time-value="PT11H28M41.873S">
            <text:p>11:28:41.8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office:value-type="time" office:time-value="PT11H28M41.817S">
            <text:p>11:28:41.8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office:value-type="time" office:time-value="PT11H28M41.844S">
            <text:p>11:28:41.8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office:value-type="time" office:time-value="PT11H28M41.95S">
            <text:p>11:28:41.95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office:value-type="time" office:time-value="PT11H28M41.933S">
            <text:p>11:28:41.9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office:value-type="time" office:time-value="PT11H28M41.842S">
            <text:p>11:28:41.8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office:value-type="time" office:time-value="PT11H28M42.023S">
            <text:p>11:28:42.0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office:value-type="time" office:time-value="PT11H28M42.039S">
            <text:p>11:28:42.04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office:value-type="time" office:time-value="PT11H28M42.028S">
            <text:p>11:28:42.0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office:value-type="time" office:time-value="PT11H28M42.042S">
            <text:p>11:28:42.0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office:value-type="time" office:time-value="PT11H28M26.359S">
            <text:p>11:28:26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995">
            <text:p>15995</text:p>
          </table:table-cell>
          <table:table-cell office:value-type="string">
            <text:p>Success</text:p>
          </table:table-cell>
          <table:table-cell office:value-type="float" office:value="87482">
            <text:p>87482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office:value-type="time" office:time-value="PT11H28M42.355S">
            <text:p>11:28:42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office:value-type="time" office:time-value="PT11H28M42.376S">
            <text:p>11:28:42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office:value-type="time" office:time-value="PT11H28M42.419S">
            <text:p>11:28:42.4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office:value-type="time" office:time-value="PT11H28M42.115S">
            <text:p>11:28:42.1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office:value-type="time" office:time-value="PT11H28M42.099S">
            <text:p>11:28:42.1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office:value-type="time" office:time-value="PT11H28M42.101S">
            <text:p>11:28:42.1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office:value-type="time" office:time-value="PT11H28M42.082S">
            <text:p>11:28:42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office:value-type="time" office:time-value="PT11H28M25.236S">
            <text:p>11:28:25.2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293">
            <text:p>17293</text:p>
          </table:table-cell>
          <table:table-cell office:value-type="string">
            <text:p>Success</text:p>
          </table:table-cell>
          <table:table-cell office:value-type="float" office:value="87477">
            <text:p>87477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office:value-type="time" office:time-value="PT11H28M42.53S">
            <text:p>11:28:42.5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office:value-type="time" office:time-value="PT11H28M41.643S">
            <text:p>11:28:41.6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office:value-type="time" office:time-value="PT11H28M43.439S">
            <text:p>11:28:43.4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office:value-type="time" office:time-value="PT11H28M27.338S">
            <text:p>11:28:27.3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6338">
            <text:p>16338</text:p>
          </table:table-cell>
          <table:table-cell office:value-type="string">
            <text:p>Success</text:p>
          </table:table-cell>
          <table:table-cell office:value-type="float" office:value="87479">
            <text:p>87479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office:value-type="time" office:time-value="PT11H28M43.676S">
            <text:p>11:28:43.6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office:value-type="time" office:time-value="PT11H28M36.863S">
            <text:p>11:28:36.8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077">
            <text:p>707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office:value-type="time" office:time-value="PT11H28M33.693S">
            <text:p>11:28:33.69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256">
            <text:p>1025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office:value-type="time" office:time-value="PT11H28M41.616S">
            <text:p>11:28:41.6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40">
            <text:p>2340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office:value-type="time" office:time-value="PT11H28M41.633S">
            <text:p>11:28:41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384">
            <text:p>2384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office:value-type="time" office:time-value="PT11H28M43.958S">
            <text:p>11:28:43.9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office:value-type="time" office:time-value="PT11H28M37.11S">
            <text:p>11:28:37.1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911">
            <text:p>691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office:value-type="time" office:time-value="PT11H28M44.017S">
            <text:p>11:28:44.0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office:value-type="time" office:time-value="PT11H28M44.056S">
            <text:p>11:28:44.0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office:value-type="time" office:time-value="PT11H28M44.111S">
            <text:p>11:28:44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office:value-type="time" office:time-value="PT11H28M44.151S">
            <text:p>11:28:44.1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office:value-type="time" office:time-value="PT11H28M41.683S">
            <text:p>11:28:41.6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38">
            <text:p>273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office:value-type="time" office:time-value="PT11H28M41.647S">
            <text:p>11:28:41.6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77">
            <text:p>2777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office:value-type="time" office:time-value="PT11H28M44.422S">
            <text:p>11:28:44.4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office:value-type="time" office:time-value="PT11H28M44.426S">
            <text:p>11:28:44.4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office:value-type="time" office:time-value="PT11H28M44.476S">
            <text:p>11:28:44.4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office:value-type="time" office:time-value="PT11H28M44.48S">
            <text:p>11:28:44.4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office:value-type="time" office:time-value="PT11H28M44.738S">
            <text:p>11:28:44.7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office:value-type="time" office:time-value="PT11H28M44.745S">
            <text:p>11:28:44.7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office:value-type="time" office:time-value="PT11H28M44.833S">
            <text:p>11:28:44.8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office:value-type="time" office:time-value="PT11H28M44.85S">
            <text:p>11:28:44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office:value-type="time" office:time-value="PT11H28M29.142S">
            <text:p>11:28:29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7134">
            <text:p>17134</text:p>
          </table:table-cell>
          <table:table-cell office:value-type="string">
            <text:p>Success</text:p>
          </table:table-cell>
          <table:table-cell office:value-type="float" office:value="89152">
            <text:p>89152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office:value-type="time" office:time-value="PT11H28M29.105S">
            <text:p>11:28:29.1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234">
            <text:p>17234</text:p>
          </table:table-cell>
          <table:table-cell office:value-type="string">
            <text:p>Success</text:p>
          </table:table-cell>
          <table:table-cell office:value-type="float" office:value="87175">
            <text:p>87175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office:value-type="time" office:time-value="PT11H28M42.033S">
            <text:p>11:28:42.0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514">
            <text:p>4514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office:value-type="time" office:time-value="PT11H28M32.904S">
            <text:p>11:28:32.9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320">
            <text:p>14320</text:p>
          </table:table-cell>
          <table:table-cell office:value-type="string">
            <text:p>Success</text:p>
          </table:table-cell>
          <table:table-cell office:value-type="float" office:value="85704">
            <text:p>85704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office:value-type="time" office:time-value="PT11H28M26.364S">
            <text:p>11:28:26.3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1186">
            <text:p>21186</text:p>
          </table:table-cell>
          <table:table-cell office:value-type="string">
            <text:p>Success</text:p>
          </table:table-cell>
          <table:table-cell office:value-type="float" office:value="84915">
            <text:p>84915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office:value-type="time" office:time-value="PT11H28M47.551S">
            <text:p>11:28:47.5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office:value-type="time" office:time-value="PT11H28M47.571S">
            <text:p>11:28:47.5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office:value-type="time" office:time-value="PT11H28M47.601S">
            <text:p>11:28:47.60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office:value-type="time" office:time-value="PT11H28M33.534S">
            <text:p>11:28:33.5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893">
            <text:p>1489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office:value-type="time" office:time-value="PT11H28M34.148S">
            <text:p>11:28:34.1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293">
            <text:p>14293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office:value-type="time" office:time-value="PT11H28M36.074S">
            <text:p>11:28:36.0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371">
            <text:p>12371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office:value-type="time" office:time-value="PT11H28M48.447S">
            <text:p>11:28:48.4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office:value-type="time" office:time-value="PT11H28M22.282S">
            <text:p>11:28:22.2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208">
            <text:p>26208</text:p>
          </table:table-cell>
          <table:table-cell office:value-type="string">
            <text:p>Success</text:p>
          </table:table-cell>
          <table:table-cell office:value-type="float" office:value="50917">
            <text:p>50917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office:value-type="time" office:time-value="PT11H28M48.488S">
            <text:p>11:28:48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office:value-type="time" office:time-value="PT11H28M48.522S">
            <text:p>11:28:48.5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office:value-type="time" office:time-value="PT11H28M48.561S">
            <text:p>11:28:48.5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office:value-type="time" office:time-value="PT11H28M48.608S">
            <text:p>11:28:48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office:value-type="time" office:time-value="PT11H28M29.139S">
            <text:p>11:28:29.1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958">
            <text:p>19958</text:p>
          </table:table-cell>
          <table:table-cell office:value-type="string">
            <text:p>Success</text:p>
          </table:table-cell>
          <table:table-cell office:value-type="float" office:value="89157">
            <text:p>89157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office:value-type="time" office:time-value="PT11H28M49.099S">
            <text:p>11:28:49.1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office:value-type="time" office:time-value="PT11H28M32.896S">
            <text:p>11:28:32.9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616">
            <text:p>16616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office:value-type="time" office:time-value="PT11H28M32.921S">
            <text:p>11:28:32.9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593">
            <text:p>16593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office:value-type="time" office:time-value="PT11H28M32.933S">
            <text:p>11:28:32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626">
            <text:p>16626</text:p>
          </table:table-cell>
          <table:table-cell office:value-type="string">
            <text:p>Success</text:p>
          </table:table-cell>
          <table:table-cell office:value-type="float" office:value="87181">
            <text:p>87181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office:value-type="time" office:time-value="PT11H28M32.129S">
            <text:p>11:28:32.1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683">
            <text:p>18683</text:p>
          </table:table-cell>
          <table:table-cell office:value-type="string">
            <text:p>Success</text:p>
          </table:table-cell>
          <table:table-cell office:value-type="float" office:value="86988">
            <text:p>86988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office:value-type="time" office:time-value="PT11H28M32.118S">
            <text:p>11:28:32.1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8738">
            <text:p>18738</text:p>
          </table:table-cell>
          <table:table-cell office:value-type="string">
            <text:p>Success</text:p>
          </table:table-cell>
          <table:table-cell office:value-type="float" office:value="88861">
            <text:p>88861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office:value-type="time" office:time-value="PT11H28M29.691S">
            <text:p>11:28:29.6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1308">
            <text:p>21308</text:p>
          </table:table-cell>
          <table:table-cell office:value-type="string">
            <text:p>Success</text:p>
          </table:table-cell>
          <table:table-cell office:value-type="float" office:value="38934">
            <text:p>38934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office:value-type="time" office:time-value="PT11H28M30.542S">
            <text:p>11:28:30.5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462">
            <text:p>20462</text:p>
          </table:table-cell>
          <table:table-cell office:value-type="string">
            <text:p>Success</text:p>
          </table:table-cell>
          <table:table-cell office:value-type="float" office:value="38934">
            <text:p>38934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office:value-type="time" office:time-value="PT11H28M37.865S">
            <text:p>11:28:37.8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180">
            <text:p>1318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office:value-type="time" office:time-value="PT11H28M49.508S">
            <text:p>11:28:49.5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office:value-type="time" office:time-value="PT11H28M51.005S">
            <text:p>11:28:51.0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office:value-type="time" office:time-value="PT11H28M43.95S">
            <text:p>11:28:43.9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145">
            <text:p>7145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office:value-type="time" office:time-value="PT11H28M21.533S">
            <text:p>11:28:21.5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9566">
            <text:p>29566</text:p>
          </table:table-cell>
          <table:table-cell office:value-type="string">
            <text:p>Success</text:p>
          </table:table-cell>
          <table:table-cell office:value-type="float" office:value="38544">
            <text:p>3854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office:value-type="time" office:time-value="PT11H28M32.993S">
            <text:p>11:28:32.9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109">
            <text:p>18109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office:value-type="time" office:time-value="PT11H28M42.455S">
            <text:p>11:28:42.4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650">
            <text:p>8650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office:value-type="time" office:time-value="PT11H28M29.663S">
            <text:p>11:28:29.6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457">
            <text:p>21457</text:p>
          </table:table-cell>
          <table:table-cell office:value-type="string">
            <text:p>Success</text:p>
          </table:table-cell>
          <table:table-cell office:value-type="float" office:value="56474">
            <text:p>56474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office:value-type="time" office:time-value="PT11H28M28.343S">
            <text:p>11:28:28.3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790">
            <text:p>22790</text:p>
          </table:table-cell>
          <table:table-cell office:value-type="string">
            <text:p>Success</text:p>
          </table:table-cell>
          <table:table-cell office:value-type="float" office:value="55817">
            <text:p>55817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office:value-type="time" office:time-value="PT11H28M33.331S">
            <text:p>11:28:33.33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819">
            <text:p>17819</text:p>
          </table:table-cell>
          <table:table-cell office:value-type="string">
            <text:p>Success</text:p>
          </table:table-cell>
          <table:table-cell office:value-type="float" office:value="55878">
            <text:p>55878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office:value-type="time" office:time-value="PT11H28M51.046S">
            <text:p>11:28:51.0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office:value-type="time" office:time-value="PT11H28M27.924S">
            <text:p>11:28:27.9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251">
            <text:p>23251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office:value-type="time" office:time-value="PT11H28M21.554S">
            <text:p>11:28:21.5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622">
            <text:p>29622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office:value-type="time" office:time-value="PT11H28M32.916S">
            <text:p>11:28:32.9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267">
            <text:p>18267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office:value-type="time" office:time-value="PT11H28M21.454S">
            <text:p>11:28:21.4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9728">
            <text:p>29728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office:value-type="time" office:time-value="PT11H28M49.515S">
            <text:p>11:28:49.5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office:value-type="time" office:time-value="PT11H28M51.061S">
            <text:p>11:28:51.0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office:value-type="time" office:time-value="PT11H28M51.176S">
            <text:p>11:28:51.1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office:value-type="time" office:time-value="PT11H28M40.992S">
            <text:p>11:28:40.9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248">
            <text:p>1024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office:value-type="time" office:time-value="PT11H28M51.069S">
            <text:p>11:28:51.0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office:value-type="time" office:time-value="PT11H28M51.163S">
            <text:p>11:28:51.1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office:value-type="time" office:time-value="PT11H28M35.781S">
            <text:p>11:28:35.7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505">
            <text:p>15505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office:value-type="time" office:time-value="PT11H28M44.019S">
            <text:p>11:28:44.0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270">
            <text:p>7270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office:value-type="time" office:time-value="PT11H28M51.001S">
            <text:p>11:28:51.0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office:value-type="time" office:time-value="PT11H28M30.301S">
            <text:p>11:28:30.3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998">
            <text:p>20998</text:p>
          </table:table-cell>
          <table:table-cell office:value-type="string">
            <text:p>Success</text:p>
          </table:table-cell>
          <table:table-cell office:value-type="float" office:value="25834">
            <text:p>25834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office:value-type="time" office:time-value="PT11H28M38.056S">
            <text:p>11:28:38.0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250">
            <text:p>13250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office:value-type="time" office:time-value="PT11H28M33.932S">
            <text:p>11:28:33.9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7380">
            <text:p>17380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office:value-type="time" office:time-value="PT11H28M38.524S">
            <text:p>11:28:38.5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793">
            <text:p>12793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office:value-type="time" office:time-value="PT11H28M51.298S">
            <text:p>11:28:51.3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office:value-type="time" office:time-value="PT11H28M51.185S">
            <text:p>11:28:51.19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office:value-type="time" office:time-value="PT11H28M43.941S">
            <text:p>11:28:43.9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397">
            <text:p>7397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office:value-type="time" office:time-value="PT11H28M51.313S">
            <text:p>11:28:51.3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office:value-type="time" office:time-value="PT11H28M37.378S">
            <text:p>11:28:37.3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971">
            <text:p>13971</text:p>
          </table:table-cell>
          <table:table-cell office:value-type="string">
            <text:p>Success</text:p>
          </table:table-cell>
          <table:table-cell office:value-type="float" office:value="38946">
            <text:p>3894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office:value-type="time" office:time-value="PT11H28M51.229S">
            <text:p>11:28:51.2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office:value-type="time" office:time-value="PT11H28M21.673S">
            <text:p>11:28:21.6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9701">
            <text:p>29701</text:p>
          </table:table-cell>
          <table:table-cell office:value-type="string">
            <text:p>Success</text:p>
          </table:table-cell>
          <table:table-cell office:value-type="float" office:value="54879">
            <text:p>54879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office:value-type="time" office:time-value="PT11H28M51.199S">
            <text:p>11:28:51.2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office:value-type="time" office:time-value="PT11H28M51.256S">
            <text:p>11:28:51.2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office:value-type="time" office:time-value="PT11H28M51.346S">
            <text:p>11:28:51.3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office:value-type="time" office:time-value="PT11H28M51.253S">
            <text:p>11:28:51.2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office:value-type="time" office:time-value="PT11H28M51.39S">
            <text:p>11:28:51.3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office:value-type="time" office:time-value="PT11H28M51.369S">
            <text:p>11:28:51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office:value-type="time" office:time-value="PT11H28M51.326S">
            <text:p>11:28:51.3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office:value-type="time" office:time-value="PT11H28M51.392S">
            <text:p>11:28:51.3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office:value-type="time" office:time-value="PT11H28M51.429S">
            <text:p>11:28:51.4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office:value-type="time" office:time-value="PT11H28M51.451S">
            <text:p>11:28:51.4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office:value-type="time" office:time-value="PT11H28M51.465S">
            <text:p>11:28:51.4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office:value-type="time" office:time-value="PT11H28M51.478S">
            <text:p>11:28:51.48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office:value-type="time" office:time-value="PT11H28M51.492S">
            <text:p>11:28:51.4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office:value-type="time" office:time-value="PT11H28M51.506S">
            <text:p>11:28:51.5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office:value-type="time" office:time-value="PT11H28M51.52S">
            <text:p>11:28:51.52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office:value-type="time" office:time-value="PT11H28M51.576S">
            <text:p>11:28:51.5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office:value-type="time" office:time-value="PT11H28M33.001S">
            <text:p>11:28:33.0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720">
            <text:p>18720</text:p>
          </table:table-cell>
          <table:table-cell office:value-type="string">
            <text:p>Success</text:p>
          </table:table-cell>
          <table:table-cell office:value-type="float" office:value="87278">
            <text:p>87278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office:value-type="time" office:time-value="PT11H28M51.721S">
            <text:p>11:28:51.7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office:value-type="time" office:time-value="PT11H28M51.735S">
            <text:p>11:28:51.7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office:value-type="time" office:time-value="PT11H28M32.892S">
            <text:p>11:28:32.8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929">
            <text:p>18929</text:p>
          </table:table-cell>
          <table:table-cell office:value-type="string">
            <text:p>Success</text:p>
          </table:table-cell>
          <table:table-cell office:value-type="float" office:value="87084">
            <text:p>87084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office:value-type="time" office:time-value="PT11H28M51.76S">
            <text:p>11:28:51.76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office:value-type="time" office:time-value="PT11H28M51.549S">
            <text:p>11:28:51.5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office:value-type="time" office:time-value="PT11H28M51.522S">
            <text:p>11:28:51.5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office:value-type="time" office:time-value="PT11H28M51.376S">
            <text:p>11:28:51.3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office:value-type="time" office:time-value="PT11H28M51.35S">
            <text:p>11:28:51.3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office:value-type="time" office:time-value="PT11H28M53.137S">
            <text:p>11:28:53.1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office:value-type="time" office:time-value="PT11H28M53.14S">
            <text:p>11:28:53.1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office:value-type="time" office:time-value="PT11H28M53.157S">
            <text:p>11:28:53.1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office:value-type="time" office:time-value="PT11H28M53.195S">
            <text:p>11:28:53.2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office:value-type="time" office:time-value="PT11H28M53.227S">
            <text:p>11:28:53.2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office:value-type="time" office:time-value="PT11H28M32.891S">
            <text:p>11:28:32.8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0466">
            <text:p>20466</text:p>
          </table:table-cell>
          <table:table-cell office:value-type="string">
            <text:p>Success</text:p>
          </table:table-cell>
          <table:table-cell office:value-type="float" office:value="85111">
            <text:p>8511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office:value-type="time" office:time-value="PT11H28M32.928S">
            <text:p>11:28:32.9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462">
            <text:p>20462</text:p>
          </table:table-cell>
          <table:table-cell office:value-type="string">
            <text:p>Success</text:p>
          </table:table-cell>
          <table:table-cell office:value-type="float" office:value="86890">
            <text:p>86890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office:value-type="time" office:time-value="PT11H28M38.062S">
            <text:p>11:28:38.0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709">
            <text:p>15709</text:p>
          </table:table-cell>
          <table:table-cell office:value-type="string">
            <text:p>Success</text:p>
          </table:table-cell>
          <table:table-cell office:value-type="float" office:value="93293">
            <text:p>93293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office:value-type="time" office:time-value="PT11H28M51.308S">
            <text:p>11:28:51.3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office:value-type="time" office:time-value="PT11H28M51.319S">
            <text:p>11:28:51.3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88">
            <text:p>278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office:value-type="time" office:time-value="PT11H28M54.1S">
            <text:p>11:28:54.10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office:value-type="time" office:time-value="PT11H28M54.107S">
            <text:p>11:28:54.1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office:value-type="time" office:time-value="PT11H28M54.123S">
            <text:p>11:28:54.1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office:value-type="time" office:time-value="PT11H28M54.16S">
            <text:p>11:28:54.1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office:value-type="time" office:time-value="PT11H28M54.196S">
            <text:p>11:28:54.2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office:value-type="time" office:time-value="PT11H28M30.746S">
            <text:p>11:28:30.7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515">
            <text:p>23515</text:p>
          </table:table-cell>
          <table:table-cell office:value-type="string">
            <text:p>Success</text:p>
          </table:table-cell>
          <table:table-cell office:value-type="float" office:value="84819">
            <text:p>84819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office:value-type="time" office:time-value="PT11H28M54.263S">
            <text:p>11:28:54.2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office:value-type="time" office:time-value="PT11H28M35.909S">
            <text:p>11:28:35.9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823">
            <text:p>18823</text:p>
          </table:table-cell>
          <table:table-cell office:value-type="string">
            <text:p>Success</text:p>
          </table:table-cell>
          <table:table-cell office:value-type="float" office:value="86984">
            <text:p>86984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office:value-type="time" office:time-value="PT11H28M54.733S">
            <text:p>11:28:54.7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office:value-type="time" office:time-value="PT11H28M54.776S">
            <text:p>11:28:54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office:value-type="time" office:time-value="PT11H28M54.817S">
            <text:p>11:28:54.8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office:value-type="time" office:time-value="PT11H28M35.783S">
            <text:p>11:28:35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456">
            <text:p>19456</text:p>
          </table:table-cell>
          <table:table-cell office:value-type="string">
            <text:p>Success</text:p>
          </table:table-cell>
          <table:table-cell office:value-type="float" office:value="87179">
            <text:p>87179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office:value-type="time" office:time-value="PT11H28M51.097S">
            <text:p>11:28:51.1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236">
            <text:p>42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office:value-type="time" office:time-value="PT11H28M55.335S">
            <text:p>11:28:55.34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office:value-type="time" office:time-value="PT11H28M55.348S">
            <text:p>11:28:55.35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office:value-type="time" office:time-value="PT11H28M55.353S">
            <text:p>11:28:55.35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office:value-type="time" office:time-value="PT11H28M30.311S">
            <text:p>11:28:30.3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388">
            <text:p>25388</text:p>
          </table:table-cell>
          <table:table-cell office:value-type="string">
            <text:p>Success</text:p>
          </table:table-cell>
          <table:table-cell office:value-type="float" office:value="94674">
            <text:p>94674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office:value-type="time" office:time-value="PT11H28M37.165S">
            <text:p>11:28:37.1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9108">
            <text:p>19108</text:p>
          </table:table-cell>
          <table:table-cell office:value-type="string">
            <text:p>Success</text:p>
          </table:table-cell>
          <table:table-cell office:value-type="float" office:value="86778">
            <text:p>86778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office:value-type="time" office:time-value="PT11H28M39.65S">
            <text:p>11:28:39.6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6644">
            <text:p>16644</text:p>
          </table:table-cell>
          <table:table-cell office:value-type="string">
            <text:p>Success</text:p>
          </table:table-cell>
          <table:table-cell office:value-type="float" office:value="92894">
            <text:p>92894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office:value-type="time" office:time-value="PT11H28M56.275S">
            <text:p>11:28:56.2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office:value-type="time" office:time-value="PT11H28M56.295S">
            <text:p>11:28:56.3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office:value-type="time" office:time-value="PT11H28M56.313S">
            <text:p>11:28:56.31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office:value-type="time" office:time-value="PT11H28M56.359S">
            <text:p>11:28:56.3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office:value-type="time" office:time-value="PT11H28M56.406S">
            <text:p>11:28:56.4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office:value-type="time" office:time-value="PT11H28M21.619S">
            <text:p>11:28:21.6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5231">
            <text:p>35231</text:p>
          </table:table-cell>
          <table:table-cell office:value-type="string">
            <text:p>Success</text:p>
          </table:table-cell>
          <table:table-cell office:value-type="float" office:value="54877">
            <text:p>54877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office:value-type="time" office:time-value="PT11H28M38.078S">
            <text:p>11:28:38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9206">
            <text:p>19206</text:p>
          </table:table-cell>
          <table:table-cell office:value-type="string">
            <text:p>Success</text:p>
          </table:table-cell>
          <table:table-cell office:value-type="float" office:value="92794">
            <text:p>92794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office:value-type="time" office:time-value="PT11H28M32.97S">
            <text:p>11:28:32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347">
            <text:p>24347</text:p>
          </table:table-cell>
          <table:table-cell office:value-type="string">
            <text:p>Success</text:p>
          </table:table-cell>
          <table:table-cell office:value-type="float" office:value="87276">
            <text:p>8727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office:value-type="time" office:time-value="PT11H28M38.066S">
            <text:p>11:28:38.0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273">
            <text:p>20273</text:p>
          </table:table-cell>
          <table:table-cell office:value-type="string">
            <text:p>Success</text:p>
          </table:table-cell>
          <table:table-cell office:value-type="float" office:value="92601">
            <text:p>92601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office:value-type="time" office:time-value="PT11H28M43.449S">
            <text:p>11:28:43.4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899">
            <text:p>14899</text:p>
          </table:table-cell>
          <table:table-cell office:value-type="string">
            <text:p>Success</text:p>
          </table:table-cell>
          <table:table-cell office:value-type="float" office:value="83533">
            <text:p>83533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office:value-type="time" office:time-value="PT11H28M58.35S">
            <text:p>11:28:58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office:value-type="time" office:time-value="PT11H28M41.987S">
            <text:p>11:28:41.9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393">
            <text:p>16393</text:p>
          </table:table-cell>
          <table:table-cell office:value-type="string">
            <text:p>Success</text:p>
          </table:table-cell>
          <table:table-cell office:value-type="float" office:value="93187">
            <text:p>93187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office:value-type="time" office:time-value="PT11H28M58.381S">
            <text:p>11:28:58.3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office:value-type="time" office:time-value="PT11H28M58.399S">
            <text:p>11:28:58.40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office:value-type="time" office:time-value="PT11H28M38.719S">
            <text:p>11:28:38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730">
            <text:p>19730</text:p>
          </table:table-cell>
          <table:table-cell office:value-type="string">
            <text:p>Success</text:p>
          </table:table-cell>
          <table:table-cell office:value-type="float" office:value="90623">
            <text:p>90623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office:value-type="time" office:time-value="PT11H28M58.451S">
            <text:p>11:28:58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office:value-type="time" office:time-value="PT11H28M58.436S">
            <text:p>11:28:58.4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office:value-type="time" office:time-value="PT11H28M58.468S">
            <text:p>11:28:58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office:value-type="time" office:time-value="PT11H28M58.482S">
            <text:p>11:28:58.4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office:value-type="time" office:time-value="PT11H28M44.873S">
            <text:p>11:28:44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656">
            <text:p>13656</text:p>
          </table:table-cell>
          <table:table-cell office:value-type="string">
            <text:p>Success</text:p>
          </table:table-cell>
          <table:table-cell office:value-type="float" office:value="89350">
            <text:p>89350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office:value-type="time" office:time-value="PT11H28M58.531S">
            <text:p>11:28:58.5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office:value-type="time" office:time-value="PT11H28M58.52S">
            <text:p>11:28:58.5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office:value-type="time" office:time-value="PT11H28M58.558S">
            <text:p>11:28:58.5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28M58.617S">
            <text:p>11:28:58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28M58.651S">
            <text:p>11:28:58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office:value-type="time" office:time-value="PT11H28M41.635S">
            <text:p>11:28:41.6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892">
            <text:p>17892</text:p>
          </table:table-cell>
          <table:table-cell office:value-type="string">
            <text:p>Success</text:p>
          </table:table-cell>
          <table:table-cell office:value-type="float" office:value="83534">
            <text:p>83534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office:value-type="time" office:time-value="PT11H28M51.584S">
            <text:p>11:28:51.5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203">
            <text:p>8203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28M54.273S">
            <text:p>11:28:54.2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767">
            <text:p>5767</text:p>
          </table:table-cell>
          <table:table-cell office:value-type="string">
            <text:p>Success</text:p>
          </table:table-cell>
          <table:table-cell office:value-type="float" office:value="56506">
            <text:p>56506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28M56.851S">
            <text:p>11:28:56.8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28M39.456S">
            <text:p>11:28:39.4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594">
            <text:p>2059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28M39.486S">
            <text:p>11:28:39.4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0570">
            <text:p>20570</text:p>
          </table:table-cell>
          <table:table-cell office:value-type="string">
            <text:p>Success</text:p>
          </table:table-cell>
          <table:table-cell office:value-type="float" office:value="53405">
            <text:p>53405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29M00.046S">
            <text:p>11:29:00.0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28M39.667S">
            <text:p>11:28:39.6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1009">
            <text:p>21009</text:p>
          </table:table-cell>
          <table:table-cell office:value-type="string">
            <text:p>Success</text:p>
          </table:table-cell>
          <table:table-cell office:value-type="float" office:value="92896">
            <text:p>92896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28M38.101S">
            <text:p>11:28:38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2580">
            <text:p>22580</text:p>
          </table:table-cell>
          <table:table-cell office:value-type="string">
            <text:p>Success</text:p>
          </table:table-cell>
          <table:table-cell office:value-type="float" office:value="92797">
            <text:p>92797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29M00.683S">
            <text:p>11:29:00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29M00.678S">
            <text:p>11:29:00.6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28M42.513S">
            <text:p>11:28:42.5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214">
            <text:p>18214</text:p>
          </table:table-cell>
          <table:table-cell office:value-type="string">
            <text:p>Success</text:p>
          </table:table-cell>
          <table:table-cell office:value-type="float" office:value="83527">
            <text:p>83527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29M00.729S">
            <text:p>11:29:00.7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29M00.707S">
            <text:p>11:29:00.7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29M00.758S">
            <text:p>11:29:00.7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29M00.772S">
            <text:p>11:29:00.7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29M00.807S">
            <text:p>11:29:00.8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29M00.839S">
            <text:p>11:29:00.8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28M48.427S">
            <text:p>11:28:48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643">
            <text:p>12643</text:p>
          </table:table-cell>
          <table:table-cell office:value-type="string">
            <text:p>Success</text:p>
          </table:table-cell>
          <table:table-cell office:value-type="float" office:value="91318">
            <text:p>91318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28M39.489S">
            <text:p>11:28:39.4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889">
            <text:p>21889</text:p>
          </table:table-cell>
          <table:table-cell office:value-type="string">
            <text:p>Success</text:p>
          </table:table-cell>
          <table:table-cell office:value-type="float" office:value="90526">
            <text:p>90526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29M01.38S">
            <text:p>11:29:01.3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29M00.058S">
            <text:p>11:29:00.0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29M01.399S">
            <text:p>11:29:01.40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28M37.165S">
            <text:p>11:28:37.1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4591">
            <text:p>24591</text:p>
          </table:table-cell>
          <table:table-cell office:value-type="string">
            <text:p>Success</text:p>
          </table:table-cell>
          <table:table-cell office:value-type="float" office:value="90523">
            <text:p>90523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29M01.758S">
            <text:p>11:29:01.7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28M41.139S">
            <text:p>11:28:41.1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637">
            <text:p>20637</text:p>
          </table:table-cell>
          <table:table-cell office:value-type="string">
            <text:p>Success</text:p>
          </table:table-cell>
          <table:table-cell office:value-type="float" office:value="94668">
            <text:p>94668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29M01.777S">
            <text:p>11:29:01.7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28M41.68S">
            <text:p>11:28:41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944">
            <text:p>20944</text:p>
          </table:table-cell>
          <table:table-cell office:value-type="string">
            <text:p>Success</text:p>
          </table:table-cell>
          <table:table-cell office:value-type="float" office:value="94578">
            <text:p>94578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29M02.627S">
            <text:p>11:29:02.6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29M02.643S">
            <text:p>11:29:02.6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office:value-type="time" office:time-value="PT11H28M44.2S">
            <text:p>11:28:44.2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491">
            <text:p>18491</text:p>
          </table:table-cell>
          <table:table-cell office:value-type="string">
            <text:p>Success</text:p>
          </table:table-cell>
          <table:table-cell office:value-type="float" office:value="89157">
            <text:p>89157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office:value-type="time" office:time-value="PT11H28M42.515S">
            <text:p>11:28:42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179">
            <text:p>20179</text:p>
          </table:table-cell>
          <table:table-cell office:value-type="string">
            <text:p>Success</text:p>
          </table:table-cell>
          <table:table-cell office:value-type="float" office:value="83335">
            <text:p>83335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office:value-type="time" office:time-value="PT11H29M02.692S">
            <text:p>11:29:02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29M02.695S">
            <text:p>11:29:02.7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29M02.734S">
            <text:p>11:29:02.7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29M02.722S">
            <text:p>11:29:02.72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29M02.778S">
            <text:p>11:29:02.7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29M02.788S">
            <text:p>11:29:02.7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29M02.843S">
            <text:p>11:29:02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28M48.443S">
            <text:p>11:28:48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596">
            <text:p>14596</text:p>
          </table:table-cell>
          <table:table-cell office:value-type="string">
            <text:p>Success</text:p>
          </table:table-cell>
          <table:table-cell office:value-type="float" office:value="90930">
            <text:p>90930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28M30.313S">
            <text:p>11:28:30.3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763">
            <text:p>32763</text:p>
          </table:table-cell>
          <table:table-cell office:value-type="string">
            <text:p>Success</text:p>
          </table:table-cell>
          <table:table-cell office:value-type="float" office:value="86297">
            <text:p>86297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29M02.662S">
            <text:p>11:29:02.6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28M58.695S">
            <text:p>11:28:58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935">
            <text:p>493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28M58.523S">
            <text:p>11:28:58.5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14">
            <text:p>511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28M58.565S">
            <text:p>11:28:58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082">
            <text:p>508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28M40.837S">
            <text:p>11:28:40.8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30">
            <text:p>22830</text:p>
          </table:table-cell>
          <table:table-cell office:value-type="string">
            <text:p>Success</text:p>
          </table:table-cell>
          <table:table-cell office:value-type="float" office:value="56452">
            <text:p>56452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28M51.123S">
            <text:p>11:28:51.1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552">
            <text:p>12552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28M29.595S">
            <text:p>11:28:29.6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4129">
            <text:p>34129</text:p>
          </table:table-cell>
          <table:table-cell office:value-type="string">
            <text:p>Success</text:p>
          </table:table-cell>
          <table:table-cell office:value-type="float" office:value="56470">
            <text:p>56470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28M52.114S">
            <text:p>11:28:52.11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626">
            <text:p>11626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28M41.685S">
            <text:p>11:28:41.6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076">
            <text:p>22076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28M50.814S">
            <text:p>11:28:50.8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948">
            <text:p>12948</text:p>
          </table:table-cell>
          <table:table-cell office:value-type="string">
            <text:p>Success</text:p>
          </table:table-cell>
          <table:table-cell office:value-type="float" office:value="43035">
            <text:p>43035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28M59.529S">
            <text:p>11:28:59.5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245">
            <text:p>4245</text:p>
          </table:table-cell>
          <table:table-cell office:value-type="string">
            <text:p>Success</text:p>
          </table:table-cell>
          <table:table-cell office:value-type="float" office:value="43075">
            <text:p>43075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28M47.633S">
            <text:p>11:28:47.6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147">
            <text:p>1614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28M33.439S">
            <text:p>11:28:33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0347">
            <text:p>30347</text:p>
          </table:table-cell>
          <table:table-cell office:value-type="string">
            <text:p>Success</text:p>
          </table:table-cell>
          <table:table-cell office:value-type="float" office:value="43035">
            <text:p>4303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28M58.34S">
            <text:p>11:28:58.3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459">
            <text:p>5459</text:p>
          </table:table-cell>
          <table:table-cell office:value-type="string">
            <text:p>Success</text:p>
          </table:table-cell>
          <table:table-cell office:value-type="float" office:value="43075">
            <text:p>4307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28M51.822S">
            <text:p>11:28:51.8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985">
            <text:p>11985</text:p>
          </table:table-cell>
          <table:table-cell office:value-type="string">
            <text:p>Success</text:p>
          </table:table-cell>
          <table:table-cell office:value-type="float" office:value="43075">
            <text:p>4307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28M47.225S">
            <text:p>11:28:47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588">
            <text:p>16588</text:p>
          </table:table-cell>
          <table:table-cell office:value-type="string">
            <text:p>Success</text:p>
          </table:table-cell>
          <table:table-cell office:value-type="float" office:value="43036">
            <text:p>43036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28M51.302S">
            <text:p>11:28:51.3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512">
            <text:p>12512</text:p>
          </table:table-cell>
          <table:table-cell office:value-type="string">
            <text:p>Success</text:p>
          </table:table-cell>
          <table:table-cell office:value-type="float" office:value="39427">
            <text:p>39427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28M41.603S">
            <text:p>11:28:41.6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2213">
            <text:p>22213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29M03.63S">
            <text:p>11:29:03.6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29M03.816S">
            <text:p>11:29:03.8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29M03.801S">
            <text:p>11:29:03.8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29M03.763S">
            <text:p>11:29:03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28M35.787S">
            <text:p>11:28:35.7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124">
            <text:p>28124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29M03.841S">
            <text:p>11:29:03.8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29M03.861S">
            <text:p>11:29:03.8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29M03.93S">
            <text:p>11:29:03.9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29M03.847S">
            <text:p>11:29:03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29M03.921S">
            <text:p>11:29:03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29M04.007S">
            <text:p>11:29:04.0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29M04.07S">
            <text:p>11:29:04.0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29M04.037S">
            <text:p>11:29:04.0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29M04.004S">
            <text:p>11:29:04.0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28M51.34S">
            <text:p>11:28:51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835">
            <text:p>12835</text:p>
          </table:table-cell>
          <table:table-cell office:value-type="string">
            <text:p>Success</text:p>
          </table:table-cell>
          <table:table-cell office:value-type="float" office:value="87575">
            <text:p>87575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29M04.177S">
            <text:p>11:29:04.1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29M04.217S">
            <text:p>11:29:04.2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28M42.508S">
            <text:p>11:28:42.5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1870">
            <text:p>21870</text:p>
          </table:table-cell>
          <table:table-cell office:value-type="string">
            <text:p>Success</text:p>
          </table:table-cell>
          <table:table-cell office:value-type="float" office:value="86986">
            <text:p>86986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29M04.38S">
            <text:p>11:29:04.3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29M04.404S">
            <text:p>11:29:04.4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29M04.445S">
            <text:p>11:29:04.4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29M04.229S">
            <text:p>11:29:04.2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29M04.119S">
            <text:p>11:29:04.1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29M04.11S">
            <text:p>11:29:04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29M04.119S">
            <text:p>11:29:04.1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28M51.578S">
            <text:p>11:28:51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491">
            <text:p>14491</text:p>
          </table:table-cell>
          <table:table-cell office:value-type="string">
            <text:p>Success</text:p>
          </table:table-cell>
          <table:table-cell office:value-type="float" office:value="90828">
            <text:p>90828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28M51.546S">
            <text:p>11:28:51.5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532">
            <text:p>14532</text:p>
          </table:table-cell>
          <table:table-cell office:value-type="string">
            <text:p>Success</text:p>
          </table:table-cell>
          <table:table-cell office:value-type="float" office:value="89152">
            <text:p>89152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29M06.072S">
            <text:p>11:29:06.0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29M06.08S">
            <text:p>11:29:06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29M03.815S">
            <text:p>11:29:03.8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07">
            <text:p>23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29M06.124S">
            <text:p>11:29:06.12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office:value-type="time" office:time-value="PT11H29M06.093S">
            <text:p>11:29:06.0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office:value-type="time" office:time-value="PT11H29M06.134S">
            <text:p>11:29:06.13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29M06.141S">
            <text:p>11:29:06.14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29M06.108S">
            <text:p>11:29:06.11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29M06.139S">
            <text:p>11:29:06.1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29M06.163S">
            <text:p>11:29:06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29M06.179S">
            <text:p>11:29:06.1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29M06.199S">
            <text:p>11:29:06.2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29M03.789S">
            <text:p>11:29:03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29M03.809S">
            <text:p>11:29:03.8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29M06.519S">
            <text:p>11:29:06.5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29M06.52S">
            <text:p>11:29:06.5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28M44.019S">
            <text:p>11:28:44.0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555">
            <text:p>22555</text:p>
          </table:table-cell>
          <table:table-cell office:value-type="string">
            <text:p>Success</text:p>
          </table:table-cell>
          <table:table-cell office:value-type="float" office:value="90042">
            <text:p>90042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29M06.577S">
            <text:p>11:29:06.5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29M06.561S">
            <text:p>11:29:06.5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29M06.557S">
            <text:p>11:29:06.5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29M06.607S">
            <text:p>11:29:06.6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29M06.611S">
            <text:p>11:29:06.6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29M06.639S">
            <text:p>11:29:06.6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29M06.645S">
            <text:p>11:29:06.6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28M46.277S">
            <text:p>11:28:46.2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730">
            <text:p>20730</text:p>
          </table:table-cell>
          <table:table-cell office:value-type="string">
            <text:p>Success</text:p>
          </table:table-cell>
          <table:table-cell office:value-type="float" office:value="43035">
            <text:p>4303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29M03.775S">
            <text:p>11:29:03.7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29M07.009S">
            <text:p>11:29:07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29M07.017S">
            <text:p>11:29:07.0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29M07.034S">
            <text:p>11:29:07.0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29M07.097S">
            <text:p>11:29:07.1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29M07.07S">
            <text:p>11:29:07.0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29M07.129S">
            <text:p>11:29:07.1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29M07.134S">
            <text:p>11:29:07.1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29M07.186S">
            <text:p>11:29:07.1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office:value-type="time" office:time-value="PT11H28M48.492S">
            <text:p>11:28:48.4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869">
            <text:p>18869</text:p>
          </table:table-cell>
          <table:table-cell office:value-type="string">
            <text:p>Success</text:p>
          </table:table-cell>
          <table:table-cell office:value-type="float" office:value="86701">
            <text:p>8670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office:value-type="time" office:time-value="PT11H29M07.362S">
            <text:p>11:29:07.3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29M07.388S">
            <text:p>11:29:07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29M07.427S">
            <text:p>11:29:07.4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28M53.133S">
            <text:p>11:28:53.1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684">
            <text:p>14684</text:p>
          </table:table-cell>
          <table:table-cell office:value-type="string">
            <text:p>Success</text:p>
          </table:table-cell>
          <table:table-cell office:value-type="float" office:value="78210">
            <text:p>78210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29M07.819S">
            <text:p>11:29:07.8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29M07.861S">
            <text:p>11:29:07.8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29M07.897S">
            <text:p>11:29:07.90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28M46.55S">
            <text:p>11:28:46.5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1439">
            <text:p>21439</text:p>
          </table:table-cell>
          <table:table-cell office:value-type="string">
            <text:p>Success</text:p>
          </table:table-cell>
          <table:table-cell office:value-type="float" office:value="88562">
            <text:p>88562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29M07.99S">
            <text:p>11:29:07.9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29M08.02S">
            <text:p>11:29:08.0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29M08.054S">
            <text:p>11:29:08.05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28M41.671S">
            <text:p>11:28:41.6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6458">
            <text:p>26458</text:p>
          </table:table-cell>
          <table:table-cell office:value-type="string">
            <text:p>Success</text:p>
          </table:table-cell>
          <table:table-cell office:value-type="float" office:value="82400">
            <text:p>82400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29M08.13S">
            <text:p>11:29:08.1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29M08.144S">
            <text:p>11:29:08.1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28M49.515S">
            <text:p>11:28:49.5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9113">
            <text:p>19113</text:p>
          </table:table-cell>
          <table:table-cell office:value-type="string">
            <text:p>Success</text:p>
          </table:table-cell>
          <table:table-cell office:value-type="float" office:value="92911">
            <text:p>92911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29M08.16S">
            <text:p>11:29:08.16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28M51.1S">
            <text:p>11:28:51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606">
            <text:p>18606</text:p>
          </table:table-cell>
          <table:table-cell office:value-type="string">
            <text:p>Success</text:p>
          </table:table-cell>
          <table:table-cell office:value-type="float" office:value="90532">
            <text:p>90532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28M51.152S">
            <text:p>11:28:51.1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9462">
            <text:p>19462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29M02.829S">
            <text:p>11:29:02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806">
            <text:p>780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28M51.134S">
            <text:p>11:28:51.1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9503">
            <text:p>19503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28M54.861S">
            <text:p>11:28:54.8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786">
            <text:p>15786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29M02.879S">
            <text:p>11:29:02.8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782">
            <text:p>778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28M55.701S">
            <text:p>11:28:55.7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60">
            <text:p>14960</text:p>
          </table:table-cell>
          <table:table-cell office:value-type="string">
            <text:p>Success</text:p>
          </table:table-cell>
          <table:table-cell office:value-type="float" office:value="43076">
            <text:p>43076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29M09.708S">
            <text:p>11:29:09.7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43063">
            <text:p>43063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28M53.773S">
            <text:p>11:28:53.7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899">
            <text:p>16899</text:p>
          </table:table-cell>
          <table:table-cell office:value-type="string">
            <text:p>Success</text:p>
          </table:table-cell>
          <table:table-cell office:value-type="float" office:value="43075">
            <text:p>4307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29M03.637S">
            <text:p>11:29:03.6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039">
            <text:p>7039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29M10.665S">
            <text:p>11:29:10.6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29M10.668S">
            <text:p>11:29:10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29M10.691S">
            <text:p>11:29:10.6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office:value-type="time" office:time-value="PT11H29M10.706S">
            <text:p>11:29:10.7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office:value-type="time" office:time-value="PT11H29M10.748S">
            <text:p>11:29:10.7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office:value-type="time" office:time-value="PT11H29M10.742S">
            <text:p>11:29:10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28M51.287S">
            <text:p>11:28:51.2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535">
            <text:p>19535</text:p>
          </table:table-cell>
          <table:table-cell office:value-type="string">
            <text:p>Success</text:p>
          </table:table-cell>
          <table:table-cell office:value-type="float" office:value="90938">
            <text:p>90938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29M10.823S">
            <text:p>11:29:10.8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29M10.801S">
            <text:p>11:29:10.8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29M10.839S">
            <text:p>11:29:10.8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29M10.805S">
            <text:p>11:29:10.8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28M54.233S">
            <text:p>11:28:54.2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805">
            <text:p>16805</text:p>
          </table:table-cell>
          <table:table-cell office:value-type="string">
            <text:p>Success</text:p>
          </table:table-cell>
          <table:table-cell office:value-type="float" office:value="81864">
            <text:p>81864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29M11.04S">
            <text:p>11:29:11.0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28M44.889S">
            <text:p>11:28:44.8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205">
            <text:p>26205</text:p>
          </table:table-cell>
          <table:table-cell office:value-type="string">
            <text:p>Success</text:p>
          </table:table-cell>
          <table:table-cell office:value-type="float" office:value="90648">
            <text:p>90648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29M11.095S">
            <text:p>11:29:11.1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29M11.064S">
            <text:p>11:29:11.0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29M11.116S">
            <text:p>11:29:11.1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29M11.131S">
            <text:p>11:29:11.1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29M11.178S">
            <text:p>11:29:11.1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29M10.675S">
            <text:p>11:29:10.6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29M11.204S">
            <text:p>11:29:11.2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29M11.227S">
            <text:p>11:29:11.2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29M11.253S">
            <text:p>11:29:11.2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29M11.309S">
            <text:p>11:29:11.3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29M11.356S">
            <text:p>11:29:11.3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29M11.392S">
            <text:p>11:29:11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28M42.494S">
            <text:p>11:28:42.4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479">
            <text:p>29479</text:p>
          </table:table-cell>
          <table:table-cell office:value-type="string">
            <text:p>Success</text:p>
          </table:table-cell>
          <table:table-cell office:value-type="float" office:value="84631">
            <text:p>84631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29M11.976S">
            <text:p>11:29:11.9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28M51.242S">
            <text:p>11:28:51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786">
            <text:p>20786</text:p>
          </table:table-cell>
          <table:table-cell office:value-type="string">
            <text:p>Success</text:p>
          </table:table-cell>
          <table:table-cell office:value-type="float" office:value="90937">
            <text:p>90937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28M54.116S">
            <text:p>11:28:54.1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7942">
            <text:p>17942</text:p>
          </table:table-cell>
          <table:table-cell office:value-type="string">
            <text:p>Success</text:p>
          </table:table-cell>
          <table:table-cell office:value-type="float" office:value="79786">
            <text:p>79786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29M12.059S">
            <text:p>11:29:12.0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29M12.015S">
            <text:p>11:29:12.0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29M12.091S">
            <text:p>11:29:12.0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office:value-type="time" office:time-value="PT11H29M10.854S">
            <text:p>11:29:10.8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office:value-type="time" office:time-value="PT11H29M10.887S">
            <text:p>11:29:10.8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29M00.895S">
            <text:p>11:29:00.9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341">
            <text:p>1134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29M10.842S">
            <text:p>11:29:10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28M51.619S">
            <text:p>11:28:51.6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988">
            <text:p>20988</text:p>
          </table:table-cell>
          <table:table-cell office:value-type="string">
            <text:p>Success</text:p>
          </table:table-cell>
          <table:table-cell office:value-type="float" office:value="88457">
            <text:p>88457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28M51.106S">
            <text:p>11:28:51.1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1524">
            <text:p>21524</text:p>
          </table:table-cell>
          <table:table-cell office:value-type="string">
            <text:p>Success</text:p>
          </table:table-cell>
          <table:table-cell office:value-type="float" office:value="79789">
            <text:p>79789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29M12.609S">
            <text:p>11:29:12.6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29M12.641S">
            <text:p>11:29:12.6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29M12.684S">
            <text:p>11:29:12.6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29M12.727S">
            <text:p>11:29:12.7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28M52.506S">
            <text:p>11:28:52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886">
            <text:p>20886</text:p>
          </table:table-cell>
          <table:table-cell office:value-type="string">
            <text:p>Success</text:p>
          </table:table-cell>
          <table:table-cell office:value-type="float" office:value="81468">
            <text:p>81468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29M13.393S">
            <text:p>11:29:13.3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29M13.416S">
            <text:p>11:29:13.4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29M13.457S">
            <text:p>11:29:13.4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29M00.044S">
            <text:p>11:29:00.0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565">
            <text:p>13565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28M56.445S">
            <text:p>11:28:56.4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7172">
            <text:p>1717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28M56.298S">
            <text:p>11:28:56.30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322">
            <text:p>17322</text:p>
          </table:table-cell>
          <table:table-cell office:value-type="string">
            <text:p>Success</text:p>
          </table:table-cell>
          <table:table-cell office:value-type="float" office:value="56476">
            <text:p>56476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29M00.863S">
            <text:p>11:29:00.8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766">
            <text:p>1276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29M12.783S">
            <text:p>11:29:12.7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28M57.285S">
            <text:p>11:28:57.2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365">
            <text:p>16365</text:p>
          </table:table-cell>
          <table:table-cell office:value-type="string">
            <text:p>Success</text:p>
          </table:table-cell>
          <table:table-cell office:value-type="float" office:value="43035">
            <text:p>43035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29M09.236S">
            <text:p>11:29:09.24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418">
            <text:p>4418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29M12.131S">
            <text:p>11:29:12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29M12.224S">
            <text:p>11:29:12.2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29M12.236S">
            <text:p>11:29:12.2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28M21.575S">
            <text:p>11:28:21.5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2135">
            <text:p>52135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29M03.04S">
            <text:p>11:29:03.0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679">
            <text:p>10679</text:p>
          </table:table-cell>
          <table:table-cell office:value-type="string">
            <text:p>Success</text:p>
          </table:table-cell>
          <table:table-cell office:value-type="float" office:value="67124">
            <text:p>67124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29M13.72S">
            <text:p>11:29:13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29M13.755S">
            <text:p>11:29:13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29M13.772S">
            <text:p>11:29:13.7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29M13.789S">
            <text:p>11:29:13.7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28M51.295S">
            <text:p>11:28:51.3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2697">
            <text:p>22697</text:p>
          </table:table-cell>
          <table:table-cell office:value-type="string">
            <text:p>Success</text:p>
          </table:table-cell>
          <table:table-cell office:value-type="float" office:value="90838">
            <text:p>90838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29M13.993S">
            <text:p>11:29:13.9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29M14.009S">
            <text:p>11:29:14.0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29M14.027S">
            <text:p>11:29:14.03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28M58.363S">
            <text:p>11:28:58.3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380">
            <text:p>16380</text:p>
          </table:table-cell>
          <table:table-cell office:value-type="string">
            <text:p>Success</text:p>
          </table:table-cell>
          <table:table-cell office:value-type="float" office:value="56470">
            <text:p>56470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29M03.648S">
            <text:p>11:29:03.6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341">
            <text:p>11341</text:p>
          </table:table-cell>
          <table:table-cell office:value-type="string">
            <text:p>Success</text:p>
          </table:table-cell>
          <table:table-cell office:value-type="float" office:value="67858">
            <text:p>67858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29M13.712S">
            <text:p>11:29:13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29M13.652S">
            <text:p>11:29:13.6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29M15.491S">
            <text:p>11:29:15.4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29M15.5S">
            <text:p>11:29:15.5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29M15.545S">
            <text:p>11:29:15.5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29M15.584S">
            <text:p>11:29:15.5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29M15.619S">
            <text:p>11:29:15.6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28M48.756S">
            <text:p>11:28:48.7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7393">
            <text:p>27393</text:p>
          </table:table-cell>
          <table:table-cell office:value-type="string">
            <text:p>Success</text:p>
          </table:table-cell>
          <table:table-cell office:value-type="float" office:value="88371">
            <text:p>88371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29M16.152S">
            <text:p>11:29:16.1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29M16.173S">
            <text:p>11:29:16.1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29M16.204S">
            <text:p>11:29:16.2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29M07.465S">
            <text:p>11:29:07.4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943">
            <text:p>8943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29M08.093S">
            <text:p>11:29:08.0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328">
            <text:p>832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29M03.826S">
            <text:p>11:29:03.8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206">
            <text:p>13206</text:p>
          </table:table-cell>
          <table:table-cell office:value-type="string">
            <text:p>Success</text:p>
          </table:table-cell>
          <table:table-cell office:value-type="float" office:value="67862">
            <text:p>67862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29M17.035S">
            <text:p>11:29:17.0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29M17.075S">
            <text:p>11:29:17.0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29M03.781S">
            <text:p>11:29:03.7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386">
            <text:p>13386</text:p>
          </table:table-cell>
          <table:table-cell office:value-type="string">
            <text:p>Success</text:p>
          </table:table-cell>
          <table:table-cell office:value-type="float" office:value="69822">
            <text:p>69822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28M51.103S">
            <text:p>11:28:51.1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6082">
            <text:p>26082</text:p>
          </table:table-cell>
          <table:table-cell office:value-type="string">
            <text:p>Success</text:p>
          </table:table-cell>
          <table:table-cell office:value-type="float" office:value="86495">
            <text:p>86495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28M51.337S">
            <text:p>11:28:51.3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5860">
            <text:p>25860</text:p>
          </table:table-cell>
          <table:table-cell office:value-type="string">
            <text:p>Success</text:p>
          </table:table-cell>
          <table:table-cell office:value-type="float" office:value="90443">
            <text:p>90443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29M06.219S">
            <text:p>11:29:06.2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989">
            <text:p>1098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29M17.199S">
            <text:p>11:29:17.2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29M17.089S">
            <text:p>11:29:17.0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29M06.238S">
            <text:p>11:29:06.2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793">
            <text:p>1179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28M49.561S">
            <text:p>11:28:49.5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493">
            <text:p>28493</text:p>
          </table:table-cell>
          <table:table-cell office:value-type="string">
            <text:p>Success</text:p>
          </table:table-cell>
          <table:table-cell office:value-type="float" office:value="76194">
            <text:p>76194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office:value-type="time" office:time-value="PT11H29M18.055S">
            <text:p>11:29:18.0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office:value-type="time" office:time-value="PT11H29M03.741S">
            <text:p>11:29:03.7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395">
            <text:p>14395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29M03.669S">
            <text:p>11:29:03.6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503">
            <text:p>14503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29M07.166S">
            <text:p>11:29:07.1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040">
            <text:p>11040</text:p>
          </table:table-cell>
          <table:table-cell office:value-type="string">
            <text:p>Success</text:p>
          </table:table-cell>
          <table:table-cell office:value-type="float" office:value="50917">
            <text:p>50917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29M18.074S">
            <text:p>11:29:18.0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28M59.788S">
            <text:p>11:28:59.7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8492">
            <text:p>18492</text:p>
          </table:table-cell>
          <table:table-cell office:value-type="string">
            <text:p>Success</text:p>
          </table:table-cell>
          <table:table-cell office:value-type="float" office:value="79391">
            <text:p>7939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29M18.282S">
            <text:p>11:29:18.2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29M18.305S">
            <text:p>11:29:18.3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29M18.247S">
            <text:p>11:29:18.2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29M18.362S">
            <text:p>11:29:18.36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29M04.631S">
            <text:p>11:29:04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929">
            <text:p>13929</text:p>
          </table:table-cell>
          <table:table-cell office:value-type="string">
            <text:p>Success</text:p>
          </table:table-cell>
          <table:table-cell office:value-type="float" office:value="61943">
            <text:p>61943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28M41.549S">
            <text:p>11:28:41.5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7029">
            <text:p>37029</text:p>
          </table:table-cell>
          <table:table-cell office:value-type="string">
            <text:p>Success</text:p>
          </table:table-cell>
          <table:table-cell office:value-type="float" office:value="88772">
            <text:p>88772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29M18.561S">
            <text:p>11:29:18.5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29M03.819S">
            <text:p>11:29:03.8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832">
            <text:p>14832</text:p>
          </table:table-cell>
          <table:table-cell office:value-type="string">
            <text:p>Success</text:p>
          </table:table-cell>
          <table:table-cell office:value-type="float" office:value="67455">
            <text:p>67455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29M18.582S">
            <text:p>11:29:18.5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29M12.224S">
            <text:p>11:29:12.2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451">
            <text:p>6451</text:p>
          </table:table-cell>
          <table:table-cell office:value-type="string">
            <text:p>Success</text:p>
          </table:table-cell>
          <table:table-cell office:value-type="float" office:value="64491">
            <text:p>6449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29M18.139S">
            <text:p>11:29:18.1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29M18.677S">
            <text:p>11:29:18.6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29M07.226S">
            <text:p>11:29:07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495">
            <text:p>11495</text:p>
          </table:table-cell>
          <table:table-cell office:value-type="string">
            <text:p>Success</text:p>
          </table:table-cell>
          <table:table-cell office:value-type="float" office:value="68139">
            <text:p>6813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29M10.648S">
            <text:p>11:29:10.6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078">
            <text:p>8078</text:p>
          </table:table-cell>
          <table:table-cell office:value-type="string">
            <text:p>Success</text:p>
          </table:table-cell>
          <table:table-cell office:value-type="float" office:value="66173">
            <text:p>66173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29M18.681S">
            <text:p>11:29:18.68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29M18.73S">
            <text:p>11:29:18.73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29M18.74S">
            <text:p>11:29:18.74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29M13.63S">
            <text:p>11:29:13.6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125">
            <text:p>5125</text:p>
          </table:table-cell>
          <table:table-cell office:value-type="string">
            <text:p>Success</text:p>
          </table:table-cell>
          <table:table-cell office:value-type="float" office:value="64490">
            <text:p>64490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29M10.679S">
            <text:p>11:29:10.6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076">
            <text:p>8076</text:p>
          </table:table-cell>
          <table:table-cell office:value-type="string">
            <text:p>Success</text:p>
          </table:table-cell>
          <table:table-cell office:value-type="float" office:value="66072">
            <text:p>66072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29M10.64S">
            <text:p>11:29:10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133">
            <text:p>8133</text:p>
          </table:table-cell>
          <table:table-cell office:value-type="string">
            <text:p>Success</text:p>
          </table:table-cell>
          <table:table-cell office:value-type="float" office:value="66073">
            <text:p>66073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29M06.679S">
            <text:p>11:29:06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140">
            <text:p>12140</text:p>
          </table:table-cell>
          <table:table-cell office:value-type="string">
            <text:p>Success</text:p>
          </table:table-cell>
          <table:table-cell office:value-type="float" office:value="69427">
            <text:p>69427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29M18.723S">
            <text:p>11:29:18.7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29M12.267S">
            <text:p>11:29:12.2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556">
            <text:p>6556</text:p>
          </table:table-cell>
          <table:table-cell office:value-type="string">
            <text:p>Success</text:p>
          </table:table-cell>
          <table:table-cell office:value-type="float" office:value="64491">
            <text:p>6449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29M18.76S">
            <text:p>11:29:18.7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office:value-type="time" office:time-value="PT11H29M18.66S">
            <text:p>11:29:18.6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office:value-type="time" office:time-value="PT11H29M18.652S">
            <text:p>11:29:18.6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29M04.626S">
            <text:p>11:29:04.6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221">
            <text:p>14221</text:p>
          </table:table-cell>
          <table:table-cell office:value-type="string">
            <text:p>Success</text:p>
          </table:table-cell>
          <table:table-cell office:value-type="float" office:value="65881">
            <text:p>6588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29M18.714S">
            <text:p>11:29:18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29M18.826S">
            <text:p>11:29:18.8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29M18.829S">
            <text:p>11:29:18.8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29M18.824S">
            <text:p>11:29:18.8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29M18.821S">
            <text:p>11:29:18.8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29M18.849S">
            <text:p>11:29:18.8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29M18.822S">
            <text:p>11:29:18.82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29M18.88S">
            <text:p>11:29:18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29M18.861S">
            <text:p>11:29:18.8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29M18.902S">
            <text:p>11:29:18.9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29M18.933S">
            <text:p>11:29:18.9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29M18.953S">
            <text:p>11:29:18.9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29M18.889S">
            <text:p>11:29:18.89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29M18.978S">
            <text:p>11:29:18.9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29M19.004S">
            <text:p>11:29:19.0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28M53.257S">
            <text:p>11:28:53.2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5825">
            <text:p>25825</text:p>
          </table:table-cell>
          <table:table-cell office:value-type="string">
            <text:p>Success</text:p>
          </table:table-cell>
          <table:table-cell office:value-type="float" office:value="79298">
            <text:p>79298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28M53.154S">
            <text:p>11:28:53.1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5946">
            <text:p>25946</text:p>
          </table:table-cell>
          <table:table-cell office:value-type="string">
            <text:p>Success</text:p>
          </table:table-cell>
          <table:table-cell office:value-type="float" office:value="79201">
            <text:p>79201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29M19.101S">
            <text:p>11:29:19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29M19.084S">
            <text:p>11:29:19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29M19.024S">
            <text:p>11:29:19.0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29M19.13S">
            <text:p>11:29:19.1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29M19.136S">
            <text:p>11:29:19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29M19.18S">
            <text:p>11:29:19.1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29M19.227S">
            <text:p>11:29:19.2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29M00.064S">
            <text:p>11:29:00.0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318">
            <text:p>19318</text:p>
          </table:table-cell>
          <table:table-cell office:value-type="string">
            <text:p>Success</text:p>
          </table:table-cell>
          <table:table-cell office:value-type="float" office:value="73573">
            <text:p>73573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29M19.384S">
            <text:p>11:29:19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29M00.052S">
            <text:p>11:29:00.0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351">
            <text:p>19351</text:p>
          </table:table-cell>
          <table:table-cell office:value-type="string">
            <text:p>Success</text:p>
          </table:table-cell>
          <table:table-cell office:value-type="float" office:value="65483">
            <text:p>65483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29M19.403S">
            <text:p>11:29:19.4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29M19.418S">
            <text:p>11:29:19.4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29M03.727S">
            <text:p>11:29:03.7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5904">
            <text:p>15904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29M19.431S">
            <text:p>11:29:19.43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29M18.866S">
            <text:p>11:29:18.87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29M18.877S">
            <text:p>11:29:18.88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29M13.808S">
            <text:p>11:29:13.8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058">
            <text:p>6058</text:p>
          </table:table-cell>
          <table:table-cell office:value-type="string">
            <text:p>Success</text:p>
          </table:table-cell>
          <table:table-cell office:value-type="float" office:value="64830">
            <text:p>64830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29M19.867S">
            <text:p>11:29:19.8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29M19.882S">
            <text:p>11:29:19.8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29M19.902S">
            <text:p>11:29:19.9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29M19.924S">
            <text:p>11:29:19.9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29M06.678S">
            <text:p>11:29:06.6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3288">
            <text:p>13288</text:p>
          </table:table-cell>
          <table:table-cell office:value-type="string">
            <text:p>Success</text:p>
          </table:table-cell>
          <table:table-cell office:value-type="float" office:value="69528">
            <text:p>69528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29M19.94S">
            <text:p>11:29:19.9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29M19.968S">
            <text:p>11:29:19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29M19.989S">
            <text:p>11:29:19.99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29M20.023S">
            <text:p>11:29:20.0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29M20.115S">
            <text:p>11:29:20.1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29M04.485S">
            <text:p>11:29:04.4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5927">
            <text:p>1592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28M53.358S">
            <text:p>11:28:53.3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7458">
            <text:p>27458</text:p>
          </table:table-cell>
          <table:table-cell office:value-type="string">
            <text:p>Success</text:p>
          </table:table-cell>
          <table:table-cell office:value-type="float" office:value="43075">
            <text:p>4307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29M03.391S">
            <text:p>11:29:03.3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429">
            <text:p>17429</text:p>
          </table:table-cell>
          <table:table-cell office:value-type="string">
            <text:p>Success</text:p>
          </table:table-cell>
          <table:table-cell office:value-type="float" office:value="25834">
            <text:p>25834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28M46.341S">
            <text:p>11:28:46.3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4497">
            <text:p>34497</text:p>
          </table:table-cell>
          <table:table-cell office:value-type="string">
            <text:p>Success</text:p>
          </table:table-cell>
          <table:table-cell office:value-type="float" office:value="67149">
            <text:p>6714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29M20.819S">
            <text:p>11:29:20.8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28M53.391S">
            <text:p>11:28:53.3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478">
            <text:p>27478</text:p>
          </table:table-cell>
          <table:table-cell office:value-type="string">
            <text:p>Success</text:p>
          </table:table-cell>
          <table:table-cell office:value-type="float" office:value="76927">
            <text:p>76927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29M18.955S">
            <text:p>11:29:18.9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29M19.826S">
            <text:p>11:29:19.83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29M20.839S">
            <text:p>11:29:20.8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28M43.686S">
            <text:p>11:28:43.69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7220">
            <text:p>37220</text:p>
          </table:table-cell>
          <table:table-cell office:value-type="string">
            <text:p>Success</text:p>
          </table:table-cell>
          <table:table-cell office:value-type="float" office:value="55821">
            <text:p>5582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28M42.54S">
            <text:p>11:28:42.54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8371">
            <text:p>38371</text:p>
          </table:table-cell>
          <table:table-cell office:value-type="string">
            <text:p>Success</text:p>
          </table:table-cell>
          <table:table-cell office:value-type="float" office:value="55817">
            <text:p>55817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28M32.955S">
            <text:p>11:28:32.9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7961">
            <text:p>47961</text:p>
          </table:table-cell>
          <table:table-cell office:value-type="string">
            <text:p>Success</text:p>
          </table:table-cell>
          <table:table-cell office:value-type="float" office:value="53405">
            <text:p>53405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29M18.374S">
            <text:p>11:29:18.3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550">
            <text:p>255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office:value-type="time" office:time-value="PT11H28M21.598S">
            <text:p>11:28:21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9332">
            <text:p>59332</text:p>
          </table:table-cell>
          <table:table-cell office:value-type="string">
            <text:p>Success</text:p>
          </table:table-cell>
          <table:table-cell office:value-type="float" office:value="54142">
            <text:p>54142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office:value-type="time" office:time-value="PT11H29M19.061S">
            <text:p>11:29:19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29M18.827S">
            <text:p>11:29:18.8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29M20.898S">
            <text:p>11:29:20.9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28M51.178S">
            <text:p>11:28:51.1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809">
            <text:p>29809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29M20.871S">
            <text:p>11:29:20.8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29M20.974S">
            <text:p>11:29:20.9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28M39.439S">
            <text:p>11:28:39.4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1574">
            <text:p>4157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29M20.856S">
            <text:p>11:29:20.8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29M21.009S">
            <text:p>11:29:21.0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29M21.019S">
            <text:p>11:29:21.0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29M20.99S">
            <text:p>11:29:20.9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29M13.659S">
            <text:p>11:29:13.6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460">
            <text:p>7460</text:p>
          </table:table-cell>
          <table:table-cell office:value-type="string">
            <text:p>Success</text:p>
          </table:table-cell>
          <table:table-cell office:value-type="float" office:value="66562">
            <text:p>66562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29M21.074S">
            <text:p>11:29:21.07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29M21.116S">
            <text:p>11:29:21.1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29M21.154S">
            <text:p>11:29:21.1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29M03.913S">
            <text:p>11:29:03.9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579">
            <text:p>17579</text:p>
          </table:table-cell>
          <table:table-cell office:value-type="string">
            <text:p>Success</text:p>
          </table:table-cell>
          <table:table-cell office:value-type="float" office:value="61645">
            <text:p>61645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29M21.494S">
            <text:p>11:29:21.4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29M21.523S">
            <text:p>11:29:21.5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29M21.535S">
            <text:p>11:29:21.5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29M21.552S">
            <text:p>11:29:21.5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29M20.988S">
            <text:p>11:29:20.9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29M21.675S">
            <text:p>11:29:21.6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29M11.426S">
            <text:p>11:29:11.4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598">
            <text:p>10598</text:p>
          </table:table-cell>
          <table:table-cell office:value-type="string">
            <text:p>Success</text:p>
          </table:table-cell>
          <table:table-cell office:value-type="float" office:value="66179">
            <text:p>6617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29M22.025S">
            <text:p>11:29:22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29M22.045S">
            <text:p>11:29:22.0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29M20.932S">
            <text:p>11:29:20.9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29M20.916S">
            <text:p>11:29:20.9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29M22.105S">
            <text:p>11:29:22.1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29M19.183S">
            <text:p>11:29:19.1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572">
            <text:p>357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office:value-type="time" office:time-value="PT11H29M19.077S">
            <text:p>11:29:19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82">
            <text:p>368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office:value-type="time" office:time-value="PT11H29M20.913S">
            <text:p>11:29:20.9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55">
            <text:p>1855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29M22.111S">
            <text:p>11:29:22.11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29M18.408S">
            <text:p>11:29:18.4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372">
            <text:p>437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29M22.089S">
            <text:p>11:29:22.0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29M22.786S">
            <text:p>11:29:22.7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29M15.658S">
            <text:p>11:29:15.6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680">
            <text:p>7680</text:p>
          </table:table-cell>
          <table:table-cell office:value-type="string">
            <text:p>Success</text:p>
          </table:table-cell>
          <table:table-cell office:value-type="float" office:value="68534">
            <text:p>68534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29M23.34S">
            <text:p>11:29:23.3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29M23.359S">
            <text:p>11:29:23.36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29M23.401S">
            <text:p>11:29:23.4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29M23.447S">
            <text:p>11:29:23.4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29M15.517S">
            <text:p>11:29:15.5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744">
            <text:p>8744</text:p>
          </table:table-cell>
          <table:table-cell office:value-type="string">
            <text:p>Success</text:p>
          </table:table-cell>
          <table:table-cell office:value-type="float" office:value="68139">
            <text:p>6813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29M24.262S">
            <text:p>11:29:24.2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29M13.695S">
            <text:p>11:29:13.7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610">
            <text:p>10610</text:p>
          </table:table-cell>
          <table:table-cell office:value-type="string">
            <text:p>Success</text:p>
          </table:table-cell>
          <table:table-cell office:value-type="float" office:value="64104">
            <text:p>64104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29M24.305S">
            <text:p>11:29:24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29M24.326S">
            <text:p>11:29:24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29M24.338S">
            <text:p>11:29:24.3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29M04.644S">
            <text:p>11:29:04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806">
            <text:p>19806</text:p>
          </table:table-cell>
          <table:table-cell office:value-type="string">
            <text:p>Success</text:p>
          </table:table-cell>
          <table:table-cell office:value-type="float" office:value="71707">
            <text:p>71707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29M24.452S">
            <text:p>11:29:24.4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29M24.472S">
            <text:p>11:29:24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29M24.52S">
            <text:p>11:29:24.5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29M04.624S">
            <text:p>11:29:04.62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032">
            <text:p>20032</text:p>
          </table:table-cell>
          <table:table-cell office:value-type="string">
            <text:p>Success</text:p>
          </table:table-cell>
          <table:table-cell office:value-type="float" office:value="20004">
            <text:p>20004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29M07.933S">
            <text:p>11:29:07.9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744">
            <text:p>16744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29M13.621S">
            <text:p>11:29:13.6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092">
            <text:p>11092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29M08.63S">
            <text:p>11:29:08.6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095">
            <text:p>16095</text:p>
          </table:table-cell>
          <table:table-cell office:value-type="string">
            <text:p>Success</text:p>
          </table:table-cell>
          <table:table-cell office:value-type="float" office:value="59419">
            <text:p>5941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29M24.274S">
            <text:p>11:29:24.2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58956">
            <text:p>58956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29M17.187S">
            <text:p>11:29:17.1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574">
            <text:p>7574</text:p>
          </table:table-cell>
          <table:table-cell office:value-type="string">
            <text:p>Success</text:p>
          </table:table-cell>
          <table:table-cell office:value-type="float" office:value="59663">
            <text:p>59663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29M13.661S">
            <text:p>11:29:13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106">
            <text:p>11106</text:p>
          </table:table-cell>
          <table:table-cell office:value-type="string">
            <text:p>Success</text:p>
          </table:table-cell>
          <table:table-cell office:value-type="float" office:value="39427">
            <text:p>39427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29M14.744S">
            <text:p>11:29:14.7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031">
            <text:p>10031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29M14.991S">
            <text:p>11:29:14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784">
            <text:p>9784</text:p>
          </table:table-cell>
          <table:table-cell office:value-type="string">
            <text:p>Success</text:p>
          </table:table-cell>
          <table:table-cell office:value-type="float" office:value="76949">
            <text:p>76949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office:value-type="time" office:time-value="PT11H29M17.21S">
            <text:p>11:29:17.2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577">
            <text:p>7577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office:value-type="time" office:time-value="PT11H29M24.777S">
            <text:p>11:29:24.7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office:value-type="time" office:time-value="PT11H29M24.799S">
            <text:p>11:29:24.8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29M24.839S">
            <text:p>11:29:24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29M24.769S">
            <text:p>11:29:24.7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29M25.868S">
            <text:p>11:29:25.87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29M24.726S">
            <text:p>11:29:24.7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29M25.886S">
            <text:p>11:29:25.89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29M25.895S">
            <text:p>11:29:25.90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29M24.763S">
            <text:p>11:29:24.7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29M25.893S">
            <text:p>11:29:25.8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29M25.903S">
            <text:p>11:29:25.9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29M11.309S">
            <text:p>11:29:11.3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690">
            <text:p>1469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29M24.736S">
            <text:p>11:29:24.7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29M13.508S">
            <text:p>11:29:13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547">
            <text:p>1254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29M17.26S">
            <text:p>11:29:17.2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10">
            <text:p>881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29M16.24S">
            <text:p>11:29:16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838">
            <text:p>9838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29M24.447S">
            <text:p>11:29:24.4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29M11.257S">
            <text:p>11:29:11.2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850">
            <text:p>1485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29M14.737S">
            <text:p>11:29:14.74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376">
            <text:p>11376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29M22.825S">
            <text:p>11:29:22.8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301">
            <text:p>330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29M24.857S">
            <text:p>11:29:24.8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29M23.485S">
            <text:p>11:29:23.4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716">
            <text:p>271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29M25.92S">
            <text:p>11:29:25.9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29M13.656S">
            <text:p>11:29:13.6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551">
            <text:p>12551</text:p>
          </table:table-cell>
          <table:table-cell office:value-type="string">
            <text:p>Success</text:p>
          </table:table-cell>
          <table:table-cell office:value-type="float" office:value="39266">
            <text:p>39266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29M24.563S">
            <text:p>11:29:24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53">
            <text:p>1653</text:p>
          </table:table-cell>
          <table:table-cell office:value-type="string">
            <text:p>Success</text:p>
          </table:table-cell>
          <table:table-cell office:value-type="float" office:value="14919">
            <text:p>14919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29M06.589S">
            <text:p>11:29:06.5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647">
            <text:p>19647</text:p>
          </table:table-cell>
          <table:table-cell office:value-type="string">
            <text:p>Success</text:p>
          </table:table-cell>
          <table:table-cell office:value-type="float" office:value="55841">
            <text:p>5584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29M01.788S">
            <text:p>11:29:01.79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4454">
            <text:p>24454</text:p>
          </table:table-cell>
          <table:table-cell office:value-type="string">
            <text:p>Success</text:p>
          </table:table-cell>
          <table:table-cell office:value-type="float" office:value="56510">
            <text:p>56510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29M17.21S">
            <text:p>11:29:17.21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040">
            <text:p>9040</text:p>
          </table:table-cell>
          <table:table-cell office:value-type="string">
            <text:p>Success</text:p>
          </table:table-cell>
          <table:table-cell office:value-type="float" office:value="56476">
            <text:p>56476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29M12.087S">
            <text:p>11:29:12.09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165">
            <text:p>14165</text:p>
          </table:table-cell>
          <table:table-cell office:value-type="string">
            <text:p>Success</text:p>
          </table:table-cell>
          <table:table-cell office:value-type="float" office:value="59583">
            <text:p>59583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29M12.036S">
            <text:p>11:29:12.0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226">
            <text:p>14226</text:p>
          </table:table-cell>
          <table:table-cell office:value-type="string">
            <text:p>Success</text:p>
          </table:table-cell>
          <table:table-cell office:value-type="float" office:value="76215">
            <text:p>76215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29M25.92S">
            <text:p>11:29:25.9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29M10.64S">
            <text:p>11:29:10.6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5629">
            <text:p>15629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29M01.773S">
            <text:p>11:29:01.77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4499">
            <text:p>24499</text:p>
          </table:table-cell>
          <table:table-cell office:value-type="string">
            <text:p>Success</text:p>
          </table:table-cell>
          <table:table-cell office:value-type="float" office:value="55875">
            <text:p>55875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29M10.614S">
            <text:p>11:29:10.6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658">
            <text:p>15658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29M10.664S">
            <text:p>11:29:10.6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618">
            <text:p>15618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29M03.762S">
            <text:p>11:29:03.7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527">
            <text:p>22527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28M55.24S">
            <text:p>11:28:55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1066">
            <text:p>31066</text:p>
          </table:table-cell>
          <table:table-cell office:value-type="string">
            <text:p>Success</text:p>
          </table:table-cell>
          <table:table-cell office:value-type="float" office:value="76953">
            <text:p>76953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29M12.631S">
            <text:p>11:29:12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694">
            <text:p>13694</text:p>
          </table:table-cell>
          <table:table-cell office:value-type="string">
            <text:p>Success</text:p>
          </table:table-cell>
          <table:table-cell office:value-type="float" office:value="76195">
            <text:p>76195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29M19.971S">
            <text:p>11:29:19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357">
            <text:p>6357</text:p>
          </table:table-cell>
          <table:table-cell office:value-type="string">
            <text:p>Success</text:p>
          </table:table-cell>
          <table:table-cell office:value-type="float" office:value="58627">
            <text:p>58627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29M03.681S">
            <text:p>11:29:03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2653">
            <text:p>22653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29M26.308S">
            <text:p>11:29:26.3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29M26.264S">
            <text:p>11:29:26.2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29M13.619S">
            <text:p>11:29:13.6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746">
            <text:p>12746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29M22.757S">
            <text:p>11:29:22.7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614">
            <text:p>361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29M26.326S">
            <text:p>11:29:26.3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29M26.202S">
            <text:p>11:29:26.2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29M22.76S">
            <text:p>11:29:22.7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42">
            <text:p>3642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29M18.032S">
            <text:p>11:29:18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389">
            <text:p>8389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29M26.268S">
            <text:p>11:29:26.2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29M26.396S">
            <text:p>11:29:26.4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29M26.379S">
            <text:p>11:29:26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29M26.342S">
            <text:p>11:29:26.3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29M26.345S">
            <text:p>11:29:26.3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29M26.462S">
            <text:p>11:29:26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29M26.452S">
            <text:p>11:29:26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29M26.443S">
            <text:p>11:29:26.4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29M26.501S">
            <text:p>11:29:26.5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29M18.205S">
            <text:p>11:29:18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392">
            <text:p>8392</text:p>
          </table:table-cell>
          <table:table-cell office:value-type="string">
            <text:p>Success</text:p>
          </table:table-cell>
          <table:table-cell office:value-type="float" office:value="58684">
            <text:p>58684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29M26.6S">
            <text:p>11:29:26.6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office:value-type="time" office:time-value="PT11H29M26.636S">
            <text:p>11:29:26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office:value-type="time" office:time-value="PT11H29M26.674S">
            <text:p>11:29:26.6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29M21.034S">
            <text:p>11:29:21.0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888">
            <text:p>5888</text:p>
          </table:table-cell>
          <table:table-cell office:value-type="string">
            <text:p>Success</text:p>
          </table:table-cell>
          <table:table-cell office:value-type="float" office:value="62769">
            <text:p>62769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29M26.924S">
            <text:p>11:29:26.9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29M26.938S">
            <text:p>11:29:26.9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29M26.961S">
            <text:p>11:29:26.96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29M26.977S">
            <text:p>11:29:26.9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29M26.997S">
            <text:p>11:29:27.0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29M01.409S">
            <text:p>11:29:01.4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5704">
            <text:p>25704</text:p>
          </table:table-cell>
          <table:table-cell office:value-type="string">
            <text:p>Success</text:p>
          </table:table-cell>
          <table:table-cell office:value-type="float" office:value="63223">
            <text:p>6322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29M27.114S">
            <text:p>11:29:27.1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29M16.41S">
            <text:p>11:29:16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667">
            <text:p>11667</text:p>
          </table:table-cell>
          <table:table-cell office:value-type="string">
            <text:p>Success</text:p>
          </table:table-cell>
          <table:table-cell office:value-type="float" office:value="67751">
            <text:p>6775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29M16.423S">
            <text:p>11:29:16.4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670">
            <text:p>11670</text:p>
          </table:table-cell>
          <table:table-cell office:value-type="string">
            <text:p>Success</text:p>
          </table:table-cell>
          <table:table-cell office:value-type="float" office:value="56517">
            <text:p>5651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29M26.209S">
            <text:p>11:29:26.2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85">
            <text:p>18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29M28.096S">
            <text:p>11:29:28.10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29M28.104S">
            <text:p>11:29:28.10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29M28.111S">
            <text:p>11:29:28.11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29M20.948S">
            <text:p>11:29:20.9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186">
            <text:p>7186</text:p>
          </table:table-cell>
          <table:table-cell office:value-type="string">
            <text:p>Success</text:p>
          </table:table-cell>
          <table:table-cell office:value-type="float" office:value="64295">
            <text:p>64295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29M21.015S">
            <text:p>11:29:21.0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517">
            <text:p>7517</text:p>
          </table:table-cell>
          <table:table-cell office:value-type="string">
            <text:p>Success</text:p>
          </table:table-cell>
          <table:table-cell office:value-type="float" office:value="64592">
            <text:p>64592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29M28.533S">
            <text:p>11:29:28.5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29M28.552S">
            <text:p>11:29:28.5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29M20.877S">
            <text:p>11:29:20.8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217">
            <text:p>8217</text:p>
          </table:table-cell>
          <table:table-cell office:value-type="string">
            <text:p>Success</text:p>
          </table:table-cell>
          <table:table-cell office:value-type="float" office:value="62426">
            <text:p>62426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29M21.69S">
            <text:p>11:29:21.6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430">
            <text:p>7430</text:p>
          </table:table-cell>
          <table:table-cell office:value-type="string">
            <text:p>Success</text:p>
          </table:table-cell>
          <table:table-cell office:value-type="float" office:value="64592">
            <text:p>64592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29M29.121S">
            <text:p>11:29:29.1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29M28.565S">
            <text:p>11:29:28.5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29M20.908S">
            <text:p>11:29:20.9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512">
            <text:p>8512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29M19.292S">
            <text:p>11:29:19.2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135">
            <text:p>10135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29M19.119S">
            <text:p>11:29:19.1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988">
            <text:p>10988</text:p>
          </table:table-cell>
          <table:table-cell office:value-type="string">
            <text:p>Success</text:p>
          </table:table-cell>
          <table:table-cell office:value-type="float" office:value="56474">
            <text:p>56474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29M01.072S">
            <text:p>11:29:01.0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049">
            <text:p>29049</text:p>
          </table:table-cell>
          <table:table-cell office:value-type="string">
            <text:p>Success</text:p>
          </table:table-cell>
          <table:table-cell office:value-type="float" office:value="76220">
            <text:p>76220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29M19.396S">
            <text:p>11:29:19.40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30">
            <text:p>10730</text:p>
          </table:table-cell>
          <table:table-cell office:value-type="string">
            <text:p>Success</text:p>
          </table:table-cell>
          <table:table-cell office:value-type="float" office:value="59582">
            <text:p>59582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29M30.123S">
            <text:p>11:29:30.1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office:value-type="time" office:time-value="PT11H29M18.757S">
            <text:p>11:29:18.7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1396">
            <text:p>11396</text:p>
          </table:table-cell>
          <table:table-cell office:value-type="string">
            <text:p>Success</text:p>
          </table:table-cell>
          <table:table-cell office:value-type="float" office:value="76949">
            <text:p>76949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office:value-type="time" office:time-value="PT11H29M30.155S">
            <text:p>11:29:30.1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29M30.154S">
            <text:p>11:29:30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29M30.173S">
            <text:p>11:29:30.1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29M00.699S">
            <text:p>11:29:00.70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592">
            <text:p>29592</text:p>
          </table:table-cell>
          <table:table-cell office:value-type="string">
            <text:p>Success</text:p>
          </table:table-cell>
          <table:table-cell office:value-type="float" office:value="55871">
            <text:p>55871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29M26.552S">
            <text:p>11:29:26.5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48">
            <text:p>374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29M19.01S">
            <text:p>11:29:19.0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341">
            <text:p>11341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29M03.077S">
            <text:p>11:29:03.0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277">
            <text:p>27277</text:p>
          </table:table-cell>
          <table:table-cell office:value-type="string">
            <text:p>Success</text:p>
          </table:table-cell>
          <table:table-cell office:value-type="float" office:value="55330">
            <text:p>55330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29M30.293S">
            <text:p>11:29:30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29M20.157S">
            <text:p>11:29:20.1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212">
            <text:p>10212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29M19.829S">
            <text:p>11:29:19.83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549">
            <text:p>10549</text:p>
          </table:table-cell>
          <table:table-cell office:value-type="string">
            <text:p>Success</text:p>
          </table:table-cell>
          <table:table-cell office:value-type="float" office:value="20751">
            <text:p>20751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29M19.638S">
            <text:p>11:29:19.6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44">
            <text:p>10744</text:p>
          </table:table-cell>
          <table:table-cell office:value-type="string">
            <text:p>Success</text:p>
          </table:table-cell>
          <table:table-cell office:value-type="float" office:value="20751">
            <text:p>20751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29M01.391S">
            <text:p>11:29:01.3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996">
            <text:p>28996</text:p>
          </table:table-cell>
          <table:table-cell office:value-type="string">
            <text:p>Success</text:p>
          </table:table-cell>
          <table:table-cell office:value-type="float" office:value="56510">
            <text:p>56510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29M30.265S">
            <text:p>11:29:30.2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29M30.264S">
            <text:p>11:29:30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28M50.859S">
            <text:p>11:28:50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9551">
            <text:p>39551</text:p>
          </table:table-cell>
          <table:table-cell office:value-type="string">
            <text:p>Success</text:p>
          </table:table-cell>
          <table:table-cell office:value-type="float" office:value="55342">
            <text:p>55342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28M51.184S">
            <text:p>11:28:51.1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227">
            <text:p>39227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29M30.41S">
            <text:p>11:29:30.4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29M30.438S">
            <text:p>11:29:30.4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29M30.475S">
            <text:p>11:29:30.4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29M30.505S">
            <text:p>11:29:30.5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29M20.957S">
            <text:p>11:29:20.9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843">
            <text:p>9843</text:p>
          </table:table-cell>
          <table:table-cell office:value-type="string">
            <text:p>Success</text:p>
          </table:table-cell>
          <table:table-cell office:value-type="float" office:value="64300">
            <text:p>64300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29M26.056S">
            <text:p>11:29:26.0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819">
            <text:p>4819</text:p>
          </table:table-cell>
          <table:table-cell office:value-type="string">
            <text:p>Success</text:p>
          </table:table-cell>
          <table:table-cell office:value-type="float" office:value="68534">
            <text:p>68534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29M20.415S">
            <text:p>11:29:20.4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846">
            <text:p>10846</text:p>
          </table:table-cell>
          <table:table-cell office:value-type="string">
            <text:p>Success</text:p>
          </table:table-cell>
          <table:table-cell office:value-type="float" office:value="60359">
            <text:p>60359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29M20.926S">
            <text:p>11:29:20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46">
            <text:p>10346</text:p>
          </table:table-cell>
          <table:table-cell office:value-type="string">
            <text:p>Success</text:p>
          </table:table-cell>
          <table:table-cell office:value-type="float" office:value="64539">
            <text:p>64539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29M31.274S">
            <text:p>11:29:31.2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29M31.293S">
            <text:p>11:29:31.2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29M22.782S">
            <text:p>11:29:22.7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077">
            <text:p>9077</text:p>
          </table:table-cell>
          <table:table-cell office:value-type="string">
            <text:p>Success</text:p>
          </table:table-cell>
          <table:table-cell office:value-type="float" office:value="68239">
            <text:p>68239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29M30.54S">
            <text:p>11:29:30.5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29M18.581S">
            <text:p>11:29:18.5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145">
            <text:p>14145</text:p>
          </table:table-cell>
          <table:table-cell office:value-type="string">
            <text:p>Success</text:p>
          </table:table-cell>
          <table:table-cell office:value-type="float" office:value="76949">
            <text:p>76949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office:value-type="time" office:time-value="PT11H29M18.728S">
            <text:p>11:29:18.7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002">
            <text:p>14002</text:p>
          </table:table-cell>
          <table:table-cell office:value-type="string">
            <text:p>Success</text:p>
          </table:table-cell>
          <table:table-cell office:value-type="float" office:value="76199">
            <text:p>76199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office:value-type="time" office:time-value="PT11H29M32.728S">
            <text:p>11:29:32.7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office:value-type="time" office:time-value="PT11H29M20.886S">
            <text:p>11:29:20.8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899">
            <text:p>11899</text:p>
          </table:table-cell>
          <table:table-cell office:value-type="string">
            <text:p>Success</text:p>
          </table:table-cell>
          <table:table-cell office:value-type="float" office:value="39423">
            <text:p>39423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29M26.071S">
            <text:p>11:29:26.0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721">
            <text:p>6721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29M26.244S">
            <text:p>11:29:26.2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561">
            <text:p>6561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29M32.731S">
            <text:p>11:29:32.7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29M32.822S">
            <text:p>11:29:32.8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29M32.756S">
            <text:p>11:29:32.7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29M32.787S">
            <text:p>11:29:32.7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29M32.841S">
            <text:p>11:29:32.8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29M32.839S">
            <text:p>11:29:32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29M32.858S">
            <text:p>11:29:32.86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29M32.886S">
            <text:p>11:29:32.89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29M32.892S">
            <text:p>11:29:32.89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29M32.794S">
            <text:p>11:29:32.7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29M33.398S">
            <text:p>11:29:33.40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29M33.409S">
            <text:p>11:29:33.41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29M33.415S">
            <text:p>11:29:33.42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29M26.405S">
            <text:p>11:29:26.4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108">
            <text:p>7108</text:p>
          </table:table-cell>
          <table:table-cell office:value-type="string">
            <text:p>Success</text:p>
          </table:table-cell>
          <table:table-cell office:value-type="float" office:value="70507">
            <text:p>70507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29M26.423S">
            <text:p>11:29:26.4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182">
            <text:p>7182</text:p>
          </table:table-cell>
          <table:table-cell office:value-type="string">
            <text:p>Success</text:p>
          </table:table-cell>
          <table:table-cell office:value-type="float" office:value="70505">
            <text:p>70505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29M26.333S">
            <text:p>11:29:26.3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295">
            <text:p>7295</text:p>
          </table:table-cell>
          <table:table-cell office:value-type="string">
            <text:p>Success</text:p>
          </table:table-cell>
          <table:table-cell office:value-type="float" office:value="84398">
            <text:p>84398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29M33.607S">
            <text:p>11:29:33.6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29M24.787S">
            <text:p>11:29:24.7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841">
            <text:p>8841</text:p>
          </table:table-cell>
          <table:table-cell office:value-type="string">
            <text:p>Success</text:p>
          </table:table-cell>
          <table:table-cell office:value-type="float" office:value="68439">
            <text:p>68439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29M26.373S">
            <text:p>11:29:26.3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281">
            <text:p>7281</text:p>
          </table:table-cell>
          <table:table-cell office:value-type="string">
            <text:p>Success</text:p>
          </table:table-cell>
          <table:table-cell office:value-type="float" office:value="74351">
            <text:p>7435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29M26.449S">
            <text:p>11:29:26.4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215">
            <text:p>7215</text:p>
          </table:table-cell>
          <table:table-cell office:value-type="string">
            <text:p>Success</text:p>
          </table:table-cell>
          <table:table-cell office:value-type="float" office:value="74451">
            <text:p>74451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29M33.631S">
            <text:p>11:29:33.6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29M26.255S">
            <text:p>11:29:26.2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421">
            <text:p>7421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29M33.632S">
            <text:p>11:29:33.6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29M26.238S">
            <text:p>11:29:26.2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450">
            <text:p>7450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29M33.665S">
            <text:p>11:29:33.67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office:value-type="time" office:time-value="PT11H29M33.665S">
            <text:p>11:29:33.6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office:value-type="time" office:time-value="PT11H29M33.515S">
            <text:p>11:29:33.5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29M33.685S">
            <text:p>11:29:33.6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29M26.329S">
            <text:p>11:29:26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397">
            <text:p>7397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29M31.308S">
            <text:p>11:29:31.3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19">
            <text:p>241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29M33.723S">
            <text:p>11:29:33.7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29M33.728S">
            <text:p>11:29:33.7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29M33.654S">
            <text:p>11:29:33.6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29M33.727S">
            <text:p>11:29:33.7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29M33.779S">
            <text:p>11:29:33.78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29M33.771S">
            <text:p>11:29:33.7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29M33.717S">
            <text:p>11:29:33.7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29M21.306S">
            <text:p>11:29:21.3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528">
            <text:p>12528</text:p>
          </table:table-cell>
          <table:table-cell office:value-type="string">
            <text:p>Success</text:p>
          </table:table-cell>
          <table:table-cell office:value-type="float" office:value="72285">
            <text:p>72285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29M26.288S">
            <text:p>11:29:26.2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546">
            <text:p>7546</text:p>
          </table:table-cell>
          <table:table-cell office:value-type="string">
            <text:p>Success</text:p>
          </table:table-cell>
          <table:table-cell office:value-type="float" office:value="78488">
            <text:p>78488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29M33.631S">
            <text:p>11:29:33.6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29M33.794S">
            <text:p>11:29:33.79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29M33.839S">
            <text:p>11:29:33.8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29M33.853S">
            <text:p>11:29:33.85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29M26.283S">
            <text:p>11:29:26.2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580">
            <text:p>7580</text:p>
          </table:table-cell>
          <table:table-cell office:value-type="string">
            <text:p>Success</text:p>
          </table:table-cell>
          <table:table-cell office:value-type="float" office:value="78391">
            <text:p>7839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29M33.841S">
            <text:p>11:29:33.8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29M33.865S">
            <text:p>11:29:33.8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29M33.857S">
            <text:p>11:29:33.8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29M33.727S">
            <text:p>11:29:33.73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29M33.742S">
            <text:p>11:29:33.7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29M33.896S">
            <text:p>11:29:33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29M33.902S">
            <text:p>11:29:33.9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29M27.016S">
            <text:p>11:29:27.0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935">
            <text:p>6935</text:p>
          </table:table-cell>
          <table:table-cell office:value-type="string">
            <text:p>Success</text:p>
          </table:table-cell>
          <table:table-cell office:value-type="float" office:value="86420">
            <text:p>8642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29M33.928S">
            <text:p>11:29:33.9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29M33.906S">
            <text:p>11:29:33.9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29M26.218S">
            <text:p>11:29:26.2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761">
            <text:p>7761</text:p>
          </table:table-cell>
          <table:table-cell office:value-type="string">
            <text:p>Success</text:p>
          </table:table-cell>
          <table:table-cell office:value-type="float" office:value="84402">
            <text:p>84402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office:value-type="time" office:time-value="PT11H29M33.836S">
            <text:p>11:29:33.8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office:value-type="time" office:time-value="PT11H29M33.831S">
            <text:p>11:29:33.8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29M33.967S">
            <text:p>11:29:33.9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29M24.678S">
            <text:p>11:29:24.6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399">
            <text:p>9399</text:p>
          </table:table-cell>
          <table:table-cell office:value-type="string">
            <text:p>Success</text:p>
          </table:table-cell>
          <table:table-cell office:value-type="float" office:value="74355">
            <text:p>74355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29M33.983S">
            <text:p>11:29:33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29M26.276S">
            <text:p>11:29:26.2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803">
            <text:p>7803</text:p>
          </table:table-cell>
          <table:table-cell office:value-type="string">
            <text:p>Success</text:p>
          </table:table-cell>
          <table:table-cell office:value-type="float" office:value="80459">
            <text:p>80459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29M22.723S">
            <text:p>11:29:22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376">
            <text:p>11376</text:p>
          </table:table-cell>
          <table:table-cell office:value-type="string">
            <text:p>Success</text:p>
          </table:table-cell>
          <table:table-cell office:value-type="float" office:value="70122">
            <text:p>70122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29M34.08S">
            <text:p>11:29:34.0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29M34.103S">
            <text:p>11:29:34.1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29M34.101S">
            <text:p>11:29:34.1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29M34.146S">
            <text:p>11:29:34.1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29M30.412S">
            <text:p>11:29:30.4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60">
            <text:p>3760</text:p>
          </table:table-cell>
          <table:table-cell office:value-type="string">
            <text:p>Success</text:p>
          </table:table-cell>
          <table:table-cell office:value-type="float" office:value="84496">
            <text:p>84496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29M26.271S">
            <text:p>11:29:26.2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916">
            <text:p>7916</text:p>
          </table:table-cell>
          <table:table-cell office:value-type="string">
            <text:p>Success</text:p>
          </table:table-cell>
          <table:table-cell office:value-type="float" office:value="80457">
            <text:p>8045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29M26.552S">
            <text:p>11:29:26.5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86431">
            <text:p>86431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29M30.352S">
            <text:p>11:29:30.3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54">
            <text:p>3854</text:p>
          </table:table-cell>
          <table:table-cell office:value-type="string">
            <text:p>Success</text:p>
          </table:table-cell>
          <table:table-cell office:value-type="float" office:value="84494">
            <text:p>84494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29M26.079S">
            <text:p>11:29:26.0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126">
            <text:p>8126</text:p>
          </table:table-cell>
          <table:table-cell office:value-type="string">
            <text:p>Success</text:p>
          </table:table-cell>
          <table:table-cell office:value-type="float" office:value="84402">
            <text:p>84402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29M22.778S">
            <text:p>11:29:22.7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434">
            <text:p>11434</text:p>
          </table:table-cell>
          <table:table-cell office:value-type="string">
            <text:p>Success</text:p>
          </table:table-cell>
          <table:table-cell office:value-type="float" office:value="70124">
            <text:p>70124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29M34.167S">
            <text:p>11:29:34.1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761">
            <text:p>76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29M32.275S">
            <text:p>11:29:32.2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44">
            <text:p>1944</text:p>
          </table:table-cell>
          <table:table-cell office:value-type="string">
            <text:p>Success</text:p>
          </table:table-cell>
          <table:table-cell office:value-type="float" office:value="84494">
            <text:p>84494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29M30.305S">
            <text:p>11:29:30.3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922">
            <text:p>3922</text:p>
          </table:table-cell>
          <table:table-cell office:value-type="string">
            <text:p>Success</text:p>
          </table:table-cell>
          <table:table-cell office:value-type="float" office:value="88288">
            <text:p>88288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29M34.228S">
            <text:p>11:29:34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29M34.174S">
            <text:p>11:29:34.1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29M34.19S">
            <text:p>11:29:34.1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29M26.365S">
            <text:p>11:29:26.3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900">
            <text:p>7900</text:p>
          </table:table-cell>
          <table:table-cell office:value-type="string">
            <text:p>Success</text:p>
          </table:table-cell>
          <table:table-cell office:value-type="float" office:value="78391">
            <text:p>7839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29M34.214S">
            <text:p>11:29:34.2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29M34.221S">
            <text:p>11:29:34.2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29M34.198S">
            <text:p>11:29:34.2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29M34.245S">
            <text:p>11:29:34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29M26.175S">
            <text:p>11:29:26.1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124">
            <text:p>8124</text:p>
          </table:table-cell>
          <table:table-cell office:value-type="string">
            <text:p>Success</text:p>
          </table:table-cell>
          <table:table-cell office:value-type="float" office:value="84446">
            <text:p>84446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29M33.983S">
            <text:p>11:29:33.9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office:value-type="time" office:time-value="PT11H29M34.269S">
            <text:p>11:29:34.2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office:value-type="time" office:time-value="PT11H29M34.302S">
            <text:p>11:29:34.3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29M34.327S">
            <text:p>11:29:34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29M34.322S">
            <text:p>11:29:34.3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29M34.258S">
            <text:p>11:29:34.2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29M34.251S">
            <text:p>11:29:34.2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29M34.309S">
            <text:p>11:29:34.3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29M34.297S">
            <text:p>11:29:34.30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29M34.382S">
            <text:p>11:29:34.3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29M34.27S">
            <text:p>11:29:34.2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1H29M34.384S">
            <text:p>11:29:34.3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1H29M34.409S">
            <text:p>11:29:34.4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1H29M34.395S">
            <text:p>11:29:34.4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1H29M34.409S">
            <text:p>11:29:34.4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1H29M34.41S">
            <text:p>11:29:34.4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1H29M34.462S">
            <text:p>11:29:34.4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1H29M33.932S">
            <text:p>11:29:33.9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1H29M33.805S">
            <text:p>11:29:33.8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1H29M34.369S">
            <text:p>11:29:34.37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1H29M24.778S">
            <text:p>11:29:24.7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033">
            <text:p>10033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1H29M17.168S">
            <text:p>11:29:17.1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9066">
            <text:p>19066</text:p>
          </table:table-cell>
          <table:table-cell office:value-type="string">
            <text:p>Success</text:p>
          </table:table-cell>
          <table:table-cell office:value-type="float" office:value="76220">
            <text:p>76220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1H28M57.319S">
            <text:p>11:28:57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8938">
            <text:p>38938</text:p>
          </table:table-cell>
          <table:table-cell office:value-type="string">
            <text:p>Success</text:p>
          </table:table-cell>
          <table:table-cell office:value-type="float" office:value="59431">
            <text:p>59431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1H29M24.658S">
            <text:p>11:29:24.6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607">
            <text:p>11607</text:p>
          </table:table-cell>
          <table:table-cell office:value-type="string">
            <text:p>Success</text:p>
          </table:table-cell>
          <table:table-cell office:value-type="float" office:value="39431">
            <text:p>39431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1H29M34.302S">
            <text:p>11:29:34.3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965">
            <text:p>196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1H29M34.078S">
            <text:p>11:29:34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1H29M21.565S">
            <text:p>11:29:21.5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4702">
            <text:p>14702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1H29M26.079S">
            <text:p>11:29:26.0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206">
            <text:p>10206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1H29M36.269S">
            <text:p>11:29:36.2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1H29M36.234S">
            <text:p>11:29:36.2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1H29M36.287S">
            <text:p>11:29:36.2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office:value-type="time" office:time-value="PT11H29M36.36S">
            <text:p>11:29:36.36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office:value-type="time" office:time-value="PT11H29M36.383S">
            <text:p>11:29:36.3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1H29M36.391S">
            <text:p>11:29:36.39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1H29M36.313S">
            <text:p>11:29:36.3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1H29M36.435S">
            <text:p>11:29:36.4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1H29M36.267S">
            <text:p>11:29:36.2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1H29M36.593S">
            <text:p>11:29:36.59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1H29M36.607S">
            <text:p>11:29:36.61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1H29M36.614S">
            <text:p>11:29:36.61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1H29M36.258S">
            <text:p>11:29:36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1H29M33.953S">
            <text:p>11:29:33.9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1H29M26.274S">
            <text:p>11:29:26.2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445">
            <text:p>10445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1H29M36.621S">
            <text:p>11:29:36.6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1H29M36.696S">
            <text:p>11:29:36.7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1H29M34.512S">
            <text:p>11:29:34.5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273">
            <text:p>2273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1H29M34.47S">
            <text:p>11:29:34.4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19">
            <text:p>231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1H29M26.115S">
            <text:p>11:29:26.1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674">
            <text:p>10674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1H29M36.779S">
            <text:p>11:29:36.78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1H29M32.879S">
            <text:p>11:29:32.8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33">
            <text:p>3933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1H29M26.252S">
            <text:p>11:29:26.2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567">
            <text:p>10567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1H29M34.054S">
            <text:p>11:29:34.0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70">
            <text:p>27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1H29M32.875S">
            <text:p>11:29:32.8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50">
            <text:p>395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1H29M26.718S">
            <text:p>11:29:26.7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119">
            <text:p>10119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1H29M34.563S">
            <text:p>11:29:34.5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90">
            <text:p>229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1H29M36.804S">
            <text:p>11:29:36.80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1H29M36.858S">
            <text:p>11:29:36.86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1H29M21.121S">
            <text:p>11:29:21.1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751">
            <text:p>15751</text:p>
          </table:table-cell>
          <table:table-cell office:value-type="string">
            <text:p>Success</text:p>
          </table:table-cell>
          <table:table-cell office:value-type="float" office:value="76952">
            <text:p>76952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1H29M19.632S">
            <text:p>11:29:19.6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7248">
            <text:p>17248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1H29M36.874S">
            <text:p>11:29:36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1H29M36.748S">
            <text:p>11:29:36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office:value-type="time" office:time-value="PT11H29M36.921S">
            <text:p>11:29:36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office:value-type="time" office:time-value="PT11H29M36.954S">
            <text:p>11:29:36.9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1H29M37.005S">
            <text:p>11:29:37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1H29M37.009S">
            <text:p>11:29:37.0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1H29M36.79S">
            <text:p>11:29:36.7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1H29M37.19S">
            <text:p>11:29:37.19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1H29M37.199S">
            <text:p>11:29:37.20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1H29M37.205S">
            <text:p>11:29:37.21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1H29M33.961S">
            <text:p>11:29:33.9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16">
            <text:p>331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1H29M20.821S">
            <text:p>11:29:20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467">
            <text:p>16467</text:p>
          </table:table-cell>
          <table:table-cell office:value-type="string">
            <text:p>Success</text:p>
          </table:table-cell>
          <table:table-cell office:value-type="float" office:value="38704">
            <text:p>38704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1H29M28.078S">
            <text:p>11:29:28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227">
            <text:p>9227</text:p>
          </table:table-cell>
          <table:table-cell office:value-type="string">
            <text:p>Success</text:p>
          </table:table-cell>
          <table:table-cell office:value-type="float" office:value="76217">
            <text:p>76217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1H29M36.787S">
            <text:p>11:29:36.7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1H29M18.776S">
            <text:p>11:29:18.7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549">
            <text:p>18549</text:p>
          </table:table-cell>
          <table:table-cell office:value-type="string">
            <text:p>Success</text:p>
          </table:table-cell>
          <table:table-cell office:value-type="float" office:value="76215">
            <text:p>76215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1H29M37.308S">
            <text:p>11:29:37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1H29M37.326S">
            <text:p>11:29:37.3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1H29M37.334S">
            <text:p>11:29:37.3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1H29M37.344S">
            <text:p>11:29:37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1H29M37.391S">
            <text:p>11:29:37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1H29M37.398S">
            <text:p>11:29:37.4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1H29M37.29S">
            <text:p>11:29:37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1H29M37.828S">
            <text:p>11:29:37.83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1H29M37.839S">
            <text:p>11:29:37.8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1H29M37.851S">
            <text:p>11:29:37.8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1H29M30.133S">
            <text:p>11:29:30.1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882">
            <text:p>7882</text:p>
          </table:table-cell>
          <table:table-cell office:value-type="string">
            <text:p>Success</text:p>
          </table:table-cell>
          <table:table-cell office:value-type="float" office:value="19766">
            <text:p>19766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1H28M51.184S">
            <text:p>11:28:51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6935">
            <text:p>46935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1H29M30.355S">
            <text:p>11:29:30.3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97">
            <text:p>7797</text:p>
          </table:table-cell>
          <table:table-cell office:value-type="string">
            <text:p>Success</text:p>
          </table:table-cell>
          <table:table-cell office:value-type="float" office:value="50917">
            <text:p>50917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1H29M27.127S">
            <text:p>11:29:27.13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033">
            <text:p>11033</text:p>
          </table:table-cell>
          <table:table-cell office:value-type="string">
            <text:p>Success</text:p>
          </table:table-cell>
          <table:table-cell office:value-type="float" office:value="56510">
            <text:p>56510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1H29M18.175S">
            <text:p>11:29:18.1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9996">
            <text:p>19996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1H29M29.291S">
            <text:p>11:29:29.29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93">
            <text:p>8893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1H29M26.54S">
            <text:p>11:29:26.5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651">
            <text:p>11651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1H29M30.108S">
            <text:p>11:29:30.1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089">
            <text:p>8089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1H29M28.094S">
            <text:p>11:29:28.0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115">
            <text:p>10115</text:p>
          </table:table-cell>
          <table:table-cell office:value-type="string">
            <text:p>Success</text:p>
          </table:table-cell>
          <table:table-cell office:value-type="float" office:value="76949">
            <text:p>76949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1H29M38.154S">
            <text:p>11:29:38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1H29M28.135S">
            <text:p>11:29:28.1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089">
            <text:p>10089</text:p>
          </table:table-cell>
          <table:table-cell office:value-type="string">
            <text:p>Success</text:p>
          </table:table-cell>
          <table:table-cell office:value-type="float" office:value="76953">
            <text:p>76953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1H29M38.211S">
            <text:p>11:29:38.2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1H29M38.226S">
            <text:p>11:29:38.2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1H29M38.217S">
            <text:p>11:29:38.2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1H29M38.29S">
            <text:p>11:29:38.2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1H29M38.264S">
            <text:p>11:29:38.2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1H29M38.29S">
            <text:p>11:29:38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1H29M38.336S">
            <text:p>11:29:38.3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1H29M38.365S">
            <text:p>11:29:38.3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1H29M38.361S">
            <text:p>11:29:38.3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1H29M29.429S">
            <text:p>11:29:29.4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491">
            <text:p>9491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1H29M30.381S">
            <text:p>11:29:30.3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546">
            <text:p>8546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1H29M30.41S">
            <text:p>11:29:30.4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523">
            <text:p>852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1H29M30.388S">
            <text:p>11:29:30.3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550">
            <text:p>8550</text:p>
          </table:table-cell>
          <table:table-cell office:value-type="string">
            <text:p>Success</text:p>
          </table:table-cell>
          <table:table-cell office:value-type="float" office:value="19185">
            <text:p>19185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1H29M38.121S">
            <text:p>11:29:38.1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15616">
            <text:p>15616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1H29M30.37S">
            <text:p>11:29:30.3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601">
            <text:p>8601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1H29M29.422S">
            <text:p>11:29:29.4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558">
            <text:p>9558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1H29M38.964S">
            <text:p>11:29:38.9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1H29M34.813S">
            <text:p>11:29:34.8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387">
            <text:p>4387</text:p>
          </table:table-cell>
          <table:table-cell office:value-type="string">
            <text:p>Success</text:p>
          </table:table-cell>
          <table:table-cell office:value-type="float" office:value="84316">
            <text:p>84316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1H29M39.202S">
            <text:p>11:29:39.2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1H29M39.258S">
            <text:p>11:29:39.2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1H29M39.271S">
            <text:p>11:29:39.2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1H29M39.293S">
            <text:p>11:29:39.2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1H29M38.927S">
            <text:p>11:29:38.9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1H29M39.762S">
            <text:p>11:29:39.76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1H29M39.772S">
            <text:p>11:29:39.77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1H29M39.778S">
            <text:p>11:29:39.78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office:value-type="time" office:time-value="PT11H29M26.524S">
            <text:p>11:29:26.5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353">
            <text:p>1335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office:value-type="time" office:time-value="PT11H29M33.696S">
            <text:p>11:29:33.7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182">
            <text:p>618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1H29M36.825S">
            <text:p>11:29:36.8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1H29M33.92S">
            <text:p>11:29:33.9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971">
            <text:p>5971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1H29M33.924S">
            <text:p>11:29:33.92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970">
            <text:p>597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1H29M26.007S">
            <text:p>11:29:26.0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899">
            <text:p>13899</text:p>
          </table:table-cell>
          <table:table-cell office:value-type="string">
            <text:p>Success</text:p>
          </table:table-cell>
          <table:table-cell office:value-type="float" office:value="77565">
            <text:p>77565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1H29M36.462S">
            <text:p>11:29:36.46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1H29M26.109S">
            <text:p>11:29:26.1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834">
            <text:p>1383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1H29M34.393S">
            <text:p>11:29:34.3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557">
            <text:p>5557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1H29M34.34S">
            <text:p>11:29:34.3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619">
            <text:p>561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1H29M24.715S">
            <text:p>11:29:24.7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5295">
            <text:p>15295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1H29M39.963S">
            <text:p>11:29:39.9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1H29M39.89S">
            <text:p>11:29:39.8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869">
            <text:p>38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1H29M43.76S">
            <text:p>11:29:43.76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1H29M43.774S">
            <text:p>11:29:43.77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1H29M43.78S">
            <text:p>11:29:43.78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1H29M34.798S">
            <text:p>11:29:34.80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080">
            <text:p>908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1H29M34.452S">
            <text:p>11:29:34.45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439">
            <text:p>943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1H29M40.035S">
            <text:p>11:29:40.0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65">
            <text:p>386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1H29M13.612S">
            <text:p>11:29:13.6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0298">
            <text:p>30298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1H29M21.17S">
            <text:p>11:29:21.1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2744">
            <text:p>2274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1H29M34.269S">
            <text:p>11:29:34.27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652">
            <text:p>9652</text:p>
          </table:table-cell>
          <table:table-cell office:value-type="string">
            <text:p>Success</text:p>
          </table:table-cell>
          <table:table-cell office:value-type="float" office:value="59583">
            <text:p>59583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1H29M34.609S">
            <text:p>11:29:34.6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319">
            <text:p>931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1H29M34.474S">
            <text:p>11:29:34.4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457">
            <text:p>945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1H29M34.215S">
            <text:p>11:29:34.22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716">
            <text:p>971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1H29M22.77S">
            <text:p>11:29:22.7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176">
            <text:p>21176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1H29M36.292S">
            <text:p>11:29:36.2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661">
            <text:p>7661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1H29M36.293S">
            <text:p>11:29:36.2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680">
            <text:p>768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1H29M39.893S">
            <text:p>11:29:39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86">
            <text:p>4086</text:p>
          </table:table-cell>
          <table:table-cell office:value-type="string">
            <text:p>Success</text:p>
          </table:table-cell>
          <table:table-cell office:value-type="float" office:value="39427">
            <text:p>39427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1H29M39.896S">
            <text:p>11:29:39.9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086">
            <text:p>4086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office:value-type="time" office:time-value="PT11H29M34.15S">
            <text:p>11:29:34.1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74">
            <text:p>9874</text:p>
          </table:table-cell>
          <table:table-cell office:value-type="string">
            <text:p>Success</text:p>
          </table:table-cell>
          <table:table-cell office:value-type="float" office:value="59583">
            <text:p>5958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office:value-type="time" office:time-value="PT11H29M29.095S">
            <text:p>11:29:29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47">
            <text:p>14947</text:p>
          </table:table-cell>
          <table:table-cell office:value-type="string">
            <text:p>Success</text:p>
          </table:table-cell>
          <table:table-cell office:value-type="float" office:value="76195">
            <text:p>76195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1H29M39.879S">
            <text:p>11:29:39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175">
            <text:p>4175</text:p>
          </table:table-cell>
          <table:table-cell office:value-type="string">
            <text:p>Success</text:p>
          </table:table-cell>
          <table:table-cell office:value-type="float" office:value="39427">
            <text:p>39427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1H29M37.058S">
            <text:p>11:29:37.0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005">
            <text:p>7005</text:p>
          </table:table-cell>
          <table:table-cell office:value-type="string">
            <text:p>Success</text:p>
          </table:table-cell>
          <table:table-cell office:value-type="float" office:value="80273">
            <text:p>80273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1H29M26S">
            <text:p>11:29:26.0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065">
            <text:p>18065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1H29M44.045S">
            <text:p>11:29:44.0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1H29M13.637S">
            <text:p>11:29:13.6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442">
            <text:p>30442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1H29M44.064S">
            <text:p>11:29:44.0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1H29M44.077S">
            <text:p>11:29:44.0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1H29M44.098S">
            <text:p>11:29:44.1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1H29M44.135S">
            <text:p>11:29:44.1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1H29M44.159S">
            <text:p>11:29:44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1H29M44.202S">
            <text:p>11:29:44.2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1H29M36.79S">
            <text:p>11:29:36.7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171">
            <text:p>8171</text:p>
          </table:table-cell>
          <table:table-cell office:value-type="string">
            <text:p>Success</text:p>
          </table:table-cell>
          <table:table-cell office:value-type="float" office:value="78109">
            <text:p>78109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1H29M44.055S">
            <text:p>11:29:44.0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1H29M45.15S">
            <text:p>11:29:45.15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1H29M45.158S">
            <text:p>11:29:45.16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1H29M45.164S">
            <text:p>11:29:45.16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1H29M43.983S">
            <text:p>11:29:43.9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1H29M45.796S">
            <text:p>11:29:45.80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1H29M45.805S">
            <text:p>11:29:45.81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1H29M45.811S">
            <text:p>11:29:45.81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1H29M36.839S">
            <text:p>11:29:36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007">
            <text:p>9007</text:p>
          </table:table-cell>
          <table:table-cell office:value-type="string">
            <text:p>Success</text:p>
          </table:table-cell>
          <table:table-cell office:value-type="float" office:value="74171">
            <text:p>74171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1H29M43.954S">
            <text:p>11:29:43.9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01">
            <text:p>190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1H29M43.981S">
            <text:p>11:29:43.9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78">
            <text:p>18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1H29M45.857S">
            <text:p>11:29:45.86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1H29M45.861S">
            <text:p>11:29:45.86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1H29M45.868S">
            <text:p>11:29:45.87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1H29M45.87S">
            <text:p>11:29:45.87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1H29M45.877S">
            <text:p>11:29:45.88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office:value-type="time" office:time-value="PT11H29M45.877S">
            <text:p>11:29:45.88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office:value-type="time" office:time-value="PT11H29M37.317S">
            <text:p>11:29:37.3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681">
            <text:p>8681</text:p>
          </table:table-cell>
          <table:table-cell office:value-type="string">
            <text:p>Success</text:p>
          </table:table-cell>
          <table:table-cell office:value-type="float" office:value="80075">
            <text:p>80075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1H29M46S">
            <text:p>11:29:46.0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695">
            <text:p>695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1H29M46.149S">
            <text:p>11:29:46.1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5">
            <text:p>695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1H29M36.827S">
            <text:p>11:29:36.8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262">
            <text:p>10262</text:p>
          </table:table-cell>
          <table:table-cell office:value-type="string">
            <text:p>Success</text:p>
          </table:table-cell>
          <table:table-cell office:value-type="float" office:value="76044">
            <text:p>76044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1H29M47.09S">
            <text:p>11:29:47.0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1H29M47.102S">
            <text:p>11:29:47.1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1H29M36.813S">
            <text:p>11:29:36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438">
            <text:p>10438</text:p>
          </table:table-cell>
          <table:table-cell office:value-type="string">
            <text:p>Success</text:p>
          </table:table-cell>
          <table:table-cell office:value-type="float" office:value="81995">
            <text:p>81995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1H29M47.253S">
            <text:p>11:29:47.2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1H29M47.265S">
            <text:p>11:29:47.2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1H29M46.167S">
            <text:p>11:29:46.17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1H29M33.765S">
            <text:p>11:29:33.7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454">
            <text:p>1445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1H29M47.277S">
            <text:p>11:29:47.2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1H29M44.169S">
            <text:p>11:29:44.1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089">
            <text:p>4089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1H29M33.689S">
            <text:p>11:29:33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575">
            <text:p>14575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1H29M26.127S">
            <text:p>11:29:26.1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2139">
            <text:p>22139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1H29M48.252S">
            <text:p>11:29:48.2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1H29M38.171S">
            <text:p>11:29:38.1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529">
            <text:p>10529</text:p>
          </table:table-cell>
          <table:table-cell office:value-type="string">
            <text:p>Success</text:p>
          </table:table-cell>
          <table:table-cell office:value-type="float" office:value="84807">
            <text:p>84807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1H29M48.703S">
            <text:p>11:29:48.7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1H29M48.745S">
            <text:p>11:29:48.7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1H29M48.761S">
            <text:p>11:29:48.7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4">
            <text:p>1304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1H29M48.789S">
            <text:p>11:29:48.7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4">
            <text:p>1304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1H29M36.883S">
            <text:p>11:29:36.8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288">
            <text:p>12288</text:p>
          </table:table-cell>
          <table:table-cell office:value-type="string">
            <text:p>Success</text:p>
          </table:table-cell>
          <table:table-cell office:value-type="float" office:value="81362">
            <text:p>81362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1H29M49.173S">
            <text:p>11:29:49.1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1H29M49.212S">
            <text:p>11:29:49.2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1H29M49.225S">
            <text:p>11:29:49.2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46">
            <text:p>1346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1H29M49.251S">
            <text:p>11:29:49.2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46">
            <text:p>1346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1H29M38.402S">
            <text:p>11:29:38.40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863">
            <text:p>1186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1H29M33.981S">
            <text:p>11:29:33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296">
            <text:p>16296</text:p>
          </table:table-cell>
          <table:table-cell office:value-type="string">
            <text:p>Success</text:p>
          </table:table-cell>
          <table:table-cell office:value-type="float" office:value="76217">
            <text:p>76217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1H29M50.278S">
            <text:p>11:29:50.2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office:value-type="time" office:time-value="PT11H29M50.294S">
            <text:p>11:29:50.2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office:value-type="time" office:time-value="PT11H29M50.328S">
            <text:p>11:29:50.3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office:value-type="time" office:time-value="PT11H29M38.982S">
            <text:p>11:29:38.9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843">
            <text:p>11843</text:p>
          </table:table-cell>
          <table:table-cell office:value-type="string">
            <text:p>Success</text:p>
          </table:table-cell>
          <table:table-cell office:value-type="float" office:value="95259">
            <text:p>95259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1H29M50.827S">
            <text:p>11:29:50.8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1H29M50.89S">
            <text:p>11:29:50.8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1H29M50.91S">
            <text:p>11:29:50.9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1H29M50.939S">
            <text:p>11:29:50.9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1H29M38.973S">
            <text:p>11:29:38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2185">
            <text:p>12185</text:p>
          </table:table-cell>
          <table:table-cell office:value-type="string">
            <text:p>Success</text:p>
          </table:table-cell>
          <table:table-cell office:value-type="float" office:value="94859">
            <text:p>94859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1H29M51.16S">
            <text:p>11:29:51.1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75">
            <text:p>475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1H29M51.181S">
            <text:p>11:29:51.1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75">
            <text:p>475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1H29M29.135S">
            <text:p>11:29:29.1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123">
            <text:p>22123</text:p>
          </table:table-cell>
          <table:table-cell office:value-type="string">
            <text:p>Success</text:p>
          </table:table-cell>
          <table:table-cell office:value-type="float" office:value="58934">
            <text:p>58934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1H29M51.198S">
            <text:p>11:29:51.20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1H29M38.402S">
            <text:p>11:29:38.4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874">
            <text:p>1287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1H29M37.277S">
            <text:p>11:29:37.2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673">
            <text:p>14673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1H29M37.411S">
            <text:p>11:29:37.4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553">
            <text:p>14553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1H29M51.262S">
            <text:p>11:29:51.26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1H29M30.393S">
            <text:p>11:29:30.39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577">
            <text:p>21577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1H29M30.384S">
            <text:p>11:29:30.3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1589">
            <text:p>21589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1H29M37.041S">
            <text:p>11:29:37.0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936">
            <text:p>1493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1H29M50.356S">
            <text:p>11:29:50.3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35">
            <text:p>1635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1H29M38.162S">
            <text:p>11:29:38.1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836">
            <text:p>13836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1H29M37.424S">
            <text:p>11:29:37.4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578">
            <text:p>1457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1H29M36.72S">
            <text:p>11:29:36.7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303">
            <text:p>15303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1H29M31.262S">
            <text:p>11:29:31.2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0771">
            <text:p>20771</text:p>
          </table:table-cell>
          <table:table-cell office:value-type="string">
            <text:p>Success</text:p>
          </table:table-cell>
          <table:table-cell office:value-type="float" office:value="76198">
            <text:p>76198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1H29M30.802S">
            <text:p>11:29:30.8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233">
            <text:p>21233</text:p>
          </table:table-cell>
          <table:table-cell office:value-type="string">
            <text:p>Success</text:p>
          </table:table-cell>
          <table:table-cell office:value-type="float" office:value="76220">
            <text:p>76220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1H29M52.037S">
            <text:p>11:29:52.0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1H29M52.035S">
            <text:p>11:29:52.0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1H29M52.065S">
            <text:p>11:29:52.0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1H29M52.059S">
            <text:p>11:29:52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1H29M52.112S">
            <text:p>11:29:52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office:value-type="time" office:time-value="PT11H29M52.11S">
            <text:p>11:29:52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office:value-type="time" office:time-value="PT11H29M38.921S">
            <text:p>11:29:38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277">
            <text:p>13277</text:p>
          </table:table-cell>
          <table:table-cell office:value-type="string">
            <text:p>Success</text:p>
          </table:table-cell>
          <table:table-cell office:value-type="float" office:value="84908">
            <text:p>84908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1H29M52.199S">
            <text:p>11:29:52.2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475">
            <text:p>475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1H29M52.213S">
            <text:p>11:29:52.2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75">
            <text:p>475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1H29M43.9S">
            <text:p>11:29:43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631">
            <text:p>8631</text:p>
          </table:table-cell>
          <table:table-cell office:value-type="string">
            <text:p>Success</text:p>
          </table:table-cell>
          <table:table-cell office:value-type="float" office:value="81566">
            <text:p>81566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1H29M43.947S">
            <text:p>11:29:43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592">
            <text:p>8592</text:p>
          </table:table-cell>
          <table:table-cell office:value-type="string">
            <text:p>Success</text:p>
          </table:table-cell>
          <table:table-cell office:value-type="float" office:value="79680">
            <text:p>79680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1H29M44.067S">
            <text:p>11:29:44.0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482">
            <text:p>8482</text:p>
          </table:table-cell>
          <table:table-cell office:value-type="string">
            <text:p>Success</text:p>
          </table:table-cell>
          <table:table-cell office:value-type="float" office:value="79779">
            <text:p>79779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1H29M39.879S">
            <text:p>11:29:39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679">
            <text:p>12679</text:p>
          </table:table-cell>
          <table:table-cell office:value-type="string">
            <text:p>Success</text:p>
          </table:table-cell>
          <table:table-cell office:value-type="float" office:value="81458">
            <text:p>81458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1H29M52.559S">
            <text:p>11:29:52.5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1H29M52.551S">
            <text:p>11:29:52.5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1H29M52.542S">
            <text:p>11:29:52.5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1H29M39.913S">
            <text:p>11:29:39.9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671">
            <text:p>12671</text:p>
          </table:table-cell>
          <table:table-cell office:value-type="string">
            <text:p>Success</text:p>
          </table:table-cell>
          <table:table-cell office:value-type="float" office:value="96291">
            <text:p>96291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1H29M52.577S">
            <text:p>11:29:52.5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1H29M52.579S">
            <text:p>11:29:52.5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1H29M52.585S">
            <text:p>11:29:52.5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1H29M52.605S">
            <text:p>11:29:52.6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1H29M52.585S">
            <text:p>11:29:52.5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1H29M52.625S">
            <text:p>11:29:52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1H29M38.935S">
            <text:p>11:29:38.9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718">
            <text:p>13718</text:p>
          </table:table-cell>
          <table:table-cell office:value-type="string">
            <text:p>Success</text:p>
          </table:table-cell>
          <table:table-cell office:value-type="float" office:value="92639">
            <text:p>92639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1H29M52.655S">
            <text:p>11:29:52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1H29M52.671S">
            <text:p>11:29:52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1H29M52.651S">
            <text:p>11:29:52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1H29M51.954S">
            <text:p>11:29:51.9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1H29M52.709S">
            <text:p>11:29:52.71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1H29M52.726S">
            <text:p>11:29:52.73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1H29M52.732S">
            <text:p>11:29:52.73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1H29M38.984S">
            <text:p>11:29:38.9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965">
            <text:p>13965</text:p>
          </table:table-cell>
          <table:table-cell office:value-type="string">
            <text:p>Success</text:p>
          </table:table-cell>
          <table:table-cell office:value-type="float" office:value="92602">
            <text:p>92602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1H29M52.951S">
            <text:p>11:29:52.9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1H29M38.377S">
            <text:p>11:29:38.3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677">
            <text:p>14677</text:p>
          </table:table-cell>
          <table:table-cell office:value-type="string">
            <text:p>Success</text:p>
          </table:table-cell>
          <table:table-cell office:value-type="float" office:value="90827">
            <text:p>90827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1H29M52.601S">
            <text:p>11:29:52.6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office:value-type="time" office:time-value="PT11H29M53.056S">
            <text:p>11:29:53.0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office:value-type="time" office:time-value="PT11H29M52.229S">
            <text:p>11:29:52.2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65">
            <text:p>8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1H29M53.078S">
            <text:p>11:29:53.0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1H29M53.129S">
            <text:p>11:29:53.1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1H29M53.169S">
            <text:p>11:29:53.1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1H29M39.945S">
            <text:p>11:29:39.9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375">
            <text:p>13375</text:p>
          </table:table-cell>
          <table:table-cell office:value-type="string">
            <text:p>Success</text:p>
          </table:table-cell>
          <table:table-cell office:value-type="float" office:value="83334">
            <text:p>83334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1H29M53.323S">
            <text:p>11:29:53.3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1H29M39.908S">
            <text:p>11:29:39.9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439">
            <text:p>13439</text:p>
          </table:table-cell>
          <table:table-cell office:value-type="string">
            <text:p>Success</text:p>
          </table:table-cell>
          <table:table-cell office:value-type="float" office:value="83381">
            <text:p>83381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1H29M53.344S">
            <text:p>11:29:53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1H29M53.348S">
            <text:p>11:29:53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1H29M53.423S">
            <text:p>11:29:53.4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1H29M53.441S">
            <text:p>11:29:53.4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1H29M43.974S">
            <text:p>11:29:43.9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503">
            <text:p>9503</text:p>
          </table:table-cell>
          <table:table-cell office:value-type="string">
            <text:p>Success</text:p>
          </table:table-cell>
          <table:table-cell office:value-type="float" office:value="79728">
            <text:p>79728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1H29M53.465S">
            <text:p>11:29:53.4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1H29M38.191S">
            <text:p>11:29:38.1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855">
            <text:p>15855</text:p>
          </table:table-cell>
          <table:table-cell office:value-type="string">
            <text:p>Success</text:p>
          </table:table-cell>
          <table:table-cell office:value-type="float" office:value="91262">
            <text:p>91262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1H29M54.049S">
            <text:p>11:29:54.0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1H29M54.065S">
            <text:p>11:29:54.0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1H29M51.975S">
            <text:p>11:29:51.9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322">
            <text:p>23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1H29M54.297S">
            <text:p>11:29:54.30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1H29M54.306S">
            <text:p>11:29:54.31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1H29M54.312S">
            <text:p>11:29:54.31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1H29M36.855S">
            <text:p>11:29:36.8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546">
            <text:p>17546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1H29M53.361S">
            <text:p>11:29:53.3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1H29M43.911S">
            <text:p>11:29:43.9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910">
            <text:p>10910</text:p>
          </table:table-cell>
          <table:table-cell office:value-type="string">
            <text:p>Success</text:p>
          </table:table-cell>
          <table:table-cell office:value-type="float" office:value="70418">
            <text:p>70418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1H29M54.823S">
            <text:p>11:29:54.8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1H29M54.862S">
            <text:p>11:29:54.8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1H29M54.884S">
            <text:p>11:29:54.8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1H29M54.901S">
            <text:p>11:29:54.9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1H29M54.402S">
            <text:p>11:29:54.4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1H29M38.186S">
            <text:p>11:29:38.1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6931">
            <text:p>16931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office:value-type="time" office:time-value="PT11H29M55.072S">
            <text:p>11:29:55.07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office:value-type="time" office:time-value="PT11H29M51.261S">
            <text:p>11:29:51.2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870">
            <text:p>3870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office:value-type="time" office:time-value="PT11H29M55.127S">
            <text:p>11:29:55.13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1H29M55.139S">
            <text:p>11:29:55.14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1H29M30.876S">
            <text:p>11:29:30.8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274">
            <text:p>24274</text:p>
          </table:table-cell>
          <table:table-cell office:value-type="string">
            <text:p>Success</text:p>
          </table:table-cell>
          <table:table-cell office:value-type="float" office:value="76198">
            <text:p>76198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1H29M48.279S">
            <text:p>11:29:48.2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875">
            <text:p>6875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1H29M50.974S">
            <text:p>11:29:50.9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179">
            <text:p>417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1H29M32.806S">
            <text:p>11:29:32.8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2377">
            <text:p>22377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1H29M48.076S">
            <text:p>11:29:48.08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109">
            <text:p>710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1H29M34.078S">
            <text:p>11:29:34.0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1116">
            <text:p>21116</text:p>
          </table:table-cell>
          <table:table-cell office:value-type="string">
            <text:p>Success</text:p>
          </table:table-cell>
          <table:table-cell office:value-type="float" office:value="76194">
            <text:p>76194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1H29M55.152S">
            <text:p>11:29:55.1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1H29M55.195S">
            <text:p>11:29:55.2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1H29M55.202S">
            <text:p>11:29:55.2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1H29M55.231S">
            <text:p>11:29:55.2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1H29M55.282S">
            <text:p>11:29:55.2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1H29M55.26S">
            <text:p>11:29:55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1H29M48.259S">
            <text:p>11:29:48.2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078">
            <text:p>7078</text:p>
          </table:table-cell>
          <table:table-cell office:value-type="string">
            <text:p>Success</text:p>
          </table:table-cell>
          <table:table-cell office:value-type="float" office:value="70651">
            <text:p>70651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1H29M55.339S">
            <text:p>11:29:55.3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1H29M55.353S">
            <text:p>11:29:55.3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1H29M39.951S">
            <text:p>11:29:39.9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480">
            <text:p>15480</text:p>
          </table:table-cell>
          <table:table-cell office:value-type="string">
            <text:p>Success</text:p>
          </table:table-cell>
          <table:table-cell office:value-type="float" office:value="83532">
            <text:p>83532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1H29M48.221S">
            <text:p>11:29:48.2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209">
            <text:p>7209</text:p>
          </table:table-cell>
          <table:table-cell office:value-type="string">
            <text:p>Success</text:p>
          </table:table-cell>
          <table:table-cell office:value-type="float" office:value="70559">
            <text:p>70559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1H29M55.119S">
            <text:p>11:29:55.1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1H29M55.468S">
            <text:p>11:29:55.47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1H29M55.485S">
            <text:p>11:29:55.49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1H29M55.49S">
            <text:p>11:29:55.49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1H29M50.267S">
            <text:p>11:29:50.2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325">
            <text:p>5325</text:p>
          </table:table-cell>
          <table:table-cell office:value-type="string">
            <text:p>Success</text:p>
          </table:table-cell>
          <table:table-cell office:value-type="float" office:value="72623">
            <text:p>72623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1H29M55.593S">
            <text:p>11:29:55.5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1H29M55.608S">
            <text:p>11:29:55.6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1H29M40.011S">
            <text:p>11:29:40.0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5722">
            <text:p>15722</text:p>
          </table:table-cell>
          <table:table-cell office:value-type="string">
            <text:p>Success</text:p>
          </table:table-cell>
          <table:table-cell office:value-type="float" office:value="88861">
            <text:p>88861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1H29M44.082S">
            <text:p>11:29:44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669">
            <text:p>11669</text:p>
          </table:table-cell>
          <table:table-cell office:value-type="string">
            <text:p>Success</text:p>
          </table:table-cell>
          <table:table-cell office:value-type="float" office:value="70513">
            <text:p>70513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1H29M55.751S">
            <text:p>11:29:55.7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1H29M55.784S">
            <text:p>11:29:55.7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1H29M55.735S">
            <text:p>11:29:55.7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1H29M55.822S">
            <text:p>11:29:55.8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1H29M55.835S">
            <text:p>11:29:55.8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764">
            <text:p>1764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1H29M55.857S">
            <text:p>11:29:55.8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764">
            <text:p>1764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1H29M43.915S">
            <text:p>11:29:43.9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114">
            <text:p>12114</text:p>
          </table:table-cell>
          <table:table-cell office:value-type="string">
            <text:p>Success</text:p>
          </table:table-cell>
          <table:table-cell office:value-type="float" office:value="68545">
            <text:p>68545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1H29M56.031S">
            <text:p>11:29:56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1H29M56.045S">
            <text:p>11:29:56.0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1H29M33.68S">
            <text:p>11:29:33.6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2407">
            <text:p>22407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1H29M48.265S">
            <text:p>11:29:48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836">
            <text:p>7836</text:p>
          </table:table-cell>
          <table:table-cell office:value-type="string">
            <text:p>Success</text:p>
          </table:table-cell>
          <table:table-cell office:value-type="float" office:value="70610">
            <text:p>70610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1H29M56.103S">
            <text:p>11:29:56.1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1H29M56.124S">
            <text:p>11:29:56.1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1H29M56.139S">
            <text:p>11:29:56.1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764">
            <text:p>1764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1H29M56.165S">
            <text:p>11:29:56.1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764">
            <text:p>1764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1H29M55.801S">
            <text:p>11:29:55.8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1H29M48.268S">
            <text:p>11:29:48.2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104">
            <text:p>8104</text:p>
          </table:table-cell>
          <table:table-cell office:value-type="string">
            <text:p>Success</text:p>
          </table:table-cell>
          <table:table-cell office:value-type="float" office:value="70647">
            <text:p>70647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1H29M56.375S">
            <text:p>11:29:56.3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1H29M56.397S">
            <text:p>11:29:56.4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1H29M56.414S">
            <text:p>11:29:56.4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1H29M43.893S">
            <text:p>11:29:43.8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3269">
            <text:p>1326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1H29M51.278S">
            <text:p>11:29:51.2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948">
            <text:p>5948</text:p>
          </table:table-cell>
          <table:table-cell office:value-type="string">
            <text:p>Success</text:p>
          </table:table-cell>
          <table:table-cell office:value-type="float" office:value="70751">
            <text:p>70751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1H29M57.228S">
            <text:p>11:29:57.2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1H29M57.248S">
            <text:p>11:29:57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1H29M57.163S">
            <text:p>11:29:57.1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1H29M57.355S">
            <text:p>11:29:57.36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1H29M43.931S">
            <text:p>11:29:43.9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452">
            <text:p>1345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1H29M44.026S">
            <text:p>11:29:44.0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357">
            <text:p>13357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1H29M43.924S">
            <text:p>11:29:43.9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465">
            <text:p>13465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1H29M57.384S">
            <text:p>11:29:57.38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11">
            <text:p>2311</text:p>
          </table:table-cell>
          <table:table-cell office:value-type="time" office:time-value="PT11H29M57.393S">
            <text:p>11:29:57.39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312">
            <text:p>2312</text:p>
          </table:table-cell>
          <table:table-cell office:value-type="time" office:time-value="PT11H29M57.385S">
            <text:p>11:29:57.3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2313">
            <text:p>2313</text:p>
          </table:table-cell>
          <table:table-cell office:value-type="time" office:time-value="PT11H29M57.498S">
            <text:p>11:29:57.50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1H29M57.512S">
            <text:p>11:29:57.51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1H29M57.518S">
            <text:p>11:29:57.52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1H29M56.547S">
            <text:p>11:29:56.5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1H29M43.933S">
            <text:p>11:29:43.9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3764">
            <text:p>13764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1H29M39.319S">
            <text:p>11:29:39.32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392">
            <text:p>18392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1H29M55.372S">
            <text:p>11:29:55.3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1H29M43.88S">
            <text:p>11:29:43.8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861">
            <text:p>13861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1H29M56.37S">
            <text:p>11:29:56.3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1H29M55.623S">
            <text:p>11:29:55.62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1H29M44.252S">
            <text:p>11:29:44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526">
            <text:p>13526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1H29M34.208S">
            <text:p>11:29:34.2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584">
            <text:p>23584</text:p>
          </table:table-cell>
          <table:table-cell office:value-type="string">
            <text:p>Success</text:p>
          </table:table-cell>
          <table:table-cell office:value-type="float" office:value="76216">
            <text:p>76216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1H29M26.202S">
            <text:p>11:29:26.2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1597">
            <text:p>31597</text:p>
          </table:table-cell>
          <table:table-cell office:value-type="string">
            <text:p>Success</text:p>
          </table:table-cell>
          <table:table-cell office:value-type="float" office:value="50712">
            <text:p>50712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1H29M57.771S">
            <text:p>11:29:57.7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1H29M38.938S">
            <text:p>11:29:38.9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8872">
            <text:p>18872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1H29M56.06S">
            <text:p>11:29:56.0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1H29M57.729S">
            <text:p>11:29:57.7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1H29M56.183S">
            <text:p>11:29:56.1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34">
            <text:p>163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1H29M57.262S">
            <text:p>11:29:57.2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1H29M36.269S">
            <text:p>11:29:36.2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561">
            <text:p>21561</text:p>
          </table:table-cell>
          <table:table-cell office:value-type="string">
            <text:p>Success</text:p>
          </table:table-cell>
          <table:table-cell office:value-type="float" office:value="51447">
            <text:p>51447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1H29M57.816S">
            <text:p>11:29:57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1H29M34.206S">
            <text:p>11:29:34.2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638">
            <text:p>23638</text:p>
          </table:table-cell>
          <table:table-cell office:value-type="string">
            <text:p>Success</text:p>
          </table:table-cell>
          <table:table-cell office:value-type="float" office:value="76220">
            <text:p>76220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1H29M57.825S">
            <text:p>11:29:57.8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1H29M57.845S">
            <text:p>11:29:57.8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1H29M57.794S">
            <text:p>11:29:57.7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1H29M57.867S">
            <text:p>11:29:57.8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1H29M57.869S">
            <text:p>11:29:57.8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1H29M57.963S">
            <text:p>11:29:57.9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2">
          <table:table-cell office:value-type="float" office:value="2341">
            <text:p>2341</text:p>
          </table:table-cell>
          <table:table-cell office:value-type="time" office:time-value="PT11H29M57.951S">
            <text:p>11:29:57.9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2">
          <table:table-cell office:value-type="float" office:value="2342">
            <text:p>2342</text:p>
          </table:table-cell>
          <table:table-cell office:value-type="time" office:time-value="PT11H29M57.699S">
            <text:p>11:29:57.7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1H29M58.01S">
            <text:p>11:29:58.01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1H29M58.028S">
            <text:p>11:29:58.03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1H29M58.034S">
            <text:p>11:29:58.03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1H29M51.967S">
            <text:p>11:29:51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189">
            <text:p>6189</text:p>
          </table:table-cell>
          <table:table-cell office:value-type="string">
            <text:p>Success</text:p>
          </table:table-cell>
          <table:table-cell office:value-type="float" office:value="80603">
            <text:p>80603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1H29M51.979S">
            <text:p>11:29:51.9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181">
            <text:p>6181</text:p>
          </table:table-cell>
          <table:table-cell office:value-type="string">
            <text:p>Success</text:p>
          </table:table-cell>
          <table:table-cell office:value-type="float" office:value="82572">
            <text:p>82572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1H29M58.158S">
            <text:p>11:29:58.1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1H29M58.161S">
            <text:p>11:29:58.1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1H29M58.177S">
            <text:p>11:29:58.1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1H29M58.177S">
            <text:p>11:29:58.1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1H29M51.994S">
            <text:p>11:29:51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297">
            <text:p>6297</text:p>
          </table:table-cell>
          <table:table-cell office:value-type="string">
            <text:p>Success</text:p>
          </table:table-cell>
          <table:table-cell office:value-type="float" office:value="82574">
            <text:p>82574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1H29M52.004S">
            <text:p>11:29:52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293">
            <text:p>6293</text:p>
          </table:table-cell>
          <table:table-cell office:value-type="string">
            <text:p>Success</text:p>
          </table:table-cell>
          <table:table-cell office:value-type="float" office:value="80602">
            <text:p>80602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1H29M51.971S">
            <text:p>11:29:51.9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332">
            <text:p>6332</text:p>
          </table:table-cell>
          <table:table-cell office:value-type="string">
            <text:p>Success</text:p>
          </table:table-cell>
          <table:table-cell office:value-type="float" office:value="82574">
            <text:p>82574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1H29M58.306S">
            <text:p>11:29:58.3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1H29M58.293S">
            <text:p>11:29:58.2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1H29M58.299S">
            <text:p>11:29:58.3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1H29M58.323S">
            <text:p>11:29:58.3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1H29M58.348S">
            <text:p>11:29:58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1H29M58.355S">
            <text:p>11:29:58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1H29M52.024S">
            <text:p>11:29:52.0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371">
            <text:p>6371</text:p>
          </table:table-cell>
          <table:table-cell office:value-type="string">
            <text:p>Success</text:p>
          </table:table-cell>
          <table:table-cell office:value-type="float" office:value="80563">
            <text:p>80563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1H29M55.155S">
            <text:p>11:29:55.1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251">
            <text:p>3251</text:p>
          </table:table-cell>
          <table:table-cell office:value-type="string">
            <text:p>Success</text:p>
          </table:table-cell>
          <table:table-cell office:value-type="float" office:value="84550">
            <text:p>84550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1H29M56.089S">
            <text:p>11:29:56.0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327">
            <text:p>2327</text:p>
          </table:table-cell>
          <table:table-cell office:value-type="string">
            <text:p>Success</text:p>
          </table:table-cell>
          <table:table-cell office:value-type="float" office:value="84505">
            <text:p>84505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1H29M55.185S">
            <text:p>11:29:55.1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35">
            <text:p>3235</text:p>
          </table:table-cell>
          <table:table-cell office:value-type="string">
            <text:p>Success</text:p>
          </table:table-cell>
          <table:table-cell office:value-type="float" office:value="84505">
            <text:p>84505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1H29M58.417S">
            <text:p>11:29:58.4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1H29M58.422S">
            <text:p>11:29:58.4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1H29M58.396S">
            <text:p>11:29:58.4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1H29M58.472S">
            <text:p>11:29:58.4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1H29M58.472S">
            <text:p>11:29:58.4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1H29M58.477S">
            <text:p>11:29:58.4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1H29M58.49S">
            <text:p>11:29:58.4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1H29M58.501S">
            <text:p>11:29:58.5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1H29M58.497S">
            <text:p>11:29:58.5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1H29M58.52S">
            <text:p>11:29:58.5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1H29M58.524S">
            <text:p>11:29:58.5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1H29M58.515S">
            <text:p>11:29:58.5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932">
            <text:p>1932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1H29M57.741S">
            <text:p>11:29:57.7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1H29M58.762S">
            <text:p>11:29:58.76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1H29M58.773S">
            <text:p>11:29:58.77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1H29M58.781S">
            <text:p>11:29:58.78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1H29M57.831S">
            <text:p>11:29:57.8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49">
            <text:p>1849</text:p>
          </table:table-cell>
          <table:table-cell office:value-type="string">
            <text:p>Success</text:p>
          </table:table-cell>
          <table:table-cell office:value-type="float" office:value="72610">
            <text:p>72610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1H29M57.801S">
            <text:p>11:29:57.8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74673">
            <text:p>74673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1H29M59.682S">
            <text:p>11:29:59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95">
            <text:p>695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1H29M57.817S">
            <text:p>11:29:57.8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72664">
            <text:p>72664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1H29M59.69S">
            <text:p>11:29:59.6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1H29M59.731S">
            <text:p>11:29:59.7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95">
            <text:p>695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1H29M59.744S">
            <text:p>11:29:59.7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1H29M59.762S">
            <text:p>11:29:59.76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1H29M59.754S">
            <text:p>11:29:59.75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1H29M59.741S">
            <text:p>11:29:59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1H29M58.2S">
            <text:p>11:29:58.2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99">
            <text:p>169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1H29M55.187S">
            <text:p>11:29:55.1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714">
            <text:p>4714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1H29M59.902S">
            <text:p>11:29:59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1H29M59.885S">
            <text:p>11:29:59.8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1H29M59.947S">
            <text:p>11:29:59.9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58">
            <text:p>2058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1H29M59.966S">
            <text:p>11:29:59.9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58">
            <text:p>2058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1H29M59.902S">
            <text:p>11:29:59.9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1H30M00.026S">
            <text:p>11:30:00.03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1H30M00.035S">
            <text:p>11:30:00.04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1H30M00.041S">
            <text:p>11:30:00.04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401">
            <text:p>2401</text:p>
          </table:table-cell>
          <table:table-cell office:value-type="time" office:time-value="PT11H29M49.278S">
            <text:p>11:29:49.2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823">
            <text:p>10823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2">
          <table:table-cell office:value-type="float" office:value="2402">
            <text:p>2402</text:p>
          </table:table-cell>
          <table:table-cell office:value-type="time" office:time-value="PT11H29M58.378S">
            <text:p>11:29:58.3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2">
          <table:table-cell office:value-type="float" office:value="2403">
            <text:p>2403</text:p>
          </table:table-cell>
          <table:table-cell office:value-type="time" office:time-value="PT11H30M00.197S">
            <text:p>11:30:00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1H29M54.917S">
            <text:p>11:29:54.9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331">
            <text:p>533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1H29M47.116S">
            <text:p>11:29:47.12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140">
            <text:p>13140</text:p>
          </table:table-cell>
          <table:table-cell office:value-type="string">
            <text:p>Success</text:p>
          </table:table-cell>
          <table:table-cell office:value-type="float" office:value="33442">
            <text:p>33442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1H29M36.821S">
            <text:p>11:29:36.8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446">
            <text:p>23446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1H29M54.077S">
            <text:p>11:29:54.0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201">
            <text:p>6201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1H30M00.257S">
            <text:p>11:30:00.2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1H29M52.692S">
            <text:p>11:29:52.6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590">
            <text:p>759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1H29M31.861S">
            <text:p>11:29:31.8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8433">
            <text:p>28433</text:p>
          </table:table-cell>
          <table:table-cell office:value-type="string">
            <text:p>Success</text:p>
          </table:table-cell>
          <table:table-cell office:value-type="float" office:value="75485">
            <text:p>75485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1H29M38.016S">
            <text:p>11:29:38.0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283">
            <text:p>22283</text:p>
          </table:table-cell>
          <table:table-cell office:value-type="string">
            <text:p>Success</text:p>
          </table:table-cell>
          <table:table-cell office:value-type="float" office:value="78272">
            <text:p>78272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1H30M00.295S">
            <text:p>11:30:00.3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1H30M00.281S">
            <text:p>11:30:00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1H30M00.33S">
            <text:p>11:30:00.3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1H30M00.378S">
            <text:p>11:30:00.3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1H29M57.816S">
            <text:p>11:29:57.8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33">
            <text:p>3033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1H29M52.624S">
            <text:p>11:29:52.6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229">
            <text:p>822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1H29M55.156S">
            <text:p>11:29:55.1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699">
            <text:p>569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1H29M52.686S">
            <text:p>11:29:52.6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174">
            <text:p>817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1H29M53.211S">
            <text:p>11:29:53.2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650">
            <text:p>7650</text:p>
          </table:table-cell>
          <table:table-cell office:value-type="string">
            <text:p>Success</text:p>
          </table:table-cell>
          <table:table-cell office:value-type="float" office:value="14918">
            <text:p>14918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1H29M52.533S">
            <text:p>11:29:52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327">
            <text:p>8327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1H29M48.818S">
            <text:p>11:29:48.8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050">
            <text:p>12050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1H29M51.971S">
            <text:p>11:29:51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904">
            <text:p>8904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1H30M00.863S">
            <text:p>11:30:00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1H29M30.363S">
            <text:p>11:29:30.3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522">
            <text:p>30522</text:p>
          </table:table-cell>
          <table:table-cell office:value-type="string">
            <text:p>Success</text:p>
          </table:table-cell>
          <table:table-cell office:value-type="float" office:value="77581">
            <text:p>77581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1H29M38.198S">
            <text:p>11:29:38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2703">
            <text:p>22703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1H30M00.861S">
            <text:p>11:30:00.8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1H29M44.963S">
            <text:p>11:29:44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951">
            <text:p>15951</text:p>
          </table:table-cell>
          <table:table-cell office:value-type="string">
            <text:p>Success</text:p>
          </table:table-cell>
          <table:table-cell office:value-type="float" office:value="76216">
            <text:p>76216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1H30M00.888S">
            <text:p>11:30:00.89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1H30M00.917S">
            <text:p>11:30:00.92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31">
            <text:p>2431</text:p>
          </table:table-cell>
          <table:table-cell office:value-type="time" office:time-value="PT11H30M00.923S">
            <text:p>11:30:00.92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432">
            <text:p>2432</text:p>
          </table:table-cell>
          <table:table-cell office:value-type="time" office:time-value="PT11H30M00.855S">
            <text:p>11:30:00.8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1H30M00.915S">
            <text:p>11:30:00.9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142">
            <text:p>2142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1H30M00.959S">
            <text:p>11:30:00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142">
            <text:p>2142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1H30M01.025S">
            <text:p>11:30:01.0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142">
            <text:p>2142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1H30M00.877S">
            <text:p>11:30:00.8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75">
            <text:p>5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1H30M01.453S">
            <text:p>11:30:01.45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1H30M01.471S">
            <text:p>11:30:01.47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1H29M55.307S">
            <text:p>11:29:55.31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81">
            <text:p>618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1H30M01.488S">
            <text:p>11:30:01.49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1H29M55.307S">
            <text:p>11:29:55.3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88">
            <text:p>618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1H29M58.193S">
            <text:p>11:29:58.1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1H29M57.987S">
            <text:p>11:29:57.9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14">
            <text:p>351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1H29M57.987S">
            <text:p>11:29:57.9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16">
            <text:p>351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1H30M01.499S">
            <text:p>11:30:01.5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1H30M00.858S">
            <text:p>11:30:00.8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1H30M01.548S">
            <text:p>11:30:01.55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1H30M01.558S">
            <text:p>11:30:01.56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1H30M01.565S">
            <text:p>11:30:01.57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1H30M00.3S">
            <text:p>11:30:00.3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64777">
            <text:p>64777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1H30M01.623S">
            <text:p>11:30:01.6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1H30M01.643S">
            <text:p>11:30:01.6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1H30M01.654S">
            <text:p>11:30:01.6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142">
            <text:p>2142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1H30M01.672S">
            <text:p>11:30:01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142">
            <text:p>2142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1H30M00.267S">
            <text:p>11:30:00.2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98">
            <text:p>1598</text:p>
          </table:table-cell>
          <table:table-cell office:value-type="string">
            <text:p>Success</text:p>
          </table:table-cell>
          <table:table-cell office:value-type="float" office:value="64778">
            <text:p>64778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1H30M01.869S">
            <text:p>11:30:01.8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1H29M43.931S">
            <text:p>11:29:43.9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031">
            <text:p>18031</text:p>
          </table:table-cell>
          <table:table-cell office:value-type="string">
            <text:p>Success</text:p>
          </table:table-cell>
          <table:table-cell office:value-type="float" office:value="38703">
            <text:p>38703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1H29M58.392S">
            <text:p>11:29:58.3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89">
            <text:p>358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1H29M58.357S">
            <text:p>11:29:58.3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1H29M55.432S">
            <text:p>11:29:55.4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560">
            <text:p>6560</text:p>
          </table:table-cell>
          <table:table-cell office:value-type="string">
            <text:p>Success</text:p>
          </table:table-cell>
          <table:table-cell office:value-type="float" office:value="17729">
            <text:p>17729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1H29M57.814S">
            <text:p>11:29:57.8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185">
            <text:p>418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1H30M00.102S">
            <text:p>11:30:00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909">
            <text:p>190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1H29M59.919S">
            <text:p>11:29:59.9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97">
            <text:p>209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1H29M59.863S">
            <text:p>11:29:59.86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57">
            <text:p>2157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1H29M57.674S">
            <text:p>11:29:57.6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50">
            <text:p>4350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1H29M53.493S">
            <text:p>11:29:53.4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540">
            <text:p>854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1H30M01.994S">
            <text:p>11:30:01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1H29M52.598S">
            <text:p>11:29:52.6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457">
            <text:p>945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1H29M53.478S">
            <text:p>11:29:53.4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582">
            <text:p>8582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1H29M59.857S">
            <text:p>11:29:59.86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02">
            <text:p>2202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1H29M54.583S">
            <text:p>11:29:54.5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478">
            <text:p>7478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1H29M55.878S">
            <text:p>11:29:55.88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86">
            <text:p>61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1H30M01.983S">
            <text:p>11:30:01.9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1H30M01.987S">
            <text:p>11:30:01.9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1H30M01.92S">
            <text:p>11:30:01.9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1H30M02.061S">
            <text:p>11:30:02.0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1H30M02.058S">
            <text:p>11:30:02.0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1H30M02.051S">
            <text:p>11:30:02.05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1H29M57.852S">
            <text:p>11:29:57.8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260">
            <text:p>426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1H29M45.846S">
            <text:p>11:29:45.8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294">
            <text:p>16294</text:p>
          </table:table-cell>
          <table:table-cell office:value-type="string">
            <text:p>Success</text:p>
          </table:table-cell>
          <table:table-cell office:value-type="float" office:value="76220">
            <text:p>76220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1H30M02.112S">
            <text:p>11:30:02.11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1H30M02.147S">
            <text:p>11:30:02.15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1H29M52.967S">
            <text:p>11:29:52.97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187">
            <text:p>9187</text:p>
          </table:table-cell>
          <table:table-cell office:value-type="string">
            <text:p>Success</text:p>
          </table:table-cell>
          <table:table-cell office:value-type="float" office:value="55843">
            <text:p>55843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1H30M02.104S">
            <text:p>11:30:02.10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1H30M02.158S">
            <text:p>11:30:02.16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1H30M02.164S">
            <text:p>11:30:02.16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1H30M02.079S">
            <text:p>11:30:02.0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224">
            <text:p>2224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1H30M02.144S">
            <text:p>11:30:02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224">
            <text:p>2224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1H30M02.203S">
            <text:p>11:30:02.2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224">
            <text:p>2224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1H30M02.212S">
            <text:p>11:30:02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224">
            <text:p>2224</text:p>
          </table:table-cell>
          <table:table-cell table:number-columns-repeated="1017"/>
        </table:table-row>
        <table:table-row table:style-name="ro2">
          <table:table-cell office:value-type="float" office:value="2491">
            <text:p>2491</text:p>
          </table:table-cell>
          <table:table-cell office:value-type="time" office:time-value="PT11H30M02.014S">
            <text:p>11:30:02.0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2492">
            <text:p>2492</text:p>
          </table:table-cell>
          <table:table-cell office:value-type="time" office:time-value="PT11H30M02.253S">
            <text:p>11:30:02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224">
            <text:p>2224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1H30M02.289S">
            <text:p>11:30:02.29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1H30M02.299S">
            <text:p>11:30:02.30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1H30M02.305S">
            <text:p>11:30:02.31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1H30M01.963S">
            <text:p>11:30:01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1H30M02.027S">
            <text:p>11:30:02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1H30M02.615S">
            <text:p>11:30:02.62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1H30M02.615S">
            <text:p>11:30:02.62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1H30M02.626S">
            <text:p>11:30:02.6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1H30M02.635S">
            <text:p>11:30:02.64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1H30M02.63S">
            <text:p>11:30:02.63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1H30M02.64S">
            <text:p>11:30:02.6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1H30M00.249S">
            <text:p>11:30:00.2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1H30M02.862S">
            <text:p>11:30:02.8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1H29M53.095S">
            <text:p>11:29:53.1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123">
            <text:p>10123</text:p>
          </table:table-cell>
          <table:table-cell office:value-type="string">
            <text:p>Success</text:p>
          </table:table-cell>
          <table:table-cell office:value-type="float" office:value="20004">
            <text:p>20004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1H29M53.077S">
            <text:p>11:29:53.0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162">
            <text:p>1016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1H29M52.138S">
            <text:p>11:29:52.1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108">
            <text:p>1110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1H30M02.078S">
            <text:p>11:30:02.08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1H30M02.235S">
            <text:p>11:30:02.24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1H30M00.284S">
            <text:p>11:30:00.2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93">
            <text:p>299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1H29M52.139S">
            <text:p>11:29:52.14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140">
            <text:p>1114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1H29M57.386S">
            <text:p>11:29:57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905">
            <text:p>5905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1H30M03.206S">
            <text:p>11:30:03.21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1H30M02.063S">
            <text:p>11:30:02.0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1H30M03.293S">
            <text:p>11:30:03.29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1H30M03.305S">
            <text:p>11:30:03.31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1H30M02.156S">
            <text:p>11:30:02.1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19765">
            <text:p>19765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1H30M03.302S">
            <text:p>11:30:03.3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1H30M03.781S">
            <text:p>11:30:03.78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521">
            <text:p>2521</text:p>
          </table:table-cell>
          <table:table-cell office:value-type="time" office:time-value="PT11H30M03.789S">
            <text:p>11:30:03.79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522">
            <text:p>2522</text:p>
          </table:table-cell>
          <table:table-cell office:value-type="time" office:time-value="PT11H30M03.795S">
            <text:p>11:30:03.80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523">
            <text:p>2523</text:p>
          </table:table-cell>
          <table:table-cell office:value-type="time" office:time-value="PT11H30M03.278S">
            <text:p>11:30:03.2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2524">
            <text:p>2524</text:p>
          </table:table-cell>
          <table:table-cell office:value-type="time" office:time-value="PT11H30M04.041S">
            <text:p>11:30:04.04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1H30M04.048S">
            <text:p>11:30:04.0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1H30M00.404S">
            <text:p>11:30:00.4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64">
            <text:p>366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1H30M04.066S">
            <text:p>11:30:04.07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1H30M00.281S">
            <text:p>11:30:00.2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794">
            <text:p>379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1H29M57.766S">
            <text:p>11:29:57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319">
            <text:p>6319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1H30M04.087S">
            <text:p>11:30:04.0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1H30M04.419S">
            <text:p>11:30:04.42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1H30M04.429S">
            <text:p>11:30:04.43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1H30M04.435S">
            <text:p>11:30:04.44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1H29M58.408S">
            <text:p>11:29:58.4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263">
            <text:p>6263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1H29M57.819S">
            <text:p>11:29:57.8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904">
            <text:p>690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1H29M57.71S">
            <text:p>11:29:57.7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012">
            <text:p>7012</text:p>
          </table:table-cell>
          <table:table-cell office:value-type="string">
            <text:p>Success</text:p>
          </table:table-cell>
          <table:table-cell office:value-type="float" office:value="16313">
            <text:p>16313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1H30M00.869S">
            <text:p>11:30:00.8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855">
            <text:p>3855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1H29M59.989S">
            <text:p>11:29:59.9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770">
            <text:p>47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1H30M02.034S">
            <text:p>11:30:02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34">
            <text:p>2734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1H30M02.074S">
            <text:p>11:30:02.0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1H30M00.93S">
            <text:p>11:30:00.93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1H30M04.672S">
            <text:p>11:30:04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1H30M02.068S">
            <text:p>11:30:02.0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43">
            <text:p>2743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1H29M58.548S">
            <text:p>11:29:58.5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65">
            <text:p>626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1H30M00.33S">
            <text:p>11:30:00.3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484">
            <text:p>4484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1H29M58.561S">
            <text:p>11:29:58.56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56">
            <text:p>625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1H30M02.292S">
            <text:p>11:30:02.2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533">
            <text:p>253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1H30M02.023S">
            <text:p>11:30:02.0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1H30M01.058S">
            <text:p>11:30:01.06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79">
            <text:p>377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1H30M00.216S">
            <text:p>11:30:00.2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628">
            <text:p>4628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1H30M01.694S">
            <text:p>11:30:01.6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167">
            <text:p>3167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1H29M57.39S">
            <text:p>11:29:57.3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476">
            <text:p>7476</text:p>
          </table:table-cell>
          <table:table-cell office:value-type="string">
            <text:p>Success</text:p>
          </table:table-cell>
          <table:table-cell office:value-type="float" office:value="78294">
            <text:p>78294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1H29M55.432S">
            <text:p>11:29:55.4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495">
            <text:p>9495</text:p>
          </table:table-cell>
          <table:table-cell office:value-type="string">
            <text:p>Success</text:p>
          </table:table-cell>
          <table:table-cell office:value-type="float" office:value="76219">
            <text:p>76219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1H30M01.52S">
            <text:p>11:30:01.5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409">
            <text:p>3409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1H29M52S">
            <text:p>11:29:52.0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930">
            <text:p>12930</text:p>
          </table:table-cell>
          <table:table-cell office:value-type="string">
            <text:p>Success</text:p>
          </table:table-cell>
          <table:table-cell office:value-type="float" office:value="78298">
            <text:p>78298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1H29M58.548S">
            <text:p>11:29:58.55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85">
            <text:p>638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1H29M55.132S">
            <text:p>11:29:55.1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808">
            <text:p>9808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1H30M04.805S">
            <text:p>11:30:04.81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1H30M03.26S">
            <text:p>11:30:03.2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85">
            <text:p>1685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1H30M00.913S">
            <text:p>11:30:00.9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1H29M57.779S">
            <text:p>11:29:57.7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166">
            <text:p>7166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1H30M00.863S">
            <text:p>11:30:00.8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084">
            <text:p>4084</text:p>
          </table:table-cell>
          <table:table-cell office:value-type="string">
            <text:p>Success</text:p>
          </table:table-cell>
          <table:table-cell office:value-type="float" office:value="52194">
            <text:p>52194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1H30M04.942S">
            <text:p>11:30:04.94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1H30M04.955S">
            <text:p>11:30:04.9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1H30M00.851S">
            <text:p>11:30:00.8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156">
            <text:p>4156</text:p>
          </table:table-cell>
          <table:table-cell office:value-type="string">
            <text:p>Success</text:p>
          </table:table-cell>
          <table:table-cell office:value-type="float" office:value="64533">
            <text:p>64533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1H30M04.929S">
            <text:p>11:30:04.9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08">
            <text:p>2308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1H30M04.946S">
            <text:p>11:30:04.9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1H30M05.105S">
            <text:p>11:30:05.11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1H30M05.118S">
            <text:p>11:30:05.12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1H30M05.124S">
            <text:p>11:30:05.12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1H30M05.023S">
            <text:p>11:30:05.0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08">
            <text:p>2308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1H30M05.146S">
            <text:p>11:30:05.1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08">
            <text:p>2308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1H30M04.725S">
            <text:p>11:30:04.7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66">
            <text:p>14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1H30M06.192S">
            <text:p>11:30:06.19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1H30M06.209S">
            <text:p>11:30:06.2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1H30M06.215S">
            <text:p>11:30:06.22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1H30M04.832S">
            <text:p>11:30:04.8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1H30M06.395S">
            <text:p>11:30:06.40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1H30M06.403S">
            <text:p>11:30:06.40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1H30M06.408S">
            <text:p>11:30:06.4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581">
            <text:p>2581</text:p>
          </table:table-cell>
          <table:table-cell office:value-type="time" office:time-value="PT11H30M04.725S">
            <text:p>11:30:04.7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office:value-type="float" office:value="2582">
            <text:p>2582</text:p>
          </table:table-cell>
          <table:table-cell office:value-type="time" office:time-value="PT11H30M04.725S">
            <text:p>11:30:04.7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1H30M07.245S">
            <text:p>11:30:07.25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1H30M07.244S">
            <text:p>11:30:07.24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1H30M07.256S">
            <text:p>11:30:07.26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1H30M07.255S">
            <text:p>11:30:07.26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1H30M07.264S">
            <text:p>11:30:07.26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1H30M07.267S">
            <text:p>11:30:07.27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1H30M04.769S">
            <text:p>11:30:04.7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1H30M02.061S">
            <text:p>11:30:02.0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532">
            <text:p>5532</text:p>
          </table:table-cell>
          <table:table-cell office:value-type="string">
            <text:p>Success</text:p>
          </table:table-cell>
          <table:table-cell office:value-type="float" office:value="39267">
            <text:p>39267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1H30M04.813S">
            <text:p>11:30:04.8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1H30M04.758S">
            <text:p>11:30:04.7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849">
            <text:p>284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1H30M04.819S">
            <text:p>11:30:04.8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792">
            <text:p>279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1H29M57.837S">
            <text:p>11:29:57.8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774">
            <text:p>9774</text:p>
          </table:table-cell>
          <table:table-cell office:value-type="string">
            <text:p>Success</text:p>
          </table:table-cell>
          <table:table-cell office:value-type="float" office:value="34105">
            <text:p>34105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1H30M02.109S">
            <text:p>11:30:02.1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06">
            <text:p>5506</text:p>
          </table:table-cell>
          <table:table-cell office:value-type="string">
            <text:p>Success</text:p>
          </table:table-cell>
          <table:table-cell office:value-type="float" office:value="33360">
            <text:p>33360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1H30M05.009S">
            <text:p>11:30:05.0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13">
            <text:p>2613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1H30M07.591S">
            <text:p>11:30:07.59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1H30M07.601S">
            <text:p>11:30:07.60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1H30M07.624S">
            <text:p>11:30:07.62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1H30M07.628S">
            <text:p>11:30:07.63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1H30M07.635S">
            <text:p>11:30:07.6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1H30M07.623S">
            <text:p>11:30:07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1H30M07.637S">
            <text:p>11:30:07.64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1H30M07.646S">
            <text:p>11:30:07.65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1H30M07.66S">
            <text:p>11:30:07.66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1H30M07.665S">
            <text:p>11:30:07.67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1H30M00.904S">
            <text:p>11:30:00.9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459">
            <text:p>7459</text:p>
          </table:table-cell>
          <table:table-cell office:value-type="string">
            <text:p>Success</text:p>
          </table:table-cell>
          <table:table-cell office:value-type="float" office:value="72177">
            <text:p>72177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1H30M08.366S">
            <text:p>11:30:08.3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1H30M08.43S">
            <text:p>11:30:08.4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1H30M08.446S">
            <text:p>11:30:08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1H30M08.487S">
            <text:p>11:30:08.4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1H30M07.613S">
            <text:p>11:30:07.6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1H30M08.585S">
            <text:p>11:30:08.59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1H30M08.593S">
            <text:p>11:30:08.59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1H30M08.599S">
            <text:p>11:30:08.60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1H30M07.609S">
            <text:p>11:30:07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1H30M08.604S">
            <text:p>11:30:08.60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1H30M08.625S">
            <text:p>11:30:08.63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1H30M08.63S">
            <text:p>11:30:08.63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1H30M07.595S">
            <text:p>11:30:07.6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1H30M08.989S">
            <text:p>11:30:08.99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1H30M09S">
            <text:p>11:30:09.00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1H30M09.008S">
            <text:p>11:30:09.01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1H30M04.86S">
            <text:p>11:30:04.8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189">
            <text:p>4189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1H30M04.813S">
            <text:p>11:30:04.8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243">
            <text:p>424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1H30M04.934S">
            <text:p>11:30:04.9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135">
            <text:p>413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1H30M03.24S">
            <text:p>11:30:03.2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834">
            <text:p>5834</text:p>
          </table:table-cell>
          <table:table-cell office:value-type="string">
            <text:p>Success</text:p>
          </table:table-cell>
          <table:table-cell office:value-type="float" office:value="39431">
            <text:p>39431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1H30M03.219S">
            <text:p>11:30:03.2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55">
            <text:p>5855</text:p>
          </table:table-cell>
          <table:table-cell office:value-type="string">
            <text:p>Success</text:p>
          </table:table-cell>
          <table:table-cell office:value-type="float" office:value="39427">
            <text:p>39427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1H30M03.324S">
            <text:p>11:30:03.3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765">
            <text:p>5765</text:p>
          </table:table-cell>
          <table:table-cell office:value-type="string">
            <text:p>Success</text:p>
          </table:table-cell>
          <table:table-cell office:value-type="float" office:value="78276">
            <text:p>78276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1H30M05.218S">
            <text:p>11:30:05.2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875">
            <text:p>387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1H30M01.495S">
            <text:p>11:30:01.5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717">
            <text:p>7717</text:p>
          </table:table-cell>
          <table:table-cell office:value-type="string">
            <text:p>Success</text:p>
          </table:table-cell>
          <table:table-cell office:value-type="float" office:value="75768">
            <text:p>75768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1H30M09.215S">
            <text:p>11:30:09.2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1H30M09.231S">
            <text:p>11:30:09.2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1H30M00.89S">
            <text:p>11:30:00.8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517">
            <text:p>8517</text:p>
          </table:table-cell>
          <table:table-cell office:value-type="string">
            <text:p>Success</text:p>
          </table:table-cell>
          <table:table-cell office:value-type="float" office:value="75724">
            <text:p>75724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1H30M09.409S">
            <text:p>11:30:09.4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1H30M09.07S">
            <text:p>11:30:09.0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1H30M09.481S">
            <text:p>11:30:09.4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1H30M09.485S">
            <text:p>11:30:09.49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1H30M09.5S">
            <text:p>11:30:09.50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1H30M09.495S">
            <text:p>11:30:09.5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2">
          <table:table-cell office:value-type="float" office:value="2641">
            <text:p>2641</text:p>
          </table:table-cell>
          <table:table-cell office:value-type="time" office:time-value="PT11H30M09.511S">
            <text:p>11:30:09.51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642">
            <text:p>2642</text:p>
          </table:table-cell>
          <table:table-cell office:value-type="time" office:time-value="PT11H30M09.514S">
            <text:p>11:30:09.5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2">
          <table:table-cell office:value-type="float" office:value="2643">
            <text:p>2643</text:p>
          </table:table-cell>
          <table:table-cell office:value-type="time" office:time-value="PT11H30M02.019S">
            <text:p>11:30:02.0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036">
            <text:p>8036</text:p>
          </table:table-cell>
          <table:table-cell office:value-type="string">
            <text:p>Success</text:p>
          </table:table-cell>
          <table:table-cell office:value-type="float" office:value="69855">
            <text:p>69855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1H30M01.504S">
            <text:p>11:30:01.5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578">
            <text:p>8578</text:p>
          </table:table-cell>
          <table:table-cell office:value-type="string">
            <text:p>Success</text:p>
          </table:table-cell>
          <table:table-cell office:value-type="float" office:value="76064">
            <text:p>76064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1H30M10.084S">
            <text:p>11:30:10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1H30M10.098S">
            <text:p>11:30:10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1H30M09.079S">
            <text:p>11:30:09.0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1H30M09.079S">
            <text:p>11:30:09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1H30M10.697S">
            <text:p>11:30:10.70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1H30M10.697S">
            <text:p>11:30:10.70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1H30M10.707S">
            <text:p>11:30:10.7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1H30M10.707S">
            <text:p>11:30:10.7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1H30M10.714S">
            <text:p>11:30:10.7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1H30M10.714S">
            <text:p>11:30:10.71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1H30M09.056S">
            <text:p>11:30:09.0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049">
            <text:p>20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1H30M11.108S">
            <text:p>11:30:11.11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1H30M11.116S">
            <text:p>11:30:11.12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1H30M09.05S">
            <text:p>11:30:09.0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1H30M11.122S">
            <text:p>11:30:11.12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1H30M11.125S">
            <text:p>11:30:11.13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1H30M11.135S">
            <text:p>11:30:11.14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1H30M11.143S">
            <text:p>11:30:11.14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1H30M10.054S">
            <text:p>11:30:10.0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1H30M09.243S">
            <text:p>11:30:09.2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85">
            <text:p>218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1H30M08.543S">
            <text:p>11:30:08.5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903">
            <text:p>290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1H30M11.421S">
            <text:p>11:30:11.4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1H30M11.43S">
            <text:p>11:30:11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1H30M09.533S">
            <text:p>11:30:09.5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1H30M10.112S">
            <text:p>11:30:10.1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1H30M11.455S">
            <text:p>11:30:11.46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71">
            <text:p>2671</text:p>
          </table:table-cell>
          <table:table-cell office:value-type="time" office:time-value="PT11H30M11.489S">
            <text:p>11:30:11.49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72">
            <text:p>2672</text:p>
          </table:table-cell>
          <table:table-cell office:value-type="time" office:time-value="PT11H30M11.498S">
            <text:p>11:30:11.50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1H30M11.482S">
            <text:p>11:30:11.4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1H30M11.474S">
            <text:p>11:30:11.4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1H30M11.448S">
            <text:p>11:30:11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1H30M11.505S">
            <text:p>11:30:11.5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1H30M11.465S">
            <text:p>11:30:11.4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1H30M11.74S">
            <text:p>11:30:11.7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1H30M12.078S">
            <text:p>11:30:12.08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1H30M12.086S">
            <text:p>11:30:12.09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1H30M12.091S">
            <text:p>11:30:12.09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1H30M03.292S">
            <text:p>11:30:03.2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214">
            <text:p>9214</text:p>
          </table:table-cell>
          <table:table-cell office:value-type="string">
            <text:p>Success</text:p>
          </table:table-cell>
          <table:table-cell office:value-type="float" office:value="68237">
            <text:p>68237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1H30M12.508S">
            <text:p>11:30:12.5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1H30M12.593S">
            <text:p>11:30:12.5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1H30M01.501S">
            <text:p>11:30:01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129">
            <text:p>11129</text:p>
          </table:table-cell>
          <table:table-cell office:value-type="string">
            <text:p>Success</text:p>
          </table:table-cell>
          <table:table-cell office:value-type="float" office:value="75286">
            <text:p>75286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1H30M12.633S">
            <text:p>11:30:12.6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1H30M12.667S">
            <text:p>11:30:12.6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1H30M01.49S">
            <text:p>11:30:01.4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1199">
            <text:p>11199</text:p>
          </table:table-cell>
          <table:table-cell office:value-type="string">
            <text:p>Success</text:p>
          </table:table-cell>
          <table:table-cell office:value-type="float" office:value="75576">
            <text:p>75576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1H30M12.624S">
            <text:p>11:30:12.6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434">
            <text:p>2434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1H30M12.69S">
            <text:p>11:30:12.6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1H30M12.707S">
            <text:p>11:30:12.7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1H30M04.837S">
            <text:p>11:30:04.8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911">
            <text:p>7911</text:p>
          </table:table-cell>
          <table:table-cell office:value-type="string">
            <text:p>Success</text:p>
          </table:table-cell>
          <table:table-cell office:value-type="float" office:value="72507">
            <text:p>72507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1H30M12.702S">
            <text:p>11:30:12.7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434">
            <text:p>2434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1H30M12.751S">
            <text:p>11:30:12.7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1H30M12.769S">
            <text:p>11:30:12.7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1H30M11.777S">
            <text:p>11:30:11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1H30M12.829S">
            <text:p>11:30:12.83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1H30M12.845S">
            <text:p>11:30:12.85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1H30M12.851S">
            <text:p>11:30:12.8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1H30M12.732S">
            <text:p>11:30:12.7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1H30M12.763S">
            <text:p>11:30:12.7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1H30M13.171S">
            <text:p>11:30:13.1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1H30M12.785S">
            <text:p>11:30:12.79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1H30M12.685S">
            <text:p>11:30:12.6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1H30M13.199S">
            <text:p>11:30:13.2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1H30M13.21S">
            <text:p>11:30:13.2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1H30M03.279S">
            <text:p>11:30:03.2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980">
            <text:p>9980</text:p>
          </table:table-cell>
          <table:table-cell office:value-type="string">
            <text:p>Success</text:p>
          </table:table-cell>
          <table:table-cell office:value-type="float" office:value="65816">
            <text:p>65816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1H30M13.262S">
            <text:p>11:30:13.2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1H30M13.281S">
            <text:p>11:30:13.2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1H30M04.069S">
            <text:p>11:30:04.0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390">
            <text:p>9390</text:p>
          </table:table-cell>
          <table:table-cell office:value-type="string">
            <text:p>Success</text:p>
          </table:table-cell>
          <table:table-cell office:value-type="float" office:value="70053">
            <text:p>70053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1H30M13.186S">
            <text:p>11:30:13.1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1H30M13.462S">
            <text:p>11:30:13.4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1H30M13.483S">
            <text:p>11:30:13.4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1H30M13.463S">
            <text:p>11:30:13.4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1H30M13.757S">
            <text:p>11:30:13.76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1H30M13.192S">
            <text:p>11:30:13.1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1H30M13.769S">
            <text:p>11:30:13.77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1H30M13.78S">
            <text:p>11:30:13.78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1H30M04.826S">
            <text:p>11:30:04.8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410">
            <text:p>9410</text:p>
          </table:table-cell>
          <table:table-cell office:value-type="string">
            <text:p>Success</text:p>
          </table:table-cell>
          <table:table-cell office:value-type="float" office:value="72116">
            <text:p>72116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1H30M14.239S">
            <text:p>11:30:14.2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1H30M14.251S">
            <text:p>11:30:14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1H30M04.867S">
            <text:p>11:30:04.8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9449">
            <text:p>9449</text:p>
          </table:table-cell>
          <table:table-cell office:value-type="string">
            <text:p>Success</text:p>
          </table:table-cell>
          <table:table-cell office:value-type="float" office:value="73849">
            <text:p>73849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1H30M04.778S">
            <text:p>11:30:04.7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570">
            <text:p>9570</text:p>
          </table:table-cell>
          <table:table-cell office:value-type="string">
            <text:p>Success</text:p>
          </table:table-cell>
          <table:table-cell office:value-type="float" office:value="72118">
            <text:p>72118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1H30M14.319S">
            <text:p>11:30:14.3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1H30M14.391S">
            <text:p>11:30:14.3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1H30M04.949S">
            <text:p>11:30:04.9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469">
            <text:p>9469</text:p>
          </table:table-cell>
          <table:table-cell office:value-type="string">
            <text:p>Success</text:p>
          </table:table-cell>
          <table:table-cell office:value-type="float" office:value="69422">
            <text:p>69422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1H30M14.411S">
            <text:p>11:30:14.4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476">
            <text:p>2476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1H30M14.436S">
            <text:p>11:30:14.4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476">
            <text:p>2476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1H30M03.252S">
            <text:p>11:30:03.2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1251">
            <text:p>11251</text:p>
          </table:table-cell>
          <table:table-cell office:value-type="string">
            <text:p>Success</text:p>
          </table:table-cell>
          <table:table-cell office:value-type="float" office:value="65916">
            <text:p>65916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1H30M01.999S">
            <text:p>11:30:02.0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520">
            <text:p>12520</text:p>
          </table:table-cell>
          <table:table-cell office:value-type="string">
            <text:p>Success</text:p>
          </table:table-cell>
          <table:table-cell office:value-type="float" office:value="65331">
            <text:p>65331</text:p>
          </table:table-cell>
          <table:table-cell table:number-columns-repeated="1017"/>
        </table:table-row>
        <table:table-row table:style-name="ro2">
          <table:table-cell office:value-type="float" office:value="2731">
            <text:p>2731</text:p>
          </table:table-cell>
          <table:table-cell office:value-type="time" office:time-value="PT11H30M04.943S">
            <text:p>11:30:04.9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626">
            <text:p>9626</text:p>
          </table:table-cell>
          <table:table-cell office:value-type="string">
            <text:p>Success</text:p>
          </table:table-cell>
          <table:table-cell office:value-type="float" office:value="69910">
            <text:p>69910</text:p>
          </table:table-cell>
          <table:table-cell table:number-columns-repeated="1017"/>
        </table:table-row>
        <table:table-row table:style-name="ro2">
          <table:table-cell office:value-type="float" office:value="2732">
            <text:p>2732</text:p>
          </table:table-cell>
          <table:table-cell office:value-type="time" office:time-value="PT11H30M04.077S">
            <text:p>11:30:04.0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499">
            <text:p>10499</text:p>
          </table:table-cell>
          <table:table-cell office:value-type="string">
            <text:p>Success</text:p>
          </table:table-cell>
          <table:table-cell office:value-type="float" office:value="67890">
            <text:p>67890</text:p>
          </table:table-cell>
          <table:table-cell table:number-columns-repeated="1017"/>
        </table:table-row>
        <table:table-row table:style-name="ro2">
          <table:table-cell office:value-type="float" office:value="2733">
            <text:p>2733</text:p>
          </table:table-cell>
          <table:table-cell office:value-type="time" office:time-value="PT11H30M03.247S">
            <text:p>11:30:03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339">
            <text:p>11339</text:p>
          </table:table-cell>
          <table:table-cell office:value-type="string">
            <text:p>Success</text:p>
          </table:table-cell>
          <table:table-cell office:value-type="float" office:value="65728">
            <text:p>65728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1H30M14.589S">
            <text:p>11:30:14.5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1H30M14.571S">
            <text:p>11:30:14.5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1H30M14.618S">
            <text:p>11:30:14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1H30M14.632S">
            <text:p>11:30:14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1H30M14.656S">
            <text:p>11:30:14.6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18">
            <text:p>2518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1H30M14.42S">
            <text:p>11:30:14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1091">
            <text:p>1091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1H30M14.696S">
            <text:p>11:30:14.7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18">
            <text:p>2518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1H30M14.719S">
            <text:p>11:30:14.7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091">
            <text:p>1091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1H30M04.931S">
            <text:p>11:30:04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925">
            <text:p>9925</text:p>
          </table:table-cell>
          <table:table-cell office:value-type="string">
            <text:p>Success</text:p>
          </table:table-cell>
          <table:table-cell office:value-type="float" office:value="69953">
            <text:p>69953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1H30M09.093S">
            <text:p>11:30:09.0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811">
            <text:p>5811</text:p>
          </table:table-cell>
          <table:table-cell office:value-type="string">
            <text:p>Success</text:p>
          </table:table-cell>
          <table:table-cell office:value-type="float" office:value="72315">
            <text:p>72315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1H30M13.773S">
            <text:p>11:30:13.7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62854">
            <text:p>62854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1H30M14.907S">
            <text:p>11:30:14.9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1H30M07.616S">
            <text:p>11:30:07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329">
            <text:p>7329</text:p>
          </table:table-cell>
          <table:table-cell office:value-type="string">
            <text:p>Success</text:p>
          </table:table-cell>
          <table:table-cell office:value-type="float" office:value="75867">
            <text:p>75867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1H30M04.947S">
            <text:p>11:30:04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010">
            <text:p>10010</text:p>
          </table:table-cell>
          <table:table-cell office:value-type="string">
            <text:p>Success</text:p>
          </table:table-cell>
          <table:table-cell office:value-type="float" office:value="75871">
            <text:p>75871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1H30M04.948S">
            <text:p>11:30:04.9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028">
            <text:p>10028</text:p>
          </table:table-cell>
          <table:table-cell office:value-type="string">
            <text:p>Success</text:p>
          </table:table-cell>
          <table:table-cell office:value-type="float" office:value="63903">
            <text:p>63903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1H30M11.785S">
            <text:p>11:30:11.7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94">
            <text:p>3194</text:p>
          </table:table-cell>
          <table:table-cell office:value-type="string">
            <text:p>Success</text:p>
          </table:table-cell>
          <table:table-cell office:value-type="float" office:value="62854">
            <text:p>62854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1H30M14.75S">
            <text:p>11:30:14.7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1H30M14.947S">
            <text:p>11:30:14.9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1H30M02.113S">
            <text:p>11:30:02.1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911">
            <text:p>12911</text:p>
          </table:table-cell>
          <table:table-cell office:value-type="string">
            <text:p>Success</text:p>
          </table:table-cell>
          <table:table-cell office:value-type="float" office:value="61491">
            <text:p>61491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1H30M14.978S">
            <text:p>11:30:14.9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003">
            <text:p>1003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1H30M04.789S">
            <text:p>11:30:04.7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251">
            <text:p>10251</text:p>
          </table:table-cell>
          <table:table-cell office:value-type="string">
            <text:p>Success</text:p>
          </table:table-cell>
          <table:table-cell office:value-type="float" office:value="69961">
            <text:p>69961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1H30M04.816S">
            <text:p>11:30:04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228">
            <text:p>10228</text:p>
          </table:table-cell>
          <table:table-cell office:value-type="string">
            <text:p>Success</text:p>
          </table:table-cell>
          <table:table-cell office:value-type="float" office:value="73895">
            <text:p>73895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1H30M07.613S">
            <text:p>11:30:07.6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43">
            <text:p>7443</text:p>
          </table:table-cell>
          <table:table-cell office:value-type="string">
            <text:p>Success</text:p>
          </table:table-cell>
          <table:table-cell office:value-type="float" office:value="77745">
            <text:p>77745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1H30M11.785S">
            <text:p>11:30:11.7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62857">
            <text:p>62857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1H30M04.931S">
            <text:p>11:30:04.9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129">
            <text:p>10129</text:p>
          </table:table-cell>
          <table:table-cell office:value-type="string">
            <text:p>Success</text:p>
          </table:table-cell>
          <table:table-cell office:value-type="float" office:value="66363">
            <text:p>66363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1H30M09.092S">
            <text:p>11:30:09.0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973">
            <text:p>5973</text:p>
          </table:table-cell>
          <table:table-cell office:value-type="string">
            <text:p>Success</text:p>
          </table:table-cell>
          <table:table-cell office:value-type="float" office:value="68429">
            <text:p>68429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1H30M04.846S">
            <text:p>11:30:04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227">
            <text:p>10227</text:p>
          </table:table-cell>
          <table:table-cell office:value-type="string">
            <text:p>Success</text:p>
          </table:table-cell>
          <table:table-cell office:value-type="float" office:value="72122">
            <text:p>72122</text:p>
          </table:table-cell>
          <table:table-cell table:number-columns-repeated="1017"/>
        </table:table-row>
        <table:table-row table:style-name="ro2">
          <table:table-cell office:value-type="float" office:value="2761">
            <text:p>2761</text:p>
          </table:table-cell>
          <table:table-cell office:value-type="time" office:time-value="PT11H30M15.033S">
            <text:p>11:30:15.0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003">
            <text:p>1003</text:p>
          </table:table-cell>
          <table:table-cell table:number-columns-repeated="1017"/>
        </table:table-row>
        <table:table-row table:style-name="ro2">
          <table:table-cell office:value-type="float" office:value="2762">
            <text:p>2762</text:p>
          </table:table-cell>
          <table:table-cell office:value-type="time" office:time-value="PT11H30M15.063S">
            <text:p>11:30:15.0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1H30M15.065S">
            <text:p>11:30:15.0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1H30M15.11S">
            <text:p>11:30:15.1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1H30M15.11S">
            <text:p>11:30:15.1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1H30M15.131S">
            <text:p>11:30:15.1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560">
            <text:p>2560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1H30M15.137S">
            <text:p>11:30:15.1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560">
            <text:p>2560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1H30M15.158S">
            <text:p>11:30:15.1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560">
            <text:p>2560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1H30M15.08S">
            <text:p>11:30:15.0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1H30M15.171S">
            <text:p>11:30:15.1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60">
            <text:p>2560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1H30M14.579S">
            <text:p>11:30:14.5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1H30M15.636S">
            <text:p>11:30:15.6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1H30M15.659S">
            <text:p>11:30:15.66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1H30M15.675S">
            <text:p>11:30:15.68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1H30M15.683S">
            <text:p>11:30:15.68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1H30M15.208S">
            <text:p>11:30:15.2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1H30M13.513S">
            <text:p>11:30:13.51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1H30M13.243S">
            <text:p>11:30:13.2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99">
            <text:p>279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1H30M15.198S">
            <text:p>11:30:15.2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1H30M15.014S">
            <text:p>11:30:15.0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1H30M16.034S">
            <text:p>11:30:16.0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1H30M14.491S">
            <text:p>11:30:14.4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1H30M14.638S">
            <text:p>11:30:14.6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1H30M14.982S">
            <text:p>11:30:14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1H30M16.059S">
            <text:p>11:30:16.0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729">
            <text:p>729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1H30M16.096S">
            <text:p>11:30:16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1H30M16.108S">
            <text:p>11:30:16.1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1H30M16.13S">
            <text:p>11:30:16.13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1H30M16.141S">
            <text:p>11:30:16.14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1H30M16.151S">
            <text:p>11:30:16.15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791">
            <text:p>2791</text:p>
          </table:table-cell>
          <table:table-cell office:value-type="time" office:time-value="PT11H30M15.062S">
            <text:p>11:30:15.0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2">
          <table:table-cell office:value-type="float" office:value="2792">
            <text:p>2792</text:p>
          </table:table-cell>
          <table:table-cell office:value-type="time" office:time-value="PT11H30M14.858S">
            <text:p>11:30:14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1H30M16.712S">
            <text:p>11:30:16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1H30M16.721S">
            <text:p>11:30:16.7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1H30M16.048S">
            <text:p>11:30:16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1H30M15.006S">
            <text:p>11:30:15.01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53">
            <text:p>1753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1H30M14.959S">
            <text:p>11:30:14.9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04">
            <text:p>1804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1H30M15.043S">
            <text:p>11:30:15.0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1H30M15.025S">
            <text:p>11:30:15.0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1H30M16.013S">
            <text:p>11:30:16.0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1H30M14.349S">
            <text:p>11:30:14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432">
            <text:p>2432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1H30M15.075S">
            <text:p>11:30:15.0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15">
            <text:p>1715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1H30M16.741S">
            <text:p>11:30:16.74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1H30M16.773S">
            <text:p>11:30:16.7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1H30M14.523S">
            <text:p>11:30:14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294">
            <text:p>2294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1H30M15.058S">
            <text:p>11:30:15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1H30M16.743S">
            <text:p>11:30:16.74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1H30M16.767S">
            <text:p>11:30:16.7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1H30M16.797S">
            <text:p>11:30:16.80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1H30M14.936S">
            <text:p>11:30:14.9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916">
            <text:p>1916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1H30M16.765S">
            <text:p>11:30:16.7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1H30M16.783S">
            <text:p>11:30:16.7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1H30M14.948S">
            <text:p>11:30:14.9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23">
            <text:p>1923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1H30M16.791S">
            <text:p>11:30:16.7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1H30M16.842S">
            <text:p>11:30:16.84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1H30M16.847S">
            <text:p>11:30:16.85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1H30M16.805S">
            <text:p>11:30:16.81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1H30M16.863S">
            <text:p>11:30:16.86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1H30M16.888S">
            <text:p>11:30:16.89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1H30M16.887S">
            <text:p>11:30:16.89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821">
            <text:p>2821</text:p>
          </table:table-cell>
          <table:table-cell office:value-type="time" office:time-value="PT11H30M16.901S">
            <text:p>11:30:16.90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822">
            <text:p>2822</text:p>
          </table:table-cell>
          <table:table-cell office:value-type="time" office:time-value="PT11H30M16.901S">
            <text:p>11:30:16.90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1H30M16.834S">
            <text:p>11:30:16.83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1H30M16.857S">
            <text:p>11:30:16.86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1H30M16.886S">
            <text:p>11:30:16.89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1H30M16.819S">
            <text:p>11:30:16.8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1H30M16.912S">
            <text:p>11:30:16.91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1H30M16.914S">
            <text:p>11:30:16.91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1H30M16.872S">
            <text:p>11:30:16.8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1H30M16.917S">
            <text:p>11:30:16.92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1H30M16.825S">
            <text:p>11:30:16.8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1H30M16.853S">
            <text:p>11:30:16.8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1H30M16.912S">
            <text:p>11:30:16.91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1H30M16.749S">
            <text:p>11:30:16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1H30M16.947S">
            <text:p>11:30:16.95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1H30M16.946S">
            <text:p>11:30:16.95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1H30M16.885S">
            <text:p>11:30:16.89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1H30M16.947S">
            <text:p>11:30:16.95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1H30M16.959S">
            <text:p>11:30:16.96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1H30M16.946S">
            <text:p>11:30:16.95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1H30M16.94S">
            <text:p>11:30:16.94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1H30M16.946S">
            <text:p>11:30:16.95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1H30M16.965S">
            <text:p>11:30:16.97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1H30M16.972S">
            <text:p>11:30:16.97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1H30M16.985S">
            <text:p>11:30:16.99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1H30M16.978S">
            <text:p>11:30:16.98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1H30M16.988S">
            <text:p>11:30:16.99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1H30M16.982S">
            <text:p>11:30:16.98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1H30M16.967S">
            <text:p>11:30:16.97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1H30M16.991S">
            <text:p>11:30:16.99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1H30M16.997S">
            <text:p>11:30:17.00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1H30M16.998S">
            <text:p>11:30:17.00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1H30M16.781S">
            <text:p>11:30:16.7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1H30M13.218S">
            <text:p>11:30:13.22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17">
            <text:p>381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1H30M15.047S">
            <text:p>11:30:15.0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1H30M14.266S">
            <text:p>11:30:14.2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83">
            <text:p>278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1H30M17.025S">
            <text:p>11:30:17.03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1H30M17.066S">
            <text:p>11:30:17.07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1H30M17.074S">
            <text:p>11:30:17.07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1H30M17.045S">
            <text:p>11:30:17.0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1H30M14.733S">
            <text:p>11:30:14.7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1H30M16.088S">
            <text:p>11:30:16.0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1H30M16.064S">
            <text:p>11:30:16.06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1H30M16.109S">
            <text:p>11:30:16.1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1H30M13.302S">
            <text:p>11:30:13.30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12">
            <text:p>381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1H30M15.188S">
            <text:p>11:30:15.1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1H30M16.12S">
            <text:p>11:30:16.1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1H30M17.082S">
            <text:p>11:30:17.08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1H30M17.051S">
            <text:p>11:30:17.0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1H30M17.114S">
            <text:p>11:30:17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1H30M14.505S">
            <text:p>11:30:14.5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1H30M17.142S">
            <text:p>11:30:17.14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1H30M17.154S">
            <text:p>11:30:17.15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1H30M17.15S">
            <text:p>11:30:17.1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1H30M17.178S">
            <text:p>11:30:17.18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1H30M17.187S">
            <text:p>11:30:17.19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1H30M17.192S">
            <text:p>11:30:17.19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1H30M16.045S">
            <text:p>11:30:16.0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60801">
            <text:p>60801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1H30M17.1S">
            <text:p>11:30:17.1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1H30M17.349S">
            <text:p>11:30:17.35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881">
            <text:p>2881</text:p>
          </table:table-cell>
          <table:table-cell office:value-type="time" office:time-value="PT11H30M17.357S">
            <text:p>11:30:17.36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882">
            <text:p>2882</text:p>
          </table:table-cell>
          <table:table-cell office:value-type="time" office:time-value="PT11H30M17.363S">
            <text:p>11:30:17.36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1H30M16.76S">
            <text:p>11:30:16.7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39263">
            <text:p>39263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1H30M17.093S">
            <text:p>11:30:17.0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1H30M17.131S">
            <text:p>11:30:17.1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1H30M17.144S">
            <text:p>11:30:17.1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1H30M17.338S">
            <text:p>11:30:17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1H30M17.148S">
            <text:p>11:30:17.1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1H30M17.662S">
            <text:p>11:30:17.6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1H30M17.684S">
            <text:p>11:30:17.68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1H30M17.693S">
            <text:p>11:30:17.69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1H30M17.698S">
            <text:p>11:30:17.70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1H30M17.644S">
            <text:p>11:30:17.6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1H30M17.774S">
            <text:p>11:30:17.77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1H30M17.782S">
            <text:p>11:30:17.78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1H30M17.792S">
            <text:p>11:30:17.79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1H30M17.651S">
            <text:p>11:30:17.6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1H30M17.797S">
            <text:p>11:30:17.80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1H30M17.807S">
            <text:p>11:30:17.81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1H30M17.812S">
            <text:p>11:30:17.81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1H30M17.656S">
            <text:p>11:30:17.6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1H30M17.828S">
            <text:p>11:30:17.83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1H30M17.836S">
            <text:p>11:30:17.84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1H30M17.847S">
            <text:p>11:30:17.85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1H30M17.035S">
            <text:p>11:30:17.0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56759">
            <text:p>56759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1H30M17.133S">
            <text:p>11:30:17.1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35">
            <text:p>1335</text:p>
          </table:table-cell>
          <table:table-cell office:value-type="string">
            <text:p>Success</text:p>
          </table:table-cell>
          <table:table-cell office:value-type="float" office:value="54988">
            <text:p>54988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1H30M17.66S">
            <text:p>11:30:17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50947">
            <text:p>50947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1H30M17.675S">
            <text:p>11:30:17.6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49038">
            <text:p>49038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1H30M17.102S">
            <text:p>11:30:17.1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52816">
            <text:p>52816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1H30M17.109S">
            <text:p>11:30:17.1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87">
            <text:p>1387</text:p>
          </table:table-cell>
          <table:table-cell office:value-type="string">
            <text:p>Success</text:p>
          </table:table-cell>
          <table:table-cell office:value-type="float" office:value="54787">
            <text:p>54787</text:p>
          </table:table-cell>
          <table:table-cell table:number-columns-repeated="1017"/>
        </table:table-row>
        <table:table-row table:style-name="ro2">
          <table:table-cell office:value-type="float" office:value="2911">
            <text:p>2911</text:p>
          </table:table-cell>
          <table:table-cell office:value-type="time" office:time-value="PT11H30M18.471S">
            <text:p>11:30:18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2">
          <table:table-cell office:value-type="float" office:value="2912">
            <text:p>2912</text:p>
          </table:table-cell>
          <table:table-cell office:value-type="time" office:time-value="PT11H30M18.498S">
            <text:p>11:30:18.5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2">
          <table:table-cell office:value-type="float" office:value="2913">
            <text:p>2913</text:p>
          </table:table-cell>
          <table:table-cell office:value-type="time" office:time-value="PT11H30M18.596S">
            <text:p>11:30:18.6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14">
            <text:p>2914</text:p>
          </table:table-cell>
          <table:table-cell office:value-type="time" office:time-value="PT11H30M18.582S">
            <text:p>11:30:18.5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15">
            <text:p>2915</text:p>
          </table:table-cell>
          <table:table-cell office:value-type="time" office:time-value="PT11H30M18.474S">
            <text:p>11:30:18.4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2">
          <table:table-cell office:value-type="float" office:value="2916">
            <text:p>2916</text:p>
          </table:table-cell>
          <table:table-cell office:value-type="time" office:time-value="PT11H30M18.469S">
            <text:p>11:30:18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2">
          <table:table-cell office:value-type="float" office:value="2917">
            <text:p>2917</text:p>
          </table:table-cell>
          <table:table-cell office:value-type="time" office:time-value="PT11H30M18.444S">
            <text:p>11:30:18.4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2">
          <table:table-cell office:value-type="float" office:value="2918">
            <text:p>2918</text:p>
          </table:table-cell>
          <table:table-cell office:value-type="time" office:time-value="PT11H30M18.628S">
            <text:p>11:30:18.63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19">
            <text:p>2919</text:p>
          </table:table-cell>
          <table:table-cell office:value-type="time" office:time-value="PT11H30M18.625S">
            <text:p>11:30:18.63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20">
            <text:p>2920</text:p>
          </table:table-cell>
          <table:table-cell office:value-type="time" office:time-value="PT11H30M18.635S">
            <text:p>11:30:18.6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21">
            <text:p>2921</text:p>
          </table:table-cell>
          <table:table-cell office:value-type="time" office:time-value="PT11H30M18.646S">
            <text:p>11:30:18.65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22">
            <text:p>2922</text:p>
          </table:table-cell>
          <table:table-cell office:value-type="time" office:time-value="PT11H30M18.634S">
            <text:p>11:30:18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23">
            <text:p>2923</text:p>
          </table:table-cell>
          <table:table-cell office:value-type="time" office:time-value="PT11H30M18.636S">
            <text:p>11:30:18.6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24">
            <text:p>2924</text:p>
          </table:table-cell>
          <table:table-cell office:value-type="time" office:time-value="PT11H30M18.646S">
            <text:p>11:30:18.65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25">
            <text:p>2925</text:p>
          </table:table-cell>
          <table:table-cell office:value-type="time" office:time-value="PT11H30M18.671S">
            <text:p>11:30:18.67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26">
            <text:p>2926</text:p>
          </table:table-cell>
          <table:table-cell office:value-type="time" office:time-value="PT11H30M18.498S">
            <text:p>11:30:18.5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2">
          <table:table-cell office:value-type="float" office:value="2927">
            <text:p>2927</text:p>
          </table:table-cell>
          <table:table-cell office:value-type="time" office:time-value="PT11H30M18.655S">
            <text:p>11:30:18.66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28">
            <text:p>2928</text:p>
          </table:table-cell>
          <table:table-cell office:value-type="time" office:time-value="PT11H30M18.678S">
            <text:p>11:30:18.6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29">
            <text:p>2929</text:p>
          </table:table-cell>
          <table:table-cell office:value-type="time" office:time-value="PT11H30M18.673S">
            <text:p>11:30:18.67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0">
            <text:p>2930</text:p>
          </table:table-cell>
          <table:table-cell office:value-type="time" office:time-value="PT11H30M18.688S">
            <text:p>11:30:18.69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1">
            <text:p>2931</text:p>
          </table:table-cell>
          <table:table-cell office:value-type="time" office:time-value="PT11H30M18.674S">
            <text:p>11:30:18.67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2">
            <text:p>2932</text:p>
          </table:table-cell>
          <table:table-cell office:value-type="time" office:time-value="PT11H30M18.697S">
            <text:p>11:30:18.70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33">
            <text:p>2933</text:p>
          </table:table-cell>
          <table:table-cell office:value-type="time" office:time-value="PT11H30M18.696S">
            <text:p>11:30:18.70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4">
            <text:p>2934</text:p>
          </table:table-cell>
          <table:table-cell office:value-type="time" office:time-value="PT11H30M18.686S">
            <text:p>11:30:18.6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office:value-type="float" office:value="2935">
            <text:p>2935</text:p>
          </table:table-cell>
          <table:table-cell office:value-type="time" office:time-value="PT11H30M18.707S">
            <text:p>11:30:18.71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36">
            <text:p>2936</text:p>
          </table:table-cell>
          <table:table-cell office:value-type="time" office:time-value="PT11H30M18.7S">
            <text:p>11:30:18.70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7">
            <text:p>2937</text:p>
          </table:table-cell>
          <table:table-cell office:value-type="time" office:time-value="PT11H30M18.716S">
            <text:p>11:30:18.72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938">
            <text:p>2938</text:p>
          </table:table-cell>
          <table:table-cell office:value-type="time" office:time-value="PT11H30M18.712S">
            <text:p>11:30:18.71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39">
            <text:p>2939</text:p>
          </table:table-cell>
          <table:table-cell office:value-type="time" office:time-value="PT11H30M18.725S">
            <text:p>11:30:18.73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40">
            <text:p>2940</text:p>
          </table:table-cell>
          <table:table-cell office:value-type="time" office:time-value="PT11H30M18.731S">
            <text:p>11:30:18.73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1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1:36:43.27</dc:date>
    <meta:generator>OpenOffice.org/3.2$Win32 OpenOffice.org_project/320m12$Build-9483</meta:generator>
    <meta:editing-duration>PT00H01M04S</meta:editing-duration>
    <meta:editing-cycles>1</meta:editing-cycles>
    <meta:document-statistic meta:table-count="1" meta:cell-count="20587" meta:object-count="0"/>
  </office:meta>
</office:document-meta>
</file>